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4728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map style:condition="cell-content()&lt;=[$Sheet1.B$8]" style:apply-style-name="Untitled1" style:base-cell-address="Sheet1.B1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column table:style-name="co5" table:default-cell-style-name="ce2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Variant Set</text:p>
          </table:table-cell>
          <table:table-cell table:style-name="Default" office:value-type="string" calcext:value-type="string">
            <text:p>Fixed Length Allele Vector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Bits/Variant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Maximum Variant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0000" calcext:value-type="float">
            <text:p>10000000</text:p>
          </table:table-cell>
          <table:table-cell table:style-name="ce1" office:value-type="float" office:value="20000000" calcext:value-type="float">
            <text:p>20000000</text:p>
          </table:table-cell>
          <table:table-cell table:style-name="ce1" office:value-type="float" office:value="3000000000" calcext:value-type="float">
            <text:p>3000000000</text:p>
          </table:table-cell>
        </table:table-row>
        <table:table-row table:style-name="ro1">
          <table:table-cell office:value-type="string" calcext:value-type="string">
            <text:p>Max Word (Variant Key) Length (Bits)</text:p>
          </table:table-cell>
          <table:table-cell table:style-name="Default" table:formula="of:=CEILING(LOG([.B6];2);1)" office:value-type="float" office:value="10" calcext:value-type="float">
            <text:p/>
          </table:table-cell>
          <table:table-cell table:style-name="Default" table:formula="of:=CEILING(LOG([.C6];2);1)" office:value-type="float" office:value="13" calcext:value-type="float">
            <text:p/>
          </table:table-cell>
          <table:table-cell table:style-name="Default" table:formula="of:=CEILING(LOG([.D6];2);1)" office:value-type="float" office:value="14" calcext:value-type="float">
            <text:p/>
          </table:table-cell>
          <table:table-cell table:style-name="Default" table:formula="of:=CEILING(LOG([.E6];2);1)" office:value-type="float" office:value="15" calcext:value-type="float">
            <text:p/>
          </table:table-cell>
          <table:table-cell table:style-name="Default" table:formula="of:=CEILING(LOG([.F6];2);1)" office:value-type="float" office:value="16" calcext:value-type="float">
            <text:p/>
          </table:table-cell>
          <table:table-cell table:style-name="Default" table:formula="of:=CEILING(LOG([.G6];2);1)" office:value-type="float" office:value="17" calcext:value-type="float">
            <text:p/>
          </table:table-cell>
          <table:table-cell table:style-name="Default" table:formula="of:=CEILING(LOG([.H6];2);1)" office:value-type="float" office:value="19" calcext:value-type="float">
            <text:p/>
          </table:table-cell>
          <table:table-cell table:style-name="Default" table:formula="of:=CEILING(LOG([.I6];2);1)" office:value-type="float" office:value="20" calcext:value-type="float">
            <text:p/>
          </table:table-cell>
          <table:table-cell table:style-name="Default" table:formula="of:=CEILING(LOG([.J6];2);1)" office:value-type="float" office:value="24" calcext:value-type="float">
            <text:p/>
          </table:table-cell>
          <table:table-cell table:style-name="Default" table:formula="of:=CEILING(LOG([.K6];2);1)" office:value-type="float" office:value="25" calcext:value-type="float">
            <text:p/>
          </table:table-cell>
          <table:table-cell table:style-name="Default" table:formula="of:=CEILING(LOG([.L6];2);1)" office:value-type="float" office:value="32" calcext:value-type="float">
            <text:p/>
          </table:table-cell>
        </table:table-row>
        <table:table-row table:style-name="ro1">
          <table:table-cell office:value-type="string" calcext:value-type="string">
            <text:p>Fixed Length Vector (Bits)</text:p>
          </table:table-cell>
          <table:table-cell table:style-name="ce1" table:formula="of:=[.B$6]*[.$C$3]" office:value-type="float" office:value="4000" calcext:value-type="float">
            <text:p/>
          </table:table-cell>
          <table:table-cell table:style-name="ce1" table:formula="of:=[.C$6]*[.$C$3]" office:value-type="float" office:value="20000" calcext:value-type="float">
            <text:p/>
          </table:table-cell>
          <table:table-cell table:style-name="ce1" table:formula="of:=[.D$6]*[.$C$3]" office:value-type="float" office:value="40000" calcext:value-type="float">
            <text:p/>
          </table:table-cell>
          <table:table-cell table:style-name="ce1" table:formula="of:=[.E$6]*[.$C$3]" office:value-type="float" office:value="100000" calcext:value-type="float">
            <text:p/>
          </table:table-cell>
          <table:table-cell table:style-name="ce1" table:formula="of:=[.F$6]*[.$C$3]" office:value-type="float" office:value="200000" calcext:value-type="float">
            <text:p/>
          </table:table-cell>
          <table:table-cell table:style-name="ce1" table:formula="of:=[.G$6]*[.$C$3]" office:value-type="float" office:value="400000" calcext:value-type="float">
            <text:p/>
          </table:table-cell>
          <table:table-cell table:style-name="ce1" table:formula="of:=[.H$6]*[.$C$3]" office:value-type="float" office:value="2000000" calcext:value-type="float">
            <text:p/>
          </table:table-cell>
          <table:table-cell table:style-name="ce1" table:formula="of:=[.I$6]*[.$C$3]" office:value-type="float" office:value="4000000" calcext:value-type="float">
            <text:p/>
          </table:table-cell>
          <table:table-cell table:style-name="ce1" table:formula="of:=[.J$6]*[.$C$3]" office:value-type="float" office:value="40000000" calcext:value-type="float">
            <text:p/>
          </table:table-cell>
          <table:table-cell table:style-name="ce1" table:formula="of:=[.K$6]*[.$C$3]" office:value-type="float" office:value="80000000" calcext:value-type="float">
            <text:p/>
          </table:table-cell>
          <table:table-cell table:style-name="ce1" table:formula="of:=[.L$6]*[.$C$3]" office:value-type="float" office:value="12000000000" calcext:value-type="float">
            <text:p/>
          </table:table-cell>
        </table:table-row>
        <table:table-row table:style-name="ro1">
          <table:table-cell office:value-type="string" calcext:value-type="string">
            <text:p>E[ Variants/Individual ]</text:p>
          </table:table-cell>
          <table:table-cell table:style-name="Default"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formula="of:=[.$A10]*[.B$6]*[.B$7]" office:value-type="float" office:value="100" calcext:value-type="float">
            <text:p/>
          </table:table-cell>
          <table:table-cell table:formula="of:=[.$A10]*[.C$6]*[.C$7]" office:value-type="float" office:value="650" calcext:value-type="float">
            <text:p/>
          </table:table-cell>
          <table:table-cell table:formula="of:=[.$A10]*[.D$6]*[.D$7]" office:value-type="float" office:value="1400" calcext:value-type="float">
            <text:p/>
          </table:table-cell>
          <table:table-cell table:formula="of:=[.$A10]*[.E$6]*[.E$7]" office:value-type="float" office:value="3750" calcext:value-type="float">
            <text:p/>
          </table:table-cell>
          <table:table-cell table:formula="of:=[.$A10]*[.F$6]*[.F$7]" office:value-type="float" office:value="8000" calcext:value-type="float">
            <text:p/>
          </table:table-cell>
          <table:table-cell table:formula="of:=[.$A10]*[.G$6]*[.G$7]" office:value-type="float" office:value="17000" calcext:value-type="float">
            <text:p/>
          </table:table-cell>
          <table:table-cell table:formula="of:=[.$A10]*[.H$6]*[.H$7]" office:value-type="float" office:value="95000" calcext:value-type="float">
            <text:p/>
          </table:table-cell>
          <table:table-cell table:formula="of:=[.$A10]*[.I$6]*[.I$7]" office:value-type="float" office:value="200000" calcext:value-type="float">
            <text:p/>
          </table:table-cell>
          <table:table-cell table:formula="of:=[.$A10]*[.J$6]*[.J$7]" office:value-type="float" office:value="2400000" calcext:value-type="float">
            <text:p/>
          </table:table-cell>
          <table:table-cell table:formula="of:=[.$A10]*[.K$6]*[.K$7]" office:value-type="float" office:value="5000000" calcext:value-type="float">
            <text:p/>
          </table:table-cell>
          <table:table-cell table:formula="of:=[.$A10]*[.L$6]*[.L$7]" office:value-type="float" office:value="960000000" calcext:value-type="float">
            <text:p/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formula="of:=[.$A11]*[.B$6]*[.B$7]" office:value-type="float" office:value="200" calcext:value-type="float">
            <text:p/>
          </table:table-cell>
          <table:table-cell table:formula="of:=[.$A11]*[.C$6]*[.C$7]" office:value-type="float" office:value="1300" calcext:value-type="float">
            <text:p/>
          </table:table-cell>
          <table:table-cell table:formula="of:=[.$A11]*[.D$6]*[.D$7]" office:value-type="float" office:value="2800" calcext:value-type="float">
            <text:p/>
          </table:table-cell>
          <table:table-cell table:formula="of:=[.$A11]*[.E$6]*[.E$7]" office:value-type="float" office:value="7500" calcext:value-type="float">
            <text:p/>
          </table:table-cell>
          <table:table-cell table:formula="of:=[.$A11]*[.F$6]*[.F$7]" office:value-type="float" office:value="16000" calcext:value-type="float">
            <text:p/>
          </table:table-cell>
          <table:table-cell table:formula="of:=[.$A11]*[.G$6]*[.G$7]" office:value-type="float" office:value="34000" calcext:value-type="float">
            <text:p/>
          </table:table-cell>
          <table:table-cell table:formula="of:=[.$A11]*[.H$6]*[.H$7]" office:value-type="float" office:value="190000" calcext:value-type="float">
            <text:p/>
          </table:table-cell>
          <table:table-cell table:formula="of:=[.$A11]*[.I$6]*[.I$7]" office:value-type="float" office:value="400000" calcext:value-type="float">
            <text:p/>
          </table:table-cell>
          <table:table-cell table:formula="of:=[.$A11]*[.J$6]*[.J$7]" office:value-type="float" office:value="4800000" calcext:value-type="float">
            <text:p/>
          </table:table-cell>
          <table:table-cell table:formula="of:=[.$A11]*[.K$6]*[.K$7]" office:value-type="float" office:value="10000000" calcext:value-type="float">
            <text:p/>
          </table:table-cell>
          <table:table-cell table:formula="of:=[.$A11]*[.L$6]*[.L$7]" office:value-type="float" office:value="1920000000" calcext:value-type="float">
            <text:p/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formula="of:=[.$A12]*[.B$6]*[.B$7]" office:value-type="float" office:value="300" calcext:value-type="float">
            <text:p/>
          </table:table-cell>
          <table:table-cell table:formula="of:=[.$A12]*[.C$6]*[.C$7]" office:value-type="float" office:value="1950" calcext:value-type="float">
            <text:p/>
          </table:table-cell>
          <table:table-cell table:formula="of:=[.$A12]*[.D$6]*[.D$7]" office:value-type="float" office:value="4200" calcext:value-type="float">
            <text:p/>
          </table:table-cell>
          <table:table-cell table:formula="of:=[.$A12]*[.E$6]*[.E$7]" office:value-type="float" office:value="11250" calcext:value-type="float">
            <text:p/>
          </table:table-cell>
          <table:table-cell table:formula="of:=[.$A12]*[.F$6]*[.F$7]" office:value-type="float" office:value="24000" calcext:value-type="float">
            <text:p/>
          </table:table-cell>
          <table:table-cell table:formula="of:=[.$A12]*[.G$6]*[.G$7]" office:value-type="float" office:value="51000" calcext:value-type="float">
            <text:p/>
          </table:table-cell>
          <table:table-cell table:formula="of:=[.$A12]*[.H$6]*[.H$7]" office:value-type="float" office:value="285000" calcext:value-type="float">
            <text:p/>
          </table:table-cell>
          <table:table-cell table:formula="of:=[.$A12]*[.I$6]*[.I$7]" office:value-type="float" office:value="600000" calcext:value-type="float">
            <text:p/>
          </table:table-cell>
          <table:table-cell table:formula="of:=[.$A12]*[.J$6]*[.J$7]" office:value-type="float" office:value="7200000" calcext:value-type="float">
            <text:p/>
          </table:table-cell>
          <table:table-cell table:formula="of:=[.$A12]*[.K$6]*[.K$7]" office:value-type="float" office:value="15000000" calcext:value-type="float">
            <text:p/>
          </table:table-cell>
          <table:table-cell table:formula="of:=[.$A12]*[.L$6]*[.L$7]" office:value-type="float" office:value="2880000000" calcext:value-type="float">
            <text:p/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formula="of:=[.$A13]*[.B$6]*[.B$7]" office:value-type="float" office:value="400" calcext:value-type="float">
            <text:p/>
          </table:table-cell>
          <table:table-cell table:formula="of:=[.$A13]*[.C$6]*[.C$7]" office:value-type="float" office:value="2600" calcext:value-type="float">
            <text:p/>
          </table:table-cell>
          <table:table-cell table:formula="of:=[.$A13]*[.D$6]*[.D$7]" office:value-type="float" office:value="5600" calcext:value-type="float">
            <text:p/>
          </table:table-cell>
          <table:table-cell table:formula="of:=[.$A13]*[.E$6]*[.E$7]" office:value-type="float" office:value="15000" calcext:value-type="float">
            <text:p/>
          </table:table-cell>
          <table:table-cell table:formula="of:=[.$A13]*[.F$6]*[.F$7]" office:value-type="float" office:value="32000" calcext:value-type="float">
            <text:p/>
          </table:table-cell>
          <table:table-cell table:formula="of:=[.$A13]*[.G$6]*[.G$7]" office:value-type="float" office:value="68000" calcext:value-type="float">
            <text:p/>
          </table:table-cell>
          <table:table-cell table:formula="of:=[.$A13]*[.H$6]*[.H$7]" office:value-type="float" office:value="380000" calcext:value-type="float">
            <text:p/>
          </table:table-cell>
          <table:table-cell table:formula="of:=[.$A13]*[.I$6]*[.I$7]" office:value-type="float" office:value="800000" calcext:value-type="float">
            <text:p/>
          </table:table-cell>
          <table:table-cell table:formula="of:=[.$A13]*[.J$6]*[.J$7]" office:value-type="float" office:value="9600000" calcext:value-type="float">
            <text:p/>
          </table:table-cell>
          <table:table-cell table:formula="of:=[.$A13]*[.K$6]*[.K$7]" office:value-type="float" office:value="20000000" calcext:value-type="float">
            <text:p/>
          </table:table-cell>
          <table:table-cell table:formula="of:=[.$A13]*[.L$6]*[.L$7]" office:value-type="float" office:value="3840000000" calcext:value-type="float">
            <text:p/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[.$A14]*[.B$6]*[.B$7]" office:value-type="float" office:value="500" calcext:value-type="float">
            <text:p/>
          </table:table-cell>
          <table:table-cell table:formula="of:=[.$A14]*[.C$6]*[.C$7]" office:value-type="float" office:value="3250" calcext:value-type="float">
            <text:p/>
          </table:table-cell>
          <table:table-cell table:formula="of:=[.$A14]*[.D$6]*[.D$7]" office:value-type="float" office:value="7000" calcext:value-type="float">
            <text:p/>
          </table:table-cell>
          <table:table-cell table:formula="of:=[.$A14]*[.E$6]*[.E$7]" office:value-type="float" office:value="18750" calcext:value-type="float">
            <text:p/>
          </table:table-cell>
          <table:table-cell table:formula="of:=[.$A14]*[.F$6]*[.F$7]" office:value-type="float" office:value="40000" calcext:value-type="float">
            <text:p/>
          </table:table-cell>
          <table:table-cell table:formula="of:=[.$A14]*[.G$6]*[.G$7]" office:value-type="float" office:value="85000" calcext:value-type="float">
            <text:p/>
          </table:table-cell>
          <table:table-cell table:formula="of:=[.$A14]*[.H$6]*[.H$7]" office:value-type="float" office:value="475000" calcext:value-type="float">
            <text:p/>
          </table:table-cell>
          <table:table-cell table:formula="of:=[.$A14]*[.I$6]*[.I$7]" office:value-type="float" office:value="1000000" calcext:value-type="float">
            <text:p/>
          </table:table-cell>
          <table:table-cell table:formula="of:=[.$A14]*[.J$6]*[.J$7]" office:value-type="float" office:value="12000000" calcext:value-type="float">
            <text:p/>
          </table:table-cell>
          <table:table-cell table:formula="of:=[.$A14]*[.K$6]*[.K$7]" office:value-type="float" office:value="25000000" calcext:value-type="float">
            <text:p/>
          </table:table-cell>
          <table:table-cell table:formula="of:=[.$A14]*[.L$6]*[.L$7]" office:value-type="float" office:value="4800000000" calcext:value-type="float">
            <text:p/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formula="of:=[.$A15]*[.B$6]*[.B$7]" office:value-type="float" office:value="600" calcext:value-type="float">
            <text:p/>
          </table:table-cell>
          <table:table-cell table:formula="of:=[.$A15]*[.C$6]*[.C$7]" office:value-type="float" office:value="3900" calcext:value-type="float">
            <text:p/>
          </table:table-cell>
          <table:table-cell table:formula="of:=[.$A15]*[.D$6]*[.D$7]" office:value-type="float" office:value="8400" calcext:value-type="float">
            <text:p/>
          </table:table-cell>
          <table:table-cell table:formula="of:=[.$A15]*[.E$6]*[.E$7]" office:value-type="float" office:value="22500" calcext:value-type="float">
            <text:p/>
          </table:table-cell>
          <table:table-cell table:formula="of:=[.$A15]*[.F$6]*[.F$7]" office:value-type="float" office:value="48000" calcext:value-type="float">
            <text:p/>
          </table:table-cell>
          <table:table-cell table:formula="of:=[.$A15]*[.G$6]*[.G$7]" office:value-type="float" office:value="102000" calcext:value-type="float">
            <text:p/>
          </table:table-cell>
          <table:table-cell table:formula="of:=[.$A15]*[.H$6]*[.H$7]" office:value-type="float" office:value="570000" calcext:value-type="float">
            <text:p/>
          </table:table-cell>
          <table:table-cell table:formula="of:=[.$A15]*[.I$6]*[.I$7]" office:value-type="float" office:value="1200000" calcext:value-type="float">
            <text:p/>
          </table:table-cell>
          <table:table-cell table:formula="of:=[.$A15]*[.J$6]*[.J$7]" office:value-type="float" office:value="14400000" calcext:value-type="float">
            <text:p/>
          </table:table-cell>
          <table:table-cell table:formula="of:=[.$A15]*[.K$6]*[.K$7]" office:value-type="float" office:value="30000000" calcext:value-type="float">
            <text:p/>
          </table:table-cell>
          <table:table-cell table:formula="of:=[.$A15]*[.L$6]*[.L$7]" office:value-type="float" office:value="5760000000" calcext:value-type="float">
            <text:p/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formula="of:=[.$A16]*[.B$6]*[.B$7]" office:value-type="float" office:value="700" calcext:value-type="float">
            <text:p/>
          </table:table-cell>
          <table:table-cell table:formula="of:=[.$A16]*[.C$6]*[.C$7]" office:value-type="float" office:value="4550" calcext:value-type="float">
            <text:p/>
          </table:table-cell>
          <table:table-cell table:formula="of:=[.$A16]*[.D$6]*[.D$7]" office:value-type="float" office:value="9800" calcext:value-type="float">
            <text:p/>
          </table:table-cell>
          <table:table-cell table:formula="of:=[.$A16]*[.E$6]*[.E$7]" office:value-type="float" office:value="26250" calcext:value-type="float">
            <text:p/>
          </table:table-cell>
          <table:table-cell table:formula="of:=[.$A16]*[.F$6]*[.F$7]" office:value-type="float" office:value="56000" calcext:value-type="float">
            <text:p/>
          </table:table-cell>
          <table:table-cell table:formula="of:=[.$A16]*[.G$6]*[.G$7]" office:value-type="float" office:value="119000" calcext:value-type="float">
            <text:p/>
          </table:table-cell>
          <table:table-cell table:formula="of:=[.$A16]*[.H$6]*[.H$7]" office:value-type="float" office:value="665000" calcext:value-type="float">
            <text:p/>
          </table:table-cell>
          <table:table-cell table:formula="of:=[.$A16]*[.I$6]*[.I$7]" office:value-type="float" office:value="1400000" calcext:value-type="float">
            <text:p/>
          </table:table-cell>
          <table:table-cell table:formula="of:=[.$A16]*[.J$6]*[.J$7]" office:value-type="float" office:value="16800000" calcext:value-type="float">
            <text:p/>
          </table:table-cell>
          <table:table-cell table:formula="of:=[.$A16]*[.K$6]*[.K$7]" office:value-type="float" office:value="35000000" calcext:value-type="float">
            <text:p/>
          </table:table-cell>
          <table:table-cell table:formula="of:=[.$A16]*[.L$6]*[.L$7]" office:value-type="float" office:value="6720000000" calcext:value-type="float">
            <text:p/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formula="of:=[.$A17]*[.B$6]*[.B$7]" office:value-type="float" office:value="800" calcext:value-type="float">
            <text:p/>
          </table:table-cell>
          <table:table-cell table:formula="of:=[.$A17]*[.C$6]*[.C$7]" office:value-type="float" office:value="5200" calcext:value-type="float">
            <text:p/>
          </table:table-cell>
          <table:table-cell table:formula="of:=[.$A17]*[.D$6]*[.D$7]" office:value-type="float" office:value="11200" calcext:value-type="float">
            <text:p/>
          </table:table-cell>
          <table:table-cell table:formula="of:=[.$A17]*[.E$6]*[.E$7]" office:value-type="float" office:value="30000" calcext:value-type="float">
            <text:p/>
          </table:table-cell>
          <table:table-cell table:formula="of:=[.$A17]*[.F$6]*[.F$7]" office:value-type="float" office:value="64000" calcext:value-type="float">
            <text:p/>
          </table:table-cell>
          <table:table-cell table:formula="of:=[.$A17]*[.G$6]*[.G$7]" office:value-type="float" office:value="136000" calcext:value-type="float">
            <text:p/>
          </table:table-cell>
          <table:table-cell table:formula="of:=[.$A17]*[.H$6]*[.H$7]" office:value-type="float" office:value="760000" calcext:value-type="float">
            <text:p/>
          </table:table-cell>
          <table:table-cell table:formula="of:=[.$A17]*[.I$6]*[.I$7]" office:value-type="float" office:value="1600000" calcext:value-type="float">
            <text:p/>
          </table:table-cell>
          <table:table-cell table:formula="of:=[.$A17]*[.J$6]*[.J$7]" office:value-type="float" office:value="19200000" calcext:value-type="float">
            <text:p/>
          </table:table-cell>
          <table:table-cell table:formula="of:=[.$A17]*[.K$6]*[.K$7]" office:value-type="float" office:value="40000000" calcext:value-type="float">
            <text:p/>
          </table:table-cell>
          <table:table-cell table:formula="of:=[.$A17]*[.L$6]*[.L$7]" office:value-type="float" office:value="7680000000" calcext:value-type="float">
            <text:p/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[.$A18]*[.B$6]*[.B$7]" office:value-type="float" office:value="900" calcext:value-type="float">
            <text:p/>
          </table:table-cell>
          <table:table-cell table:formula="of:=[.$A18]*[.C$6]*[.C$7]" office:value-type="float" office:value="5850" calcext:value-type="float">
            <text:p/>
          </table:table-cell>
          <table:table-cell table:formula="of:=[.$A18]*[.D$6]*[.D$7]" office:value-type="float" office:value="12600" calcext:value-type="float">
            <text:p/>
          </table:table-cell>
          <table:table-cell table:formula="of:=[.$A18]*[.E$6]*[.E$7]" office:value-type="float" office:value="33750" calcext:value-type="float">
            <text:p/>
          </table:table-cell>
          <table:table-cell table:formula="of:=[.$A18]*[.F$6]*[.F$7]" office:value-type="float" office:value="72000" calcext:value-type="float">
            <text:p/>
          </table:table-cell>
          <table:table-cell table:formula="of:=[.$A18]*[.G$6]*[.G$7]" office:value-type="float" office:value="153000" calcext:value-type="float">
            <text:p/>
          </table:table-cell>
          <table:table-cell table:formula="of:=[.$A18]*[.H$6]*[.H$7]" office:value-type="float" office:value="855000" calcext:value-type="float">
            <text:p/>
          </table:table-cell>
          <table:table-cell table:formula="of:=[.$A18]*[.I$6]*[.I$7]" office:value-type="float" office:value="1800000" calcext:value-type="float">
            <text:p/>
          </table:table-cell>
          <table:table-cell table:formula="of:=[.$A18]*[.J$6]*[.J$7]" office:value-type="float" office:value="21600000" calcext:value-type="float">
            <text:p/>
          </table:table-cell>
          <table:table-cell table:formula="of:=[.$A18]*[.K$6]*[.K$7]" office:value-type="float" office:value="45000000" calcext:value-type="float">
            <text:p/>
          </table:table-cell>
          <table:table-cell table:formula="of:=[.$A18]*[.L$6]*[.L$7]" office:value-type="float" office:value="8640000000" calcext:value-type="float">
            <text:p/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$A19]*[.B$6]*[.B$7]" office:value-type="float" office:value="1000" calcext:value-type="float">
            <text:p/>
          </table:table-cell>
          <table:table-cell table:formula="of:=[.$A19]*[.C$6]*[.C$7]" office:value-type="float" office:value="6500" calcext:value-type="float">
            <text:p/>
          </table:table-cell>
          <table:table-cell table:formula="of:=[.$A19]*[.D$6]*[.D$7]" office:value-type="float" office:value="14000" calcext:value-type="float">
            <text:p/>
          </table:table-cell>
          <table:table-cell table:formula="of:=[.$A19]*[.E$6]*[.E$7]" office:value-type="float" office:value="37500" calcext:value-type="float">
            <text:p/>
          </table:table-cell>
          <table:table-cell table:formula="of:=[.$A19]*[.F$6]*[.F$7]" office:value-type="float" office:value="80000" calcext:value-type="float">
            <text:p/>
          </table:table-cell>
          <table:table-cell table:formula="of:=[.$A19]*[.G$6]*[.G$7]" office:value-type="float" office:value="170000" calcext:value-type="float">
            <text:p/>
          </table:table-cell>
          <table:table-cell table:formula="of:=[.$A19]*[.H$6]*[.H$7]" office:value-type="float" office:value="950000" calcext:value-type="float">
            <text:p/>
          </table:table-cell>
          <table:table-cell table:formula="of:=[.$A19]*[.I$6]*[.I$7]" office:value-type="float" office:value="2000000" calcext:value-type="float">
            <text:p/>
          </table:table-cell>
          <table:table-cell table:formula="of:=[.$A19]*[.J$6]*[.J$7]" office:value-type="float" office:value="24000000" calcext:value-type="float">
            <text:p/>
          </table:table-cell>
          <table:table-cell table:formula="of:=[.$A19]*[.K$6]*[.K$7]" office:value-type="float" office:value="50000000" calcext:value-type="float">
            <text:p/>
          </table:table-cell>
          <table:table-cell table:formula="of:=[.$A19]*[.L$6]*[.L$7]" office:value-type="float" office:value="9600000000" calcext:value-type="float">
            <text:p/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table:formula="of:=[.$A20]*[.B$6]*[.B$7]" office:value-type="float" office:value="1100" calcext:value-type="float">
            <text:p/>
          </table:table-cell>
          <table:table-cell table:formula="of:=[.$A20]*[.C$6]*[.C$7]" office:value-type="float" office:value="7150" calcext:value-type="float">
            <text:p/>
          </table:table-cell>
          <table:table-cell table:formula="of:=[.$A20]*[.D$6]*[.D$7]" office:value-type="float" office:value="15400" calcext:value-type="float">
            <text:p/>
          </table:table-cell>
          <table:table-cell table:formula="of:=[.$A20]*[.E$6]*[.E$7]" office:value-type="float" office:value="41250" calcext:value-type="float">
            <text:p/>
          </table:table-cell>
          <table:table-cell table:formula="of:=[.$A20]*[.F$6]*[.F$7]" office:value-type="float" office:value="88000" calcext:value-type="float">
            <text:p/>
          </table:table-cell>
          <table:table-cell table:formula="of:=[.$A20]*[.G$6]*[.G$7]" office:value-type="float" office:value="187000" calcext:value-type="float">
            <text:p/>
          </table:table-cell>
          <table:table-cell table:formula="of:=[.$A20]*[.H$6]*[.H$7]" office:value-type="float" office:value="1045000" calcext:value-type="float">
            <text:p/>
          </table:table-cell>
          <table:table-cell table:formula="of:=[.$A20]*[.I$6]*[.I$7]" office:value-type="float" office:value="2200000" calcext:value-type="float">
            <text:p/>
          </table:table-cell>
          <table:table-cell table:formula="of:=[.$A20]*[.J$6]*[.J$7]" office:value-type="float" office:value="26400000" calcext:value-type="float">
            <text:p/>
          </table:table-cell>
          <table:table-cell table:formula="of:=[.$A20]*[.K$6]*[.K$7]" office:value-type="float" office:value="55000000" calcext:value-type="float">
            <text:p/>
          </table:table-cell>
          <table:table-cell table:formula="of:=[.$A20]*[.L$6]*[.L$7]" office:value-type="float" office:value="10560000000" calcext:value-type="float">
            <text:p/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formula="of:=[.$A21]*[.B$6]*[.B$7]" office:value-type="float" office:value="1200" calcext:value-type="float">
            <text:p/>
          </table:table-cell>
          <table:table-cell table:formula="of:=[.$A21]*[.C$6]*[.C$7]" office:value-type="float" office:value="7800" calcext:value-type="float">
            <text:p/>
          </table:table-cell>
          <table:table-cell table:formula="of:=[.$A21]*[.D$6]*[.D$7]" office:value-type="float" office:value="16800" calcext:value-type="float">
            <text:p/>
          </table:table-cell>
          <table:table-cell table:formula="of:=[.$A21]*[.E$6]*[.E$7]" office:value-type="float" office:value="45000" calcext:value-type="float">
            <text:p/>
          </table:table-cell>
          <table:table-cell table:formula="of:=[.$A21]*[.F$6]*[.F$7]" office:value-type="float" office:value="96000" calcext:value-type="float">
            <text:p/>
          </table:table-cell>
          <table:table-cell table:formula="of:=[.$A21]*[.G$6]*[.G$7]" office:value-type="float" office:value="204000" calcext:value-type="float">
            <text:p/>
          </table:table-cell>
          <table:table-cell table:formula="of:=[.$A21]*[.H$6]*[.H$7]" office:value-type="float" office:value="1140000" calcext:value-type="float">
            <text:p/>
          </table:table-cell>
          <table:table-cell table:formula="of:=[.$A21]*[.I$6]*[.I$7]" office:value-type="float" office:value="2400000" calcext:value-type="float">
            <text:p/>
          </table:table-cell>
          <table:table-cell table:formula="of:=[.$A21]*[.J$6]*[.J$7]" office:value-type="float" office:value="28800000" calcext:value-type="float">
            <text:p/>
          </table:table-cell>
          <table:table-cell table:formula="of:=[.$A21]*[.K$6]*[.K$7]" office:value-type="float" office:value="60000000" calcext:value-type="float">
            <text:p/>
          </table:table-cell>
          <table:table-cell table:formula="of:=[.$A21]*[.L$6]*[.L$7]" office:value-type="float" office:value="11520000000" calcext:value-type="float">
            <text:p/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table:formula="of:=[.$A22]*[.B$6]*[.B$7]" office:value-type="float" office:value="1300" calcext:value-type="float">
            <text:p/>
          </table:table-cell>
          <table:table-cell table:formula="of:=[.$A22]*[.C$6]*[.C$7]" office:value-type="float" office:value="8450" calcext:value-type="float">
            <text:p/>
          </table:table-cell>
          <table:table-cell table:formula="of:=[.$A22]*[.D$6]*[.D$7]" office:value-type="float" office:value="18200" calcext:value-type="float">
            <text:p/>
          </table:table-cell>
          <table:table-cell table:formula="of:=[.$A22]*[.E$6]*[.E$7]" office:value-type="float" office:value="48750" calcext:value-type="float">
            <text:p/>
          </table:table-cell>
          <table:table-cell table:formula="of:=[.$A22]*[.F$6]*[.F$7]" office:value-type="float" office:value="104000" calcext:value-type="float">
            <text:p/>
          </table:table-cell>
          <table:table-cell table:formula="of:=[.$A22]*[.G$6]*[.G$7]" office:value-type="float" office:value="221000" calcext:value-type="float">
            <text:p/>
          </table:table-cell>
          <table:table-cell table:formula="of:=[.$A22]*[.H$6]*[.H$7]" office:value-type="float" office:value="1235000" calcext:value-type="float">
            <text:p/>
          </table:table-cell>
          <table:table-cell table:formula="of:=[.$A22]*[.I$6]*[.I$7]" office:value-type="float" office:value="2600000" calcext:value-type="float">
            <text:p/>
          </table:table-cell>
          <table:table-cell table:formula="of:=[.$A22]*[.J$6]*[.J$7]" office:value-type="float" office:value="31200000" calcext:value-type="float">
            <text:p/>
          </table:table-cell>
          <table:table-cell table:formula="of:=[.$A22]*[.K$6]*[.K$7]" office:value-type="float" office:value="65000000" calcext:value-type="float">
            <text:p/>
          </table:table-cell>
          <table:table-cell table:formula="of:=[.$A22]*[.L$6]*[.L$7]" office:value-type="float" office:value="12480000000" calcext:value-type="float">
            <text:p/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table:formula="of:=[.$A23]*[.B$6]*[.B$7]" office:value-type="float" office:value="1400" calcext:value-type="float">
            <text:p/>
          </table:table-cell>
          <table:table-cell table:formula="of:=[.$A23]*[.C$6]*[.C$7]" office:value-type="float" office:value="9100" calcext:value-type="float">
            <text:p/>
          </table:table-cell>
          <table:table-cell table:formula="of:=[.$A23]*[.D$6]*[.D$7]" office:value-type="float" office:value="19600" calcext:value-type="float">
            <text:p/>
          </table:table-cell>
          <table:table-cell table:formula="of:=[.$A23]*[.E$6]*[.E$7]" office:value-type="float" office:value="52500" calcext:value-type="float">
            <text:p/>
          </table:table-cell>
          <table:table-cell table:formula="of:=[.$A23]*[.F$6]*[.F$7]" office:value-type="float" office:value="112000" calcext:value-type="float">
            <text:p/>
          </table:table-cell>
          <table:table-cell table:formula="of:=[.$A23]*[.G$6]*[.G$7]" office:value-type="float" office:value="238000" calcext:value-type="float">
            <text:p/>
          </table:table-cell>
          <table:table-cell table:formula="of:=[.$A23]*[.H$6]*[.H$7]" office:value-type="float" office:value="1330000" calcext:value-type="float">
            <text:p/>
          </table:table-cell>
          <table:table-cell table:formula="of:=[.$A23]*[.I$6]*[.I$7]" office:value-type="float" office:value="2800000" calcext:value-type="float">
            <text:p/>
          </table:table-cell>
          <table:table-cell table:formula="of:=[.$A23]*[.J$6]*[.J$7]" office:value-type="float" office:value="33600000" calcext:value-type="float">
            <text:p/>
          </table:table-cell>
          <table:table-cell table:formula="of:=[.$A23]*[.K$6]*[.K$7]" office:value-type="float" office:value="70000000" calcext:value-type="float">
            <text:p/>
          </table:table-cell>
          <table:table-cell table:formula="of:=[.$A23]*[.L$6]*[.L$7]" office:value-type="float" office:value="13440000000" calcext:value-type="float">
            <text:p/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$A24]*[.B$6]*[.B$7]" office:value-type="float" office:value="1500" calcext:value-type="float">
            <text:p/>
          </table:table-cell>
          <table:table-cell table:formula="of:=[.$A24]*[.C$6]*[.C$7]" office:value-type="float" office:value="9750" calcext:value-type="float">
            <text:p/>
          </table:table-cell>
          <table:table-cell table:formula="of:=[.$A24]*[.D$6]*[.D$7]" office:value-type="float" office:value="21000" calcext:value-type="float">
            <text:p/>
          </table:table-cell>
          <table:table-cell table:formula="of:=[.$A24]*[.E$6]*[.E$7]" office:value-type="float" office:value="56250" calcext:value-type="float">
            <text:p/>
          </table:table-cell>
          <table:table-cell table:formula="of:=[.$A24]*[.F$6]*[.F$7]" office:value-type="float" office:value="120000" calcext:value-type="float">
            <text:p/>
          </table:table-cell>
          <table:table-cell table:formula="of:=[.$A24]*[.G$6]*[.G$7]" office:value-type="float" office:value="255000" calcext:value-type="float">
            <text:p/>
          </table:table-cell>
          <table:table-cell table:formula="of:=[.$A24]*[.H$6]*[.H$7]" office:value-type="float" office:value="1425000" calcext:value-type="float">
            <text:p/>
          </table:table-cell>
          <table:table-cell table:formula="of:=[.$A24]*[.I$6]*[.I$7]" office:value-type="float" office:value="3000000" calcext:value-type="float">
            <text:p/>
          </table:table-cell>
          <table:table-cell table:formula="of:=[.$A24]*[.J$6]*[.J$7]" office:value-type="float" office:value="36000000" calcext:value-type="float">
            <text:p/>
          </table:table-cell>
          <table:table-cell table:formula="of:=[.$A24]*[.K$6]*[.K$7]" office:value-type="float" office:value="75000000" calcext:value-type="float">
            <text:p/>
          </table:table-cell>
          <table:table-cell table:formula="of:=[.$A24]*[.L$6]*[.L$7]" office:value-type="float" office:value="14400000000" calcext:value-type="float">
            <text:p/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table:formula="of:=[.$A25]*[.B$6]*[.B$7]" office:value-type="float" office:value="1600" calcext:value-type="float">
            <text:p/>
          </table:table-cell>
          <table:table-cell table:formula="of:=[.$A25]*[.C$6]*[.C$7]" office:value-type="float" office:value="10400" calcext:value-type="float">
            <text:p/>
          </table:table-cell>
          <table:table-cell table:formula="of:=[.$A25]*[.D$6]*[.D$7]" office:value-type="float" office:value="22400" calcext:value-type="float">
            <text:p/>
          </table:table-cell>
          <table:table-cell table:formula="of:=[.$A25]*[.E$6]*[.E$7]" office:value-type="float" office:value="60000" calcext:value-type="float">
            <text:p/>
          </table:table-cell>
          <table:table-cell table:formula="of:=[.$A25]*[.F$6]*[.F$7]" office:value-type="float" office:value="128000" calcext:value-type="float">
            <text:p/>
          </table:table-cell>
          <table:table-cell table:formula="of:=[.$A25]*[.G$6]*[.G$7]" office:value-type="float" office:value="272000" calcext:value-type="float">
            <text:p/>
          </table:table-cell>
          <table:table-cell table:formula="of:=[.$A25]*[.H$6]*[.H$7]" office:value-type="float" office:value="1520000" calcext:value-type="float">
            <text:p/>
          </table:table-cell>
          <table:table-cell table:formula="of:=[.$A25]*[.I$6]*[.I$7]" office:value-type="float" office:value="3200000" calcext:value-type="float">
            <text:p/>
          </table:table-cell>
          <table:table-cell table:formula="of:=[.$A25]*[.J$6]*[.J$7]" office:value-type="float" office:value="38400000" calcext:value-type="float">
            <text:p/>
          </table:table-cell>
          <table:table-cell table:formula="of:=[.$A25]*[.K$6]*[.K$7]" office:value-type="float" office:value="80000000" calcext:value-type="float">
            <text:p/>
          </table:table-cell>
          <table:table-cell table:formula="of:=[.$A25]*[.L$6]*[.L$7]" office:value-type="float" office:value="15360000000" calcext:value-type="float">
            <text:p/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table:formula="of:=[.$A26]*[.B$6]*[.B$7]" office:value-type="float" office:value="1700" calcext:value-type="float">
            <text:p/>
          </table:table-cell>
          <table:table-cell table:formula="of:=[.$A26]*[.C$6]*[.C$7]" office:value-type="float" office:value="11050" calcext:value-type="float">
            <text:p/>
          </table:table-cell>
          <table:table-cell table:formula="of:=[.$A26]*[.D$6]*[.D$7]" office:value-type="float" office:value="23800" calcext:value-type="float">
            <text:p/>
          </table:table-cell>
          <table:table-cell table:formula="of:=[.$A26]*[.E$6]*[.E$7]" office:value-type="float" office:value="63750" calcext:value-type="float">
            <text:p/>
          </table:table-cell>
          <table:table-cell table:formula="of:=[.$A26]*[.F$6]*[.F$7]" office:value-type="float" office:value="136000" calcext:value-type="float">
            <text:p/>
          </table:table-cell>
          <table:table-cell table:formula="of:=[.$A26]*[.G$6]*[.G$7]" office:value-type="float" office:value="289000" calcext:value-type="float">
            <text:p/>
          </table:table-cell>
          <table:table-cell table:formula="of:=[.$A26]*[.H$6]*[.H$7]" office:value-type="float" office:value="1615000" calcext:value-type="float">
            <text:p/>
          </table:table-cell>
          <table:table-cell table:formula="of:=[.$A26]*[.I$6]*[.I$7]" office:value-type="float" office:value="3400000" calcext:value-type="float">
            <text:p/>
          </table:table-cell>
          <table:table-cell table:formula="of:=[.$A26]*[.J$6]*[.J$7]" office:value-type="float" office:value="40800000" calcext:value-type="float">
            <text:p/>
          </table:table-cell>
          <table:table-cell table:formula="of:=[.$A26]*[.K$6]*[.K$7]" office:value-type="float" office:value="85000000" calcext:value-type="float">
            <text:p/>
          </table:table-cell>
          <table:table-cell table:formula="of:=[.$A26]*[.L$6]*[.L$7]" office:value-type="float" office:value="16320000000" calcext:value-type="float">
            <text:p/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formula="of:=[.$A27]*[.B$6]*[.B$7]" office:value-type="float" office:value="1800" calcext:value-type="float">
            <text:p/>
          </table:table-cell>
          <table:table-cell table:formula="of:=[.$A27]*[.C$6]*[.C$7]" office:value-type="float" office:value="11700" calcext:value-type="float">
            <text:p/>
          </table:table-cell>
          <table:table-cell table:formula="of:=[.$A27]*[.D$6]*[.D$7]" office:value-type="float" office:value="25200" calcext:value-type="float">
            <text:p/>
          </table:table-cell>
          <table:table-cell table:formula="of:=[.$A27]*[.E$6]*[.E$7]" office:value-type="float" office:value="67500" calcext:value-type="float">
            <text:p/>
          </table:table-cell>
          <table:table-cell table:formula="of:=[.$A27]*[.F$6]*[.F$7]" office:value-type="float" office:value="144000" calcext:value-type="float">
            <text:p/>
          </table:table-cell>
          <table:table-cell table:formula="of:=[.$A27]*[.G$6]*[.G$7]" office:value-type="float" office:value="306000" calcext:value-type="float">
            <text:p/>
          </table:table-cell>
          <table:table-cell table:formula="of:=[.$A27]*[.H$6]*[.H$7]" office:value-type="float" office:value="1710000" calcext:value-type="float">
            <text:p/>
          </table:table-cell>
          <table:table-cell table:formula="of:=[.$A27]*[.I$6]*[.I$7]" office:value-type="float" office:value="3600000" calcext:value-type="float">
            <text:p/>
          </table:table-cell>
          <table:table-cell table:formula="of:=[.$A27]*[.J$6]*[.J$7]" office:value-type="float" office:value="43200000" calcext:value-type="float">
            <text:p/>
          </table:table-cell>
          <table:table-cell table:formula="of:=[.$A27]*[.K$6]*[.K$7]" office:value-type="float" office:value="90000000" calcext:value-type="float">
            <text:p/>
          </table:table-cell>
          <table:table-cell table:formula="of:=[.$A27]*[.L$6]*[.L$7]" office:value-type="float" office:value="17280000000" calcext:value-type="float">
            <text:p/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table:formula="of:=[.$A28]*[.B$6]*[.B$7]" office:value-type="float" office:value="1900" calcext:value-type="float">
            <text:p/>
          </table:table-cell>
          <table:table-cell table:formula="of:=[.$A28]*[.C$6]*[.C$7]" office:value-type="float" office:value="12350" calcext:value-type="float">
            <text:p/>
          </table:table-cell>
          <table:table-cell table:formula="of:=[.$A28]*[.D$6]*[.D$7]" office:value-type="float" office:value="26600" calcext:value-type="float">
            <text:p/>
          </table:table-cell>
          <table:table-cell table:formula="of:=[.$A28]*[.E$6]*[.E$7]" office:value-type="float" office:value="71250" calcext:value-type="float">
            <text:p/>
          </table:table-cell>
          <table:table-cell table:formula="of:=[.$A28]*[.F$6]*[.F$7]" office:value-type="float" office:value="152000" calcext:value-type="float">
            <text:p/>
          </table:table-cell>
          <table:table-cell table:formula="of:=[.$A28]*[.G$6]*[.G$7]" office:value-type="float" office:value="323000" calcext:value-type="float">
            <text:p/>
          </table:table-cell>
          <table:table-cell table:formula="of:=[.$A28]*[.H$6]*[.H$7]" office:value-type="float" office:value="1805000" calcext:value-type="float">
            <text:p/>
          </table:table-cell>
          <table:table-cell table:formula="of:=[.$A28]*[.I$6]*[.I$7]" office:value-type="float" office:value="3800000" calcext:value-type="float">
            <text:p/>
          </table:table-cell>
          <table:table-cell table:formula="of:=[.$A28]*[.J$6]*[.J$7]" office:value-type="float" office:value="45600000" calcext:value-type="float">
            <text:p/>
          </table:table-cell>
          <table:table-cell table:formula="of:=[.$A28]*[.K$6]*[.K$7]" office:value-type="float" office:value="95000000" calcext:value-type="float">
            <text:p/>
          </table:table-cell>
          <table:table-cell table:formula="of:=[.$A28]*[.L$6]*[.L$7]" office:value-type="float" office:value="18240000000" calcext:value-type="float">
            <text:p/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$A29]*[.B$6]*[.B$7]" office:value-type="float" office:value="2000" calcext:value-type="float">
            <text:p/>
          </table:table-cell>
          <table:table-cell table:formula="of:=[.$A29]*[.C$6]*[.C$7]" office:value-type="float" office:value="13000" calcext:value-type="float">
            <text:p/>
          </table:table-cell>
          <table:table-cell table:formula="of:=[.$A29]*[.D$6]*[.D$7]" office:value-type="float" office:value="28000" calcext:value-type="float">
            <text:p/>
          </table:table-cell>
          <table:table-cell table:formula="of:=[.$A29]*[.E$6]*[.E$7]" office:value-type="float" office:value="75000" calcext:value-type="float">
            <text:p/>
          </table:table-cell>
          <table:table-cell table:formula="of:=[.$A29]*[.F$6]*[.F$7]" office:value-type="float" office:value="160000" calcext:value-type="float">
            <text:p/>
          </table:table-cell>
          <table:table-cell table:formula="of:=[.$A29]*[.G$6]*[.G$7]" office:value-type="float" office:value="340000" calcext:value-type="float">
            <text:p/>
          </table:table-cell>
          <table:table-cell table:formula="of:=[.$A29]*[.H$6]*[.H$7]" office:value-type="float" office:value="1900000" calcext:value-type="float">
            <text:p/>
          </table:table-cell>
          <table:table-cell table:formula="of:=[.$A29]*[.I$6]*[.I$7]" office:value-type="float" office:value="4000000" calcext:value-type="float">
            <text:p/>
          </table:table-cell>
          <table:table-cell table:formula="of:=[.$A29]*[.J$6]*[.J$7]" office:value-type="float" office:value="48000000" calcext:value-type="float">
            <text:p/>
          </table:table-cell>
          <table:table-cell table:formula="of:=[.$A29]*[.K$6]*[.K$7]" office:value-type="float" office:value="100000000" calcext:value-type="float">
            <text:p/>
          </table:table-cell>
          <table:table-cell table:formula="of:=[.$A29]*[.L$6]*[.L$7]" office:value-type="float" office:value="19200000000" calcext:value-type="float">
            <text:p/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formula="of:=[.$A30]*[.B$6]*[.B$7]" office:value-type="float" office:value="2100" calcext:value-type="float">
            <text:p/>
          </table:table-cell>
          <table:table-cell table:formula="of:=[.$A30]*[.C$6]*[.C$7]" office:value-type="float" office:value="13650" calcext:value-type="float">
            <text:p/>
          </table:table-cell>
          <table:table-cell table:formula="of:=[.$A30]*[.D$6]*[.D$7]" office:value-type="float" office:value="29400" calcext:value-type="float">
            <text:p/>
          </table:table-cell>
          <table:table-cell table:formula="of:=[.$A30]*[.E$6]*[.E$7]" office:value-type="float" office:value="78750" calcext:value-type="float">
            <text:p/>
          </table:table-cell>
          <table:table-cell table:formula="of:=[.$A30]*[.F$6]*[.F$7]" office:value-type="float" office:value="168000" calcext:value-type="float">
            <text:p/>
          </table:table-cell>
          <table:table-cell table:formula="of:=[.$A30]*[.G$6]*[.G$7]" office:value-type="float" office:value="357000" calcext:value-type="float">
            <text:p/>
          </table:table-cell>
          <table:table-cell table:formula="of:=[.$A30]*[.H$6]*[.H$7]" office:value-type="float" office:value="1995000" calcext:value-type="float">
            <text:p/>
          </table:table-cell>
          <table:table-cell table:formula="of:=[.$A30]*[.I$6]*[.I$7]" office:value-type="float" office:value="4200000" calcext:value-type="float">
            <text:p/>
          </table:table-cell>
          <table:table-cell table:formula="of:=[.$A30]*[.J$6]*[.J$7]" office:value-type="float" office:value="50400000" calcext:value-type="float">
            <text:p/>
          </table:table-cell>
          <table:table-cell table:formula="of:=[.$A30]*[.K$6]*[.K$7]" office:value-type="float" office:value="105000000" calcext:value-type="float">
            <text:p/>
          </table:table-cell>
          <table:table-cell table:formula="of:=[.$A30]*[.L$6]*[.L$7]" office:value-type="float" office:value="20160000000" calcext:value-type="float">
            <text:p/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table:formula="of:=[.$A31]*[.B$6]*[.B$7]" office:value-type="float" office:value="2200" calcext:value-type="float">
            <text:p/>
          </table:table-cell>
          <table:table-cell table:formula="of:=[.$A31]*[.C$6]*[.C$7]" office:value-type="float" office:value="14300" calcext:value-type="float">
            <text:p/>
          </table:table-cell>
          <table:table-cell table:formula="of:=[.$A31]*[.D$6]*[.D$7]" office:value-type="float" office:value="30800" calcext:value-type="float">
            <text:p/>
          </table:table-cell>
          <table:table-cell table:formula="of:=[.$A31]*[.E$6]*[.E$7]" office:value-type="float" office:value="82500" calcext:value-type="float">
            <text:p/>
          </table:table-cell>
          <table:table-cell table:formula="of:=[.$A31]*[.F$6]*[.F$7]" office:value-type="float" office:value="176000" calcext:value-type="float">
            <text:p/>
          </table:table-cell>
          <table:table-cell table:formula="of:=[.$A31]*[.G$6]*[.G$7]" office:value-type="float" office:value="374000" calcext:value-type="float">
            <text:p/>
          </table:table-cell>
          <table:table-cell table:formula="of:=[.$A31]*[.H$6]*[.H$7]" office:value-type="float" office:value="2090000" calcext:value-type="float">
            <text:p/>
          </table:table-cell>
          <table:table-cell table:formula="of:=[.$A31]*[.I$6]*[.I$7]" office:value-type="float" office:value="4400000" calcext:value-type="float">
            <text:p/>
          </table:table-cell>
          <table:table-cell table:formula="of:=[.$A31]*[.J$6]*[.J$7]" office:value-type="float" office:value="52800000" calcext:value-type="float">
            <text:p/>
          </table:table-cell>
          <table:table-cell table:formula="of:=[.$A31]*[.K$6]*[.K$7]" office:value-type="float" office:value="110000000" calcext:value-type="float">
            <text:p/>
          </table:table-cell>
          <table:table-cell table:formula="of:=[.$A31]*[.L$6]*[.L$7]" office:value-type="float" office:value="21120000000" calcext:value-type="float">
            <text:p/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table:formula="of:=[.$A32]*[.B$6]*[.B$7]" office:value-type="float" office:value="2300" calcext:value-type="float">
            <text:p/>
          </table:table-cell>
          <table:table-cell table:formula="of:=[.$A32]*[.C$6]*[.C$7]" office:value-type="float" office:value="14950" calcext:value-type="float">
            <text:p/>
          </table:table-cell>
          <table:table-cell table:formula="of:=[.$A32]*[.D$6]*[.D$7]" office:value-type="float" office:value="32200" calcext:value-type="float">
            <text:p/>
          </table:table-cell>
          <table:table-cell table:formula="of:=[.$A32]*[.E$6]*[.E$7]" office:value-type="float" office:value="86250" calcext:value-type="float">
            <text:p/>
          </table:table-cell>
          <table:table-cell table:formula="of:=[.$A32]*[.F$6]*[.F$7]" office:value-type="float" office:value="184000" calcext:value-type="float">
            <text:p/>
          </table:table-cell>
          <table:table-cell table:formula="of:=[.$A32]*[.G$6]*[.G$7]" office:value-type="float" office:value="391000" calcext:value-type="float">
            <text:p/>
          </table:table-cell>
          <table:table-cell table:formula="of:=[.$A32]*[.H$6]*[.H$7]" office:value-type="float" office:value="2185000" calcext:value-type="float">
            <text:p/>
          </table:table-cell>
          <table:table-cell table:formula="of:=[.$A32]*[.I$6]*[.I$7]" office:value-type="float" office:value="4600000" calcext:value-type="float">
            <text:p/>
          </table:table-cell>
          <table:table-cell table:formula="of:=[.$A32]*[.J$6]*[.J$7]" office:value-type="float" office:value="55200000" calcext:value-type="float">
            <text:p/>
          </table:table-cell>
          <table:table-cell table:formula="of:=[.$A32]*[.K$6]*[.K$7]" office:value-type="float" office:value="115000000" calcext:value-type="float">
            <text:p/>
          </table:table-cell>
          <table:table-cell table:formula="of:=[.$A32]*[.L$6]*[.L$7]" office:value-type="float" office:value="22080000000" calcext:value-type="float">
            <text:p/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[.$A33]*[.B$6]*[.B$7]" office:value-type="float" office:value="2400" calcext:value-type="float">
            <text:p/>
          </table:table-cell>
          <table:table-cell table:formula="of:=[.$A33]*[.C$6]*[.C$7]" office:value-type="float" office:value="15600" calcext:value-type="float">
            <text:p/>
          </table:table-cell>
          <table:table-cell table:formula="of:=[.$A33]*[.D$6]*[.D$7]" office:value-type="float" office:value="33600" calcext:value-type="float">
            <text:p/>
          </table:table-cell>
          <table:table-cell table:formula="of:=[.$A33]*[.E$6]*[.E$7]" office:value-type="float" office:value="90000" calcext:value-type="float">
            <text:p/>
          </table:table-cell>
          <table:table-cell table:formula="of:=[.$A33]*[.F$6]*[.F$7]" office:value-type="float" office:value="192000" calcext:value-type="float">
            <text:p/>
          </table:table-cell>
          <table:table-cell table:formula="of:=[.$A33]*[.G$6]*[.G$7]" office:value-type="float" office:value="408000" calcext:value-type="float">
            <text:p/>
          </table:table-cell>
          <table:table-cell table:formula="of:=[.$A33]*[.H$6]*[.H$7]" office:value-type="float" office:value="2280000" calcext:value-type="float">
            <text:p/>
          </table:table-cell>
          <table:table-cell table:formula="of:=[.$A33]*[.I$6]*[.I$7]" office:value-type="float" office:value="4800000" calcext:value-type="float">
            <text:p/>
          </table:table-cell>
          <table:table-cell table:formula="of:=[.$A33]*[.J$6]*[.J$7]" office:value-type="float" office:value="57600000" calcext:value-type="float">
            <text:p/>
          </table:table-cell>
          <table:table-cell table:formula="of:=[.$A33]*[.K$6]*[.K$7]" office:value-type="float" office:value="120000000" calcext:value-type="float">
            <text:p/>
          </table:table-cell>
          <table:table-cell table:formula="of:=[.$A33]*[.L$6]*[.L$7]" office:value-type="float" office:value="23040000000" calcext:value-type="float">
            <text:p/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$A34]*[.B$6]*[.B$7]" office:value-type="float" office:value="2500" calcext:value-type="float">
            <text:p/>
          </table:table-cell>
          <table:table-cell table:formula="of:=[.$A34]*[.C$6]*[.C$7]" office:value-type="float" office:value="16250" calcext:value-type="float">
            <text:p/>
          </table:table-cell>
          <table:table-cell table:formula="of:=[.$A34]*[.D$6]*[.D$7]" office:value-type="float" office:value="35000" calcext:value-type="float">
            <text:p/>
          </table:table-cell>
          <table:table-cell table:formula="of:=[.$A34]*[.E$6]*[.E$7]" office:value-type="float" office:value="93750" calcext:value-type="float">
            <text:p/>
          </table:table-cell>
          <table:table-cell table:formula="of:=[.$A34]*[.F$6]*[.F$7]" office:value-type="float" office:value="200000" calcext:value-type="float">
            <text:p/>
          </table:table-cell>
          <table:table-cell table:formula="of:=[.$A34]*[.G$6]*[.G$7]" office:value-type="float" office:value="425000" calcext:value-type="float">
            <text:p/>
          </table:table-cell>
          <table:table-cell table:formula="of:=[.$A34]*[.H$6]*[.H$7]" office:value-type="float" office:value="2375000" calcext:value-type="float">
            <text:p/>
          </table:table-cell>
          <table:table-cell table:formula="of:=[.$A34]*[.I$6]*[.I$7]" office:value-type="float" office:value="5000000" calcext:value-type="float">
            <text:p/>
          </table:table-cell>
          <table:table-cell table:formula="of:=[.$A34]*[.J$6]*[.J$7]" office:value-type="float" office:value="60000000" calcext:value-type="float">
            <text:p/>
          </table:table-cell>
          <table:table-cell table:formula="of:=[.$A34]*[.K$6]*[.K$7]" office:value-type="float" office:value="125000000" calcext:value-type="float">
            <text:p/>
          </table:table-cell>
          <table:table-cell table:formula="of:=[.$A34]*[.L$6]*[.L$7]" office:value-type="float" office:value="24000000000" calcext:value-type="float">
            <text:p/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table:formula="of:=[.$A35]*[.B$6]*[.B$7]" office:value-type="float" office:value="2600" calcext:value-type="float">
            <text:p/>
          </table:table-cell>
          <table:table-cell table:formula="of:=[.$A35]*[.C$6]*[.C$7]" office:value-type="float" office:value="16900" calcext:value-type="float">
            <text:p/>
          </table:table-cell>
          <table:table-cell table:formula="of:=[.$A35]*[.D$6]*[.D$7]" office:value-type="float" office:value="36400" calcext:value-type="float">
            <text:p/>
          </table:table-cell>
          <table:table-cell table:formula="of:=[.$A35]*[.E$6]*[.E$7]" office:value-type="float" office:value="97500" calcext:value-type="float">
            <text:p/>
          </table:table-cell>
          <table:table-cell table:formula="of:=[.$A35]*[.F$6]*[.F$7]" office:value-type="float" office:value="208000" calcext:value-type="float">
            <text:p/>
          </table:table-cell>
          <table:table-cell table:formula="of:=[.$A35]*[.G$6]*[.G$7]" office:value-type="float" office:value="442000" calcext:value-type="float">
            <text:p/>
          </table:table-cell>
          <table:table-cell table:formula="of:=[.$A35]*[.H$6]*[.H$7]" office:value-type="float" office:value="2470000" calcext:value-type="float">
            <text:p/>
          </table:table-cell>
          <table:table-cell table:formula="of:=[.$A35]*[.I$6]*[.I$7]" office:value-type="float" office:value="5200000" calcext:value-type="float">
            <text:p/>
          </table:table-cell>
          <table:table-cell table:formula="of:=[.$A35]*[.J$6]*[.J$7]" office:value-type="float" office:value="62400000" calcext:value-type="float">
            <text:p/>
          </table:table-cell>
          <table:table-cell table:formula="of:=[.$A35]*[.K$6]*[.K$7]" office:value-type="float" office:value="130000000" calcext:value-type="float">
            <text:p/>
          </table:table-cell>
          <table:table-cell table:formula="of:=[.$A35]*[.L$6]*[.L$7]" office:value-type="float" office:value="24960000000" calcext:value-type="float">
            <text:p/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table:formula="of:=[.$A36]*[.B$6]*[.B$7]" office:value-type="float" office:value="2700" calcext:value-type="float">
            <text:p/>
          </table:table-cell>
          <table:table-cell table:formula="of:=[.$A36]*[.C$6]*[.C$7]" office:value-type="float" office:value="17550" calcext:value-type="float">
            <text:p/>
          </table:table-cell>
          <table:table-cell table:formula="of:=[.$A36]*[.D$6]*[.D$7]" office:value-type="float" office:value="37800" calcext:value-type="float">
            <text:p/>
          </table:table-cell>
          <table:table-cell table:formula="of:=[.$A36]*[.E$6]*[.E$7]" office:value-type="float" office:value="101250" calcext:value-type="float">
            <text:p/>
          </table:table-cell>
          <table:table-cell table:formula="of:=[.$A36]*[.F$6]*[.F$7]" office:value-type="float" office:value="216000" calcext:value-type="float">
            <text:p/>
          </table:table-cell>
          <table:table-cell table:formula="of:=[.$A36]*[.G$6]*[.G$7]" office:value-type="float" office:value="459000" calcext:value-type="float">
            <text:p/>
          </table:table-cell>
          <table:table-cell table:formula="of:=[.$A36]*[.H$6]*[.H$7]" office:value-type="float" office:value="2565000" calcext:value-type="float">
            <text:p/>
          </table:table-cell>
          <table:table-cell table:formula="of:=[.$A36]*[.I$6]*[.I$7]" office:value-type="float" office:value="5400000" calcext:value-type="float">
            <text:p/>
          </table:table-cell>
          <table:table-cell table:formula="of:=[.$A36]*[.J$6]*[.J$7]" office:value-type="float" office:value="64800000" calcext:value-type="float">
            <text:p/>
          </table:table-cell>
          <table:table-cell table:formula="of:=[.$A36]*[.K$6]*[.K$7]" office:value-type="float" office:value="135000000" calcext:value-type="float">
            <text:p/>
          </table:table-cell>
          <table:table-cell table:formula="of:=[.$A36]*[.L$6]*[.L$7]" office:value-type="float" office:value="25920000000" calcext:value-type="float">
            <text:p/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table:formula="of:=[.$A37]*[.B$6]*[.B$7]" office:value-type="float" office:value="2800" calcext:value-type="float">
            <text:p/>
          </table:table-cell>
          <table:table-cell table:formula="of:=[.$A37]*[.C$6]*[.C$7]" office:value-type="float" office:value="18200" calcext:value-type="float">
            <text:p/>
          </table:table-cell>
          <table:table-cell table:formula="of:=[.$A37]*[.D$6]*[.D$7]" office:value-type="float" office:value="39200" calcext:value-type="float">
            <text:p/>
          </table:table-cell>
          <table:table-cell table:formula="of:=[.$A37]*[.E$6]*[.E$7]" office:value-type="float" office:value="105000" calcext:value-type="float">
            <text:p/>
          </table:table-cell>
          <table:table-cell table:formula="of:=[.$A37]*[.F$6]*[.F$7]" office:value-type="float" office:value="224000" calcext:value-type="float">
            <text:p/>
          </table:table-cell>
          <table:table-cell table:formula="of:=[.$A37]*[.G$6]*[.G$7]" office:value-type="float" office:value="476000" calcext:value-type="float">
            <text:p/>
          </table:table-cell>
          <table:table-cell table:formula="of:=[.$A37]*[.H$6]*[.H$7]" office:value-type="float" office:value="2660000" calcext:value-type="float">
            <text:p/>
          </table:table-cell>
          <table:table-cell table:formula="of:=[.$A37]*[.I$6]*[.I$7]" office:value-type="float" office:value="5600000" calcext:value-type="float">
            <text:p/>
          </table:table-cell>
          <table:table-cell table:formula="of:=[.$A37]*[.J$6]*[.J$7]" office:value-type="float" office:value="67200000" calcext:value-type="float">
            <text:p/>
          </table:table-cell>
          <table:table-cell table:formula="of:=[.$A37]*[.K$6]*[.K$7]" office:value-type="float" office:value="140000000" calcext:value-type="float">
            <text:p/>
          </table:table-cell>
          <table:table-cell table:formula="of:=[.$A37]*[.L$6]*[.L$7]" office:value-type="float" office:value="26880000000" calcext:value-type="float">
            <text:p/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table:formula="of:=[.$A38]*[.B$6]*[.B$7]" office:value-type="float" office:value="2900" calcext:value-type="float">
            <text:p/>
          </table:table-cell>
          <table:table-cell table:formula="of:=[.$A38]*[.C$6]*[.C$7]" office:value-type="float" office:value="18850" calcext:value-type="float">
            <text:p/>
          </table:table-cell>
          <table:table-cell table:formula="of:=[.$A38]*[.D$6]*[.D$7]" office:value-type="float" office:value="40600" calcext:value-type="float">
            <text:p/>
          </table:table-cell>
          <table:table-cell table:formula="of:=[.$A38]*[.E$6]*[.E$7]" office:value-type="float" office:value="108750" calcext:value-type="float">
            <text:p/>
          </table:table-cell>
          <table:table-cell table:formula="of:=[.$A38]*[.F$6]*[.F$7]" office:value-type="float" office:value="232000" calcext:value-type="float">
            <text:p/>
          </table:table-cell>
          <table:table-cell table:formula="of:=[.$A38]*[.G$6]*[.G$7]" office:value-type="float" office:value="493000" calcext:value-type="float">
            <text:p/>
          </table:table-cell>
          <table:table-cell table:formula="of:=[.$A38]*[.H$6]*[.H$7]" office:value-type="float" office:value="2755000" calcext:value-type="float">
            <text:p/>
          </table:table-cell>
          <table:table-cell table:formula="of:=[.$A38]*[.I$6]*[.I$7]" office:value-type="float" office:value="5800000" calcext:value-type="float">
            <text:p/>
          </table:table-cell>
          <table:table-cell table:formula="of:=[.$A38]*[.J$6]*[.J$7]" office:value-type="float" office:value="69600000" calcext:value-type="float">
            <text:p/>
          </table:table-cell>
          <table:table-cell table:formula="of:=[.$A38]*[.K$6]*[.K$7]" office:value-type="float" office:value="145000000" calcext:value-type="float">
            <text:p/>
          </table:table-cell>
          <table:table-cell table:formula="of:=[.$A38]*[.L$6]*[.L$7]" office:value-type="float" office:value="27840000000" calcext:value-type="float">
            <text:p/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$A39]*[.B$6]*[.B$7]" office:value-type="float" office:value="3000" calcext:value-type="float">
            <text:p/>
          </table:table-cell>
          <table:table-cell table:formula="of:=[.$A39]*[.C$6]*[.C$7]" office:value-type="float" office:value="19500" calcext:value-type="float">
            <text:p/>
          </table:table-cell>
          <table:table-cell table:formula="of:=[.$A39]*[.D$6]*[.D$7]" office:value-type="float" office:value="42000" calcext:value-type="float">
            <text:p/>
          </table:table-cell>
          <table:table-cell table:formula="of:=[.$A39]*[.E$6]*[.E$7]" office:value-type="float" office:value="112500" calcext:value-type="float">
            <text:p/>
          </table:table-cell>
          <table:table-cell table:formula="of:=[.$A39]*[.F$6]*[.F$7]" office:value-type="float" office:value="240000" calcext:value-type="float">
            <text:p/>
          </table:table-cell>
          <table:table-cell table:formula="of:=[.$A39]*[.G$6]*[.G$7]" office:value-type="float" office:value="510000" calcext:value-type="float">
            <text:p/>
          </table:table-cell>
          <table:table-cell table:formula="of:=[.$A39]*[.H$6]*[.H$7]" office:value-type="float" office:value="2850000" calcext:value-type="float">
            <text:p/>
          </table:table-cell>
          <table:table-cell table:formula="of:=[.$A39]*[.I$6]*[.I$7]" office:value-type="float" office:value="6000000" calcext:value-type="float">
            <text:p/>
          </table:table-cell>
          <table:table-cell table:formula="of:=[.$A39]*[.J$6]*[.J$7]" office:value-type="float" office:value="72000000" calcext:value-type="float">
            <text:p/>
          </table:table-cell>
          <table:table-cell table:formula="of:=[.$A39]*[.K$6]*[.K$7]" office:value-type="float" office:value="150000000" calcext:value-type="float">
            <text:p/>
          </table:table-cell>
          <table:table-cell table:formula="of:=[.$A39]*[.L$6]*[.L$7]" office:value-type="float" office:value="28800000000" calcext:value-type="float">
            <text:p/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table:formula="of:=[.$A40]*[.B$6]*[.B$7]" office:value-type="float" office:value="3100" calcext:value-type="float">
            <text:p/>
          </table:table-cell>
          <table:table-cell table:formula="of:=[.$A40]*[.C$6]*[.C$7]" office:value-type="float" office:value="20150" calcext:value-type="float">
            <text:p/>
          </table:table-cell>
          <table:table-cell table:formula="of:=[.$A40]*[.D$6]*[.D$7]" office:value-type="float" office:value="43400" calcext:value-type="float">
            <text:p/>
          </table:table-cell>
          <table:table-cell table:formula="of:=[.$A40]*[.E$6]*[.E$7]" office:value-type="float" office:value="116250" calcext:value-type="float">
            <text:p/>
          </table:table-cell>
          <table:table-cell table:formula="of:=[.$A40]*[.F$6]*[.F$7]" office:value-type="float" office:value="248000" calcext:value-type="float">
            <text:p/>
          </table:table-cell>
          <table:table-cell table:formula="of:=[.$A40]*[.G$6]*[.G$7]" office:value-type="float" office:value="527000" calcext:value-type="float">
            <text:p/>
          </table:table-cell>
          <table:table-cell table:formula="of:=[.$A40]*[.H$6]*[.H$7]" office:value-type="float" office:value="2945000" calcext:value-type="float">
            <text:p/>
          </table:table-cell>
          <table:table-cell table:formula="of:=[.$A40]*[.I$6]*[.I$7]" office:value-type="float" office:value="6200000" calcext:value-type="float">
            <text:p/>
          </table:table-cell>
          <table:table-cell table:formula="of:=[.$A40]*[.J$6]*[.J$7]" office:value-type="float" office:value="74400000" calcext:value-type="float">
            <text:p/>
          </table:table-cell>
          <table:table-cell table:formula="of:=[.$A40]*[.K$6]*[.K$7]" office:value-type="float" office:value="155000000" calcext:value-type="float">
            <text:p/>
          </table:table-cell>
          <table:table-cell table:formula="of:=[.$A40]*[.L$6]*[.L$7]" office:value-type="float" office:value="29760000000" calcext:value-type="float">
            <text:p/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formula="of:=[.$A41]*[.B$6]*[.B$7]" office:value-type="float" office:value="3200" calcext:value-type="float">
            <text:p/>
          </table:table-cell>
          <table:table-cell table:formula="of:=[.$A41]*[.C$6]*[.C$7]" office:value-type="float" office:value="20800" calcext:value-type="float">
            <text:p/>
          </table:table-cell>
          <table:table-cell table:formula="of:=[.$A41]*[.D$6]*[.D$7]" office:value-type="float" office:value="44800" calcext:value-type="float">
            <text:p/>
          </table:table-cell>
          <table:table-cell table:formula="of:=[.$A41]*[.E$6]*[.E$7]" office:value-type="float" office:value="120000" calcext:value-type="float">
            <text:p/>
          </table:table-cell>
          <table:table-cell table:formula="of:=[.$A41]*[.F$6]*[.F$7]" office:value-type="float" office:value="256000" calcext:value-type="float">
            <text:p/>
          </table:table-cell>
          <table:table-cell table:formula="of:=[.$A41]*[.G$6]*[.G$7]" office:value-type="float" office:value="544000" calcext:value-type="float">
            <text:p/>
          </table:table-cell>
          <table:table-cell table:formula="of:=[.$A41]*[.H$6]*[.H$7]" office:value-type="float" office:value="3040000" calcext:value-type="float">
            <text:p/>
          </table:table-cell>
          <table:table-cell table:formula="of:=[.$A41]*[.I$6]*[.I$7]" office:value-type="float" office:value="6400000" calcext:value-type="float">
            <text:p/>
          </table:table-cell>
          <table:table-cell table:formula="of:=[.$A41]*[.J$6]*[.J$7]" office:value-type="float" office:value="76800000" calcext:value-type="float">
            <text:p/>
          </table:table-cell>
          <table:table-cell table:formula="of:=[.$A41]*[.K$6]*[.K$7]" office:value-type="float" office:value="160000000" calcext:value-type="float">
            <text:p/>
          </table:table-cell>
          <table:table-cell table:formula="of:=[.$A41]*[.L$6]*[.L$7]" office:value-type="float" office:value="30720000000" calcext:value-type="float">
            <text:p/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[.$A42]*[.B$6]*[.B$7]" office:value-type="float" office:value="3300" calcext:value-type="float">
            <text:p/>
          </table:table-cell>
          <table:table-cell table:formula="of:=[.$A42]*[.C$6]*[.C$7]" office:value-type="float" office:value="21450" calcext:value-type="float">
            <text:p/>
          </table:table-cell>
          <table:table-cell table:formula="of:=[.$A42]*[.D$6]*[.D$7]" office:value-type="float" office:value="46200" calcext:value-type="float">
            <text:p/>
          </table:table-cell>
          <table:table-cell table:formula="of:=[.$A42]*[.E$6]*[.E$7]" office:value-type="float" office:value="123750" calcext:value-type="float">
            <text:p/>
          </table:table-cell>
          <table:table-cell table:formula="of:=[.$A42]*[.F$6]*[.F$7]" office:value-type="float" office:value="264000" calcext:value-type="float">
            <text:p/>
          </table:table-cell>
          <table:table-cell table:formula="of:=[.$A42]*[.G$6]*[.G$7]" office:value-type="float" office:value="561000" calcext:value-type="float">
            <text:p/>
          </table:table-cell>
          <table:table-cell table:formula="of:=[.$A42]*[.H$6]*[.H$7]" office:value-type="float" office:value="3135000" calcext:value-type="float">
            <text:p/>
          </table:table-cell>
          <table:table-cell table:formula="of:=[.$A42]*[.I$6]*[.I$7]" office:value-type="float" office:value="6600000" calcext:value-type="float">
            <text:p/>
          </table:table-cell>
          <table:table-cell table:formula="of:=[.$A42]*[.J$6]*[.J$7]" office:value-type="float" office:value="79200000" calcext:value-type="float">
            <text:p/>
          </table:table-cell>
          <table:table-cell table:formula="of:=[.$A42]*[.K$6]*[.K$7]" office:value-type="float" office:value="165000000" calcext:value-type="float">
            <text:p/>
          </table:table-cell>
          <table:table-cell table:formula="of:=[.$A42]*[.L$6]*[.L$7]" office:value-type="float" office:value="31680000000" calcext:value-type="float">
            <text:p/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table:formula="of:=[.$A43]*[.B$6]*[.B$7]" office:value-type="float" office:value="3400" calcext:value-type="float">
            <text:p/>
          </table:table-cell>
          <table:table-cell table:formula="of:=[.$A43]*[.C$6]*[.C$7]" office:value-type="float" office:value="22100" calcext:value-type="float">
            <text:p/>
          </table:table-cell>
          <table:table-cell table:formula="of:=[.$A43]*[.D$6]*[.D$7]" office:value-type="float" office:value="47600" calcext:value-type="float">
            <text:p/>
          </table:table-cell>
          <table:table-cell table:formula="of:=[.$A43]*[.E$6]*[.E$7]" office:value-type="float" office:value="127500" calcext:value-type="float">
            <text:p/>
          </table:table-cell>
          <table:table-cell table:formula="of:=[.$A43]*[.F$6]*[.F$7]" office:value-type="float" office:value="272000" calcext:value-type="float">
            <text:p/>
          </table:table-cell>
          <table:table-cell table:formula="of:=[.$A43]*[.G$6]*[.G$7]" office:value-type="float" office:value="578000" calcext:value-type="float">
            <text:p/>
          </table:table-cell>
          <table:table-cell table:formula="of:=[.$A43]*[.H$6]*[.H$7]" office:value-type="float" office:value="3230000" calcext:value-type="float">
            <text:p/>
          </table:table-cell>
          <table:table-cell table:formula="of:=[.$A43]*[.I$6]*[.I$7]" office:value-type="float" office:value="6800000" calcext:value-type="float">
            <text:p/>
          </table:table-cell>
          <table:table-cell table:formula="of:=[.$A43]*[.J$6]*[.J$7]" office:value-type="float" office:value="81600000" calcext:value-type="float">
            <text:p/>
          </table:table-cell>
          <table:table-cell table:formula="of:=[.$A43]*[.K$6]*[.K$7]" office:value-type="float" office:value="170000000" calcext:value-type="float">
            <text:p/>
          </table:table-cell>
          <table:table-cell table:formula="of:=[.$A43]*[.L$6]*[.L$7]" office:value-type="float" office:value="32640000000" calcext:value-type="float">
            <text:p/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$A44]*[.B$6]*[.B$7]" office:value-type="float" office:value="3500" calcext:value-type="float">
            <text:p/>
          </table:table-cell>
          <table:table-cell table:formula="of:=[.$A44]*[.C$6]*[.C$7]" office:value-type="float" office:value="22750" calcext:value-type="float">
            <text:p/>
          </table:table-cell>
          <table:table-cell table:formula="of:=[.$A44]*[.D$6]*[.D$7]" office:value-type="float" office:value="49000" calcext:value-type="float">
            <text:p/>
          </table:table-cell>
          <table:table-cell table:formula="of:=[.$A44]*[.E$6]*[.E$7]" office:value-type="float" office:value="131250" calcext:value-type="float">
            <text:p/>
          </table:table-cell>
          <table:table-cell table:formula="of:=[.$A44]*[.F$6]*[.F$7]" office:value-type="float" office:value="280000" calcext:value-type="float">
            <text:p/>
          </table:table-cell>
          <table:table-cell table:formula="of:=[.$A44]*[.G$6]*[.G$7]" office:value-type="float" office:value="595000" calcext:value-type="float">
            <text:p/>
          </table:table-cell>
          <table:table-cell table:formula="of:=[.$A44]*[.H$6]*[.H$7]" office:value-type="float" office:value="3325000" calcext:value-type="float">
            <text:p/>
          </table:table-cell>
          <table:table-cell table:formula="of:=[.$A44]*[.I$6]*[.I$7]" office:value-type="float" office:value="7000000" calcext:value-type="float">
            <text:p/>
          </table:table-cell>
          <table:table-cell table:formula="of:=[.$A44]*[.J$6]*[.J$7]" office:value-type="float" office:value="84000000" calcext:value-type="float">
            <text:p/>
          </table:table-cell>
          <table:table-cell table:formula="of:=[.$A44]*[.K$6]*[.K$7]" office:value-type="float" office:value="175000000" calcext:value-type="float">
            <text:p/>
          </table:table-cell>
          <table:table-cell table:formula="of:=[.$A44]*[.L$6]*[.L$7]" office:value-type="float" office:value="33600000000" calcext:value-type="float">
            <text:p/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$A45]*[.B$6]*[.B$7]" office:value-type="float" office:value="3600" calcext:value-type="float">
            <text:p/>
          </table:table-cell>
          <table:table-cell table:formula="of:=[.$A45]*[.C$6]*[.C$7]" office:value-type="float" office:value="23400" calcext:value-type="float">
            <text:p/>
          </table:table-cell>
          <table:table-cell table:formula="of:=[.$A45]*[.D$6]*[.D$7]" office:value-type="float" office:value="50400" calcext:value-type="float">
            <text:p/>
          </table:table-cell>
          <table:table-cell table:formula="of:=[.$A45]*[.E$6]*[.E$7]" office:value-type="float" office:value="135000" calcext:value-type="float">
            <text:p/>
          </table:table-cell>
          <table:table-cell table:formula="of:=[.$A45]*[.F$6]*[.F$7]" office:value-type="float" office:value="288000" calcext:value-type="float">
            <text:p/>
          </table:table-cell>
          <table:table-cell table:formula="of:=[.$A45]*[.G$6]*[.G$7]" office:value-type="float" office:value="612000" calcext:value-type="float">
            <text:p/>
          </table:table-cell>
          <table:table-cell table:formula="of:=[.$A45]*[.H$6]*[.H$7]" office:value-type="float" office:value="3420000" calcext:value-type="float">
            <text:p/>
          </table:table-cell>
          <table:table-cell table:formula="of:=[.$A45]*[.I$6]*[.I$7]" office:value-type="float" office:value="7200000" calcext:value-type="float">
            <text:p/>
          </table:table-cell>
          <table:table-cell table:formula="of:=[.$A45]*[.J$6]*[.J$7]" office:value-type="float" office:value="86400000" calcext:value-type="float">
            <text:p/>
          </table:table-cell>
          <table:table-cell table:formula="of:=[.$A45]*[.K$6]*[.K$7]" office:value-type="float" office:value="180000000" calcext:value-type="float">
            <text:p/>
          </table:table-cell>
          <table:table-cell table:formula="of:=[.$A45]*[.L$6]*[.L$7]" office:value-type="float" office:value="34560000000" calcext:value-type="float">
            <text:p/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$A46]*[.B$6]*[.B$7]" office:value-type="float" office:value="3700" calcext:value-type="float">
            <text:p/>
          </table:table-cell>
          <table:table-cell table:formula="of:=[.$A46]*[.C$6]*[.C$7]" office:value-type="float" office:value="24050" calcext:value-type="float">
            <text:p/>
          </table:table-cell>
          <table:table-cell table:formula="of:=[.$A46]*[.D$6]*[.D$7]" office:value-type="float" office:value="51800" calcext:value-type="float">
            <text:p/>
          </table:table-cell>
          <table:table-cell table:formula="of:=[.$A46]*[.E$6]*[.E$7]" office:value-type="float" office:value="138750" calcext:value-type="float">
            <text:p/>
          </table:table-cell>
          <table:table-cell table:formula="of:=[.$A46]*[.F$6]*[.F$7]" office:value-type="float" office:value="296000" calcext:value-type="float">
            <text:p/>
          </table:table-cell>
          <table:table-cell table:formula="of:=[.$A46]*[.G$6]*[.G$7]" office:value-type="float" office:value="629000" calcext:value-type="float">
            <text:p/>
          </table:table-cell>
          <table:table-cell table:formula="of:=[.$A46]*[.H$6]*[.H$7]" office:value-type="float" office:value="3515000" calcext:value-type="float">
            <text:p/>
          </table:table-cell>
          <table:table-cell table:formula="of:=[.$A46]*[.I$6]*[.I$7]" office:value-type="float" office:value="7400000" calcext:value-type="float">
            <text:p/>
          </table:table-cell>
          <table:table-cell table:formula="of:=[.$A46]*[.J$6]*[.J$7]" office:value-type="float" office:value="88800000" calcext:value-type="float">
            <text:p/>
          </table:table-cell>
          <table:table-cell table:formula="of:=[.$A46]*[.K$6]*[.K$7]" office:value-type="float" office:value="185000000" calcext:value-type="float">
            <text:p/>
          </table:table-cell>
          <table:table-cell table:formula="of:=[.$A46]*[.L$6]*[.L$7]" office:value-type="float" office:value="35520000000" calcext:value-type="float">
            <text:p/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$A47]*[.B$6]*[.B$7]" office:value-type="float" office:value="3800" calcext:value-type="float">
            <text:p/>
          </table:table-cell>
          <table:table-cell table:formula="of:=[.$A47]*[.C$6]*[.C$7]" office:value-type="float" office:value="24700" calcext:value-type="float">
            <text:p/>
          </table:table-cell>
          <table:table-cell table:formula="of:=[.$A47]*[.D$6]*[.D$7]" office:value-type="float" office:value="53200" calcext:value-type="float">
            <text:p/>
          </table:table-cell>
          <table:table-cell table:formula="of:=[.$A47]*[.E$6]*[.E$7]" office:value-type="float" office:value="142500" calcext:value-type="float">
            <text:p/>
          </table:table-cell>
          <table:table-cell table:formula="of:=[.$A47]*[.F$6]*[.F$7]" office:value-type="float" office:value="304000" calcext:value-type="float">
            <text:p/>
          </table:table-cell>
          <table:table-cell table:formula="of:=[.$A47]*[.G$6]*[.G$7]" office:value-type="float" office:value="646000" calcext:value-type="float">
            <text:p/>
          </table:table-cell>
          <table:table-cell table:formula="of:=[.$A47]*[.H$6]*[.H$7]" office:value-type="float" office:value="3610000" calcext:value-type="float">
            <text:p/>
          </table:table-cell>
          <table:table-cell table:formula="of:=[.$A47]*[.I$6]*[.I$7]" office:value-type="float" office:value="7600000" calcext:value-type="float">
            <text:p/>
          </table:table-cell>
          <table:table-cell table:formula="of:=[.$A47]*[.J$6]*[.J$7]" office:value-type="float" office:value="91200000" calcext:value-type="float">
            <text:p/>
          </table:table-cell>
          <table:table-cell table:formula="of:=[.$A47]*[.K$6]*[.K$7]" office:value-type="float" office:value="190000000" calcext:value-type="float">
            <text:p/>
          </table:table-cell>
          <table:table-cell table:formula="of:=[.$A47]*[.L$6]*[.L$7]" office:value-type="float" office:value="36480000000" calcext:value-type="float">
            <text:p/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$A48]*[.B$6]*[.B$7]" office:value-type="float" office:value="3900" calcext:value-type="float">
            <text:p/>
          </table:table-cell>
          <table:table-cell table:formula="of:=[.$A48]*[.C$6]*[.C$7]" office:value-type="float" office:value="25350" calcext:value-type="float">
            <text:p/>
          </table:table-cell>
          <table:table-cell table:formula="of:=[.$A48]*[.D$6]*[.D$7]" office:value-type="float" office:value="54600" calcext:value-type="float">
            <text:p/>
          </table:table-cell>
          <table:table-cell table:formula="of:=[.$A48]*[.E$6]*[.E$7]" office:value-type="float" office:value="146250" calcext:value-type="float">
            <text:p/>
          </table:table-cell>
          <table:table-cell table:formula="of:=[.$A48]*[.F$6]*[.F$7]" office:value-type="float" office:value="312000" calcext:value-type="float">
            <text:p/>
          </table:table-cell>
          <table:table-cell table:formula="of:=[.$A48]*[.G$6]*[.G$7]" office:value-type="float" office:value="663000" calcext:value-type="float">
            <text:p/>
          </table:table-cell>
          <table:table-cell table:formula="of:=[.$A48]*[.H$6]*[.H$7]" office:value-type="float" office:value="3705000" calcext:value-type="float">
            <text:p/>
          </table:table-cell>
          <table:table-cell table:formula="of:=[.$A48]*[.I$6]*[.I$7]" office:value-type="float" office:value="7800000" calcext:value-type="float">
            <text:p/>
          </table:table-cell>
          <table:table-cell table:formula="of:=[.$A48]*[.J$6]*[.J$7]" office:value-type="float" office:value="93600000" calcext:value-type="float">
            <text:p/>
          </table:table-cell>
          <table:table-cell table:formula="of:=[.$A48]*[.K$6]*[.K$7]" office:value-type="float" office:value="195000000" calcext:value-type="float">
            <text:p/>
          </table:table-cell>
          <table:table-cell table:formula="of:=[.$A48]*[.L$6]*[.L$7]" office:value-type="float" office:value="37440000000" calcext:value-type="float">
            <text:p/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$A49]*[.B$6]*[.B$7]" office:value-type="float" office:value="4000" calcext:value-type="float">
            <text:p/>
          </table:table-cell>
          <table:table-cell table:formula="of:=[.$A49]*[.C$6]*[.C$7]" office:value-type="float" office:value="26000" calcext:value-type="float">
            <text:p/>
          </table:table-cell>
          <table:table-cell table:formula="of:=[.$A49]*[.D$6]*[.D$7]" office:value-type="float" office:value="56000" calcext:value-type="float">
            <text:p/>
          </table:table-cell>
          <table:table-cell table:formula="of:=[.$A49]*[.E$6]*[.E$7]" office:value-type="float" office:value="150000" calcext:value-type="float">
            <text:p/>
          </table:table-cell>
          <table:table-cell table:formula="of:=[.$A49]*[.F$6]*[.F$7]" office:value-type="float" office:value="320000" calcext:value-type="float">
            <text:p/>
          </table:table-cell>
          <table:table-cell table:formula="of:=[.$A49]*[.G$6]*[.G$7]" office:value-type="float" office:value="680000" calcext:value-type="float">
            <text:p/>
          </table:table-cell>
          <table:table-cell table:formula="of:=[.$A49]*[.H$6]*[.H$7]" office:value-type="float" office:value="3800000" calcext:value-type="float">
            <text:p/>
          </table:table-cell>
          <table:table-cell table:formula="of:=[.$A49]*[.I$6]*[.I$7]" office:value-type="float" office:value="8000000" calcext:value-type="float">
            <text:p/>
          </table:table-cell>
          <table:table-cell table:formula="of:=[.$A49]*[.J$6]*[.J$7]" office:value-type="float" office:value="96000000" calcext:value-type="float">
            <text:p/>
          </table:table-cell>
          <table:table-cell table:formula="of:=[.$A49]*[.K$6]*[.K$7]" office:value-type="float" office:value="200000000" calcext:value-type="float">
            <text:p/>
          </table:table-cell>
          <table:table-cell table:formula="of:=[.$A49]*[.L$6]*[.L$7]" office:value-type="float" office:value="38400000000" calcext:value-type="float">
            <text:p/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$A50]*[.B$6]*[.B$7]" office:value-type="float" office:value="4100" calcext:value-type="float">
            <text:p/>
          </table:table-cell>
          <table:table-cell table:formula="of:=[.$A50]*[.C$6]*[.C$7]" office:value-type="float" office:value="26650" calcext:value-type="float">
            <text:p/>
          </table:table-cell>
          <table:table-cell table:formula="of:=[.$A50]*[.D$6]*[.D$7]" office:value-type="float" office:value="57400" calcext:value-type="float">
            <text:p/>
          </table:table-cell>
          <table:table-cell table:formula="of:=[.$A50]*[.E$6]*[.E$7]" office:value-type="float" office:value="153750" calcext:value-type="float">
            <text:p/>
          </table:table-cell>
          <table:table-cell table:formula="of:=[.$A50]*[.F$6]*[.F$7]" office:value-type="float" office:value="328000" calcext:value-type="float">
            <text:p/>
          </table:table-cell>
          <table:table-cell table:formula="of:=[.$A50]*[.G$6]*[.G$7]" office:value-type="float" office:value="697000" calcext:value-type="float">
            <text:p/>
          </table:table-cell>
          <table:table-cell table:formula="of:=[.$A50]*[.H$6]*[.H$7]" office:value-type="float" office:value="3895000" calcext:value-type="float">
            <text:p/>
          </table:table-cell>
          <table:table-cell table:formula="of:=[.$A50]*[.I$6]*[.I$7]" office:value-type="float" office:value="8200000" calcext:value-type="float">
            <text:p/>
          </table:table-cell>
          <table:table-cell table:formula="of:=[.$A50]*[.J$6]*[.J$7]" office:value-type="float" office:value="98400000" calcext:value-type="float">
            <text:p/>
          </table:table-cell>
          <table:table-cell table:formula="of:=[.$A50]*[.K$6]*[.K$7]" office:value-type="float" office:value="205000000" calcext:value-type="float">
            <text:p/>
          </table:table-cell>
          <table:table-cell table:formula="of:=[.$A50]*[.L$6]*[.L$7]" office:value-type="float" office:value="39360000000" calcext:value-type="float">
            <text:p/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$A51]*[.B$6]*[.B$7]" office:value-type="float" office:value="4200" calcext:value-type="float">
            <text:p/>
          </table:table-cell>
          <table:table-cell table:formula="of:=[.$A51]*[.C$6]*[.C$7]" office:value-type="float" office:value="27300" calcext:value-type="float">
            <text:p/>
          </table:table-cell>
          <table:table-cell table:formula="of:=[.$A51]*[.D$6]*[.D$7]" office:value-type="float" office:value="58800" calcext:value-type="float">
            <text:p/>
          </table:table-cell>
          <table:table-cell table:formula="of:=[.$A51]*[.E$6]*[.E$7]" office:value-type="float" office:value="157500" calcext:value-type="float">
            <text:p/>
          </table:table-cell>
          <table:table-cell table:formula="of:=[.$A51]*[.F$6]*[.F$7]" office:value-type="float" office:value="336000" calcext:value-type="float">
            <text:p/>
          </table:table-cell>
          <table:table-cell table:formula="of:=[.$A51]*[.G$6]*[.G$7]" office:value-type="float" office:value="714000" calcext:value-type="float">
            <text:p/>
          </table:table-cell>
          <table:table-cell table:formula="of:=[.$A51]*[.H$6]*[.H$7]" office:value-type="float" office:value="3990000" calcext:value-type="float">
            <text:p/>
          </table:table-cell>
          <table:table-cell table:formula="of:=[.$A51]*[.I$6]*[.I$7]" office:value-type="float" office:value="8400000" calcext:value-type="float">
            <text:p/>
          </table:table-cell>
          <table:table-cell table:formula="of:=[.$A51]*[.J$6]*[.J$7]" office:value-type="float" office:value="100800000" calcext:value-type="float">
            <text:p/>
          </table:table-cell>
          <table:table-cell table:formula="of:=[.$A51]*[.K$6]*[.K$7]" office:value-type="float" office:value="210000000" calcext:value-type="float">
            <text:p/>
          </table:table-cell>
          <table:table-cell table:formula="of:=[.$A51]*[.L$6]*[.L$7]" office:value-type="float" office:value="40320000000" calcext:value-type="float">
            <text:p/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$A52]*[.B$6]*[.B$7]" office:value-type="float" office:value="4300" calcext:value-type="float">
            <text:p/>
          </table:table-cell>
          <table:table-cell table:formula="of:=[.$A52]*[.C$6]*[.C$7]" office:value-type="float" office:value="27950" calcext:value-type="float">
            <text:p/>
          </table:table-cell>
          <table:table-cell table:formula="of:=[.$A52]*[.D$6]*[.D$7]" office:value-type="float" office:value="60200" calcext:value-type="float">
            <text:p/>
          </table:table-cell>
          <table:table-cell table:formula="of:=[.$A52]*[.E$6]*[.E$7]" office:value-type="float" office:value="161250" calcext:value-type="float">
            <text:p/>
          </table:table-cell>
          <table:table-cell table:formula="of:=[.$A52]*[.F$6]*[.F$7]" office:value-type="float" office:value="344000" calcext:value-type="float">
            <text:p/>
          </table:table-cell>
          <table:table-cell table:formula="of:=[.$A52]*[.G$6]*[.G$7]" office:value-type="float" office:value="731000" calcext:value-type="float">
            <text:p/>
          </table:table-cell>
          <table:table-cell table:formula="of:=[.$A52]*[.H$6]*[.H$7]" office:value-type="float" office:value="4085000" calcext:value-type="float">
            <text:p/>
          </table:table-cell>
          <table:table-cell table:formula="of:=[.$A52]*[.I$6]*[.I$7]" office:value-type="float" office:value="8600000" calcext:value-type="float">
            <text:p/>
          </table:table-cell>
          <table:table-cell table:formula="of:=[.$A52]*[.J$6]*[.J$7]" office:value-type="float" office:value="103200000" calcext:value-type="float">
            <text:p/>
          </table:table-cell>
          <table:table-cell table:formula="of:=[.$A52]*[.K$6]*[.K$7]" office:value-type="float" office:value="215000000" calcext:value-type="float">
            <text:p/>
          </table:table-cell>
          <table:table-cell table:formula="of:=[.$A52]*[.L$6]*[.L$7]" office:value-type="float" office:value="41280000000" calcext:value-type="float">
            <text:p/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$A53]*[.B$6]*[.B$7]" office:value-type="float" office:value="4400" calcext:value-type="float">
            <text:p/>
          </table:table-cell>
          <table:table-cell table:formula="of:=[.$A53]*[.C$6]*[.C$7]" office:value-type="float" office:value="28600" calcext:value-type="float">
            <text:p/>
          </table:table-cell>
          <table:table-cell table:formula="of:=[.$A53]*[.D$6]*[.D$7]" office:value-type="float" office:value="61600" calcext:value-type="float">
            <text:p/>
          </table:table-cell>
          <table:table-cell table:formula="of:=[.$A53]*[.E$6]*[.E$7]" office:value-type="float" office:value="165000" calcext:value-type="float">
            <text:p/>
          </table:table-cell>
          <table:table-cell table:formula="of:=[.$A53]*[.F$6]*[.F$7]" office:value-type="float" office:value="352000" calcext:value-type="float">
            <text:p/>
          </table:table-cell>
          <table:table-cell table:formula="of:=[.$A53]*[.G$6]*[.G$7]" office:value-type="float" office:value="748000" calcext:value-type="float">
            <text:p/>
          </table:table-cell>
          <table:table-cell table:formula="of:=[.$A53]*[.H$6]*[.H$7]" office:value-type="float" office:value="4180000" calcext:value-type="float">
            <text:p/>
          </table:table-cell>
          <table:table-cell table:formula="of:=[.$A53]*[.I$6]*[.I$7]" office:value-type="float" office:value="8800000" calcext:value-type="float">
            <text:p/>
          </table:table-cell>
          <table:table-cell table:formula="of:=[.$A53]*[.J$6]*[.J$7]" office:value-type="float" office:value="105600000" calcext:value-type="float">
            <text:p/>
          </table:table-cell>
          <table:table-cell table:formula="of:=[.$A53]*[.K$6]*[.K$7]" office:value-type="float" office:value="220000000" calcext:value-type="float">
            <text:p/>
          </table:table-cell>
          <table:table-cell table:formula="of:=[.$A53]*[.L$6]*[.L$7]" office:value-type="float" office:value="42240000000" calcext:value-type="float">
            <text:p/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$A54]*[.B$6]*[.B$7]" office:value-type="float" office:value="4500" calcext:value-type="float">
            <text:p/>
          </table:table-cell>
          <table:table-cell table:formula="of:=[.$A54]*[.C$6]*[.C$7]" office:value-type="float" office:value="29250" calcext:value-type="float">
            <text:p/>
          </table:table-cell>
          <table:table-cell table:formula="of:=[.$A54]*[.D$6]*[.D$7]" office:value-type="float" office:value="63000" calcext:value-type="float">
            <text:p/>
          </table:table-cell>
          <table:table-cell table:formula="of:=[.$A54]*[.E$6]*[.E$7]" office:value-type="float" office:value="168750" calcext:value-type="float">
            <text:p/>
          </table:table-cell>
          <table:table-cell table:formula="of:=[.$A54]*[.F$6]*[.F$7]" office:value-type="float" office:value="360000" calcext:value-type="float">
            <text:p/>
          </table:table-cell>
          <table:table-cell table:formula="of:=[.$A54]*[.G$6]*[.G$7]" office:value-type="float" office:value="765000" calcext:value-type="float">
            <text:p/>
          </table:table-cell>
          <table:table-cell table:formula="of:=[.$A54]*[.H$6]*[.H$7]" office:value-type="float" office:value="4275000" calcext:value-type="float">
            <text:p/>
          </table:table-cell>
          <table:table-cell table:formula="of:=[.$A54]*[.I$6]*[.I$7]" office:value-type="float" office:value="9000000" calcext:value-type="float">
            <text:p/>
          </table:table-cell>
          <table:table-cell table:formula="of:=[.$A54]*[.J$6]*[.J$7]" office:value-type="float" office:value="108000000" calcext:value-type="float">
            <text:p/>
          </table:table-cell>
          <table:table-cell table:formula="of:=[.$A54]*[.K$6]*[.K$7]" office:value-type="float" office:value="225000000" calcext:value-type="float">
            <text:p/>
          </table:table-cell>
          <table:table-cell table:formula="of:=[.$A54]*[.L$6]*[.L$7]" office:value-type="float" office:value="43200000000" calcext:value-type="float">
            <text:p/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$A55]*[.B$6]*[.B$7]" office:value-type="float" office:value="4600" calcext:value-type="float">
            <text:p/>
          </table:table-cell>
          <table:table-cell table:formula="of:=[.$A55]*[.C$6]*[.C$7]" office:value-type="float" office:value="29900" calcext:value-type="float">
            <text:p/>
          </table:table-cell>
          <table:table-cell table:formula="of:=[.$A55]*[.D$6]*[.D$7]" office:value-type="float" office:value="64400" calcext:value-type="float">
            <text:p/>
          </table:table-cell>
          <table:table-cell table:formula="of:=[.$A55]*[.E$6]*[.E$7]" office:value-type="float" office:value="172500" calcext:value-type="float">
            <text:p/>
          </table:table-cell>
          <table:table-cell table:formula="of:=[.$A55]*[.F$6]*[.F$7]" office:value-type="float" office:value="368000" calcext:value-type="float">
            <text:p/>
          </table:table-cell>
          <table:table-cell table:formula="of:=[.$A55]*[.G$6]*[.G$7]" office:value-type="float" office:value="782000" calcext:value-type="float">
            <text:p/>
          </table:table-cell>
          <table:table-cell table:formula="of:=[.$A55]*[.H$6]*[.H$7]" office:value-type="float" office:value="4370000" calcext:value-type="float">
            <text:p/>
          </table:table-cell>
          <table:table-cell table:formula="of:=[.$A55]*[.I$6]*[.I$7]" office:value-type="float" office:value="9200000" calcext:value-type="float">
            <text:p/>
          </table:table-cell>
          <table:table-cell table:formula="of:=[.$A55]*[.J$6]*[.J$7]" office:value-type="float" office:value="110400000" calcext:value-type="float">
            <text:p/>
          </table:table-cell>
          <table:table-cell table:formula="of:=[.$A55]*[.K$6]*[.K$7]" office:value-type="float" office:value="230000000" calcext:value-type="float">
            <text:p/>
          </table:table-cell>
          <table:table-cell table:formula="of:=[.$A55]*[.L$6]*[.L$7]" office:value-type="float" office:value="44160000000" calcext:value-type="float">
            <text:p/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$A56]*[.B$6]*[.B$7]" office:value-type="float" office:value="4700" calcext:value-type="float">
            <text:p/>
          </table:table-cell>
          <table:table-cell table:formula="of:=[.$A56]*[.C$6]*[.C$7]" office:value-type="float" office:value="30550" calcext:value-type="float">
            <text:p/>
          </table:table-cell>
          <table:table-cell table:formula="of:=[.$A56]*[.D$6]*[.D$7]" office:value-type="float" office:value="65800" calcext:value-type="float">
            <text:p/>
          </table:table-cell>
          <table:table-cell table:formula="of:=[.$A56]*[.E$6]*[.E$7]" office:value-type="float" office:value="176250" calcext:value-type="float">
            <text:p/>
          </table:table-cell>
          <table:table-cell table:formula="of:=[.$A56]*[.F$6]*[.F$7]" office:value-type="float" office:value="376000" calcext:value-type="float">
            <text:p/>
          </table:table-cell>
          <table:table-cell table:formula="of:=[.$A56]*[.G$6]*[.G$7]" office:value-type="float" office:value="799000" calcext:value-type="float">
            <text:p/>
          </table:table-cell>
          <table:table-cell table:formula="of:=[.$A56]*[.H$6]*[.H$7]" office:value-type="float" office:value="4465000" calcext:value-type="float">
            <text:p/>
          </table:table-cell>
          <table:table-cell table:formula="of:=[.$A56]*[.I$6]*[.I$7]" office:value-type="float" office:value="9400000" calcext:value-type="float">
            <text:p/>
          </table:table-cell>
          <table:table-cell table:formula="of:=[.$A56]*[.J$6]*[.J$7]" office:value-type="float" office:value="112800000" calcext:value-type="float">
            <text:p/>
          </table:table-cell>
          <table:table-cell table:formula="of:=[.$A56]*[.K$6]*[.K$7]" office:value-type="float" office:value="235000000" calcext:value-type="float">
            <text:p/>
          </table:table-cell>
          <table:table-cell table:formula="of:=[.$A56]*[.L$6]*[.L$7]" office:value-type="float" office:value="45120000000" calcext:value-type="float">
            <text:p/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$A57]*[.B$6]*[.B$7]" office:value-type="float" office:value="4800" calcext:value-type="float">
            <text:p/>
          </table:table-cell>
          <table:table-cell table:formula="of:=[.$A57]*[.C$6]*[.C$7]" office:value-type="float" office:value="31200" calcext:value-type="float">
            <text:p/>
          </table:table-cell>
          <table:table-cell table:formula="of:=[.$A57]*[.D$6]*[.D$7]" office:value-type="float" office:value="67200" calcext:value-type="float">
            <text:p/>
          </table:table-cell>
          <table:table-cell table:formula="of:=[.$A57]*[.E$6]*[.E$7]" office:value-type="float" office:value="180000" calcext:value-type="float">
            <text:p/>
          </table:table-cell>
          <table:table-cell table:formula="of:=[.$A57]*[.F$6]*[.F$7]" office:value-type="float" office:value="384000" calcext:value-type="float">
            <text:p/>
          </table:table-cell>
          <table:table-cell table:formula="of:=[.$A57]*[.G$6]*[.G$7]" office:value-type="float" office:value="816000" calcext:value-type="float">
            <text:p/>
          </table:table-cell>
          <table:table-cell table:formula="of:=[.$A57]*[.H$6]*[.H$7]" office:value-type="float" office:value="4560000" calcext:value-type="float">
            <text:p/>
          </table:table-cell>
          <table:table-cell table:formula="of:=[.$A57]*[.I$6]*[.I$7]" office:value-type="float" office:value="9600000" calcext:value-type="float">
            <text:p/>
          </table:table-cell>
          <table:table-cell table:formula="of:=[.$A57]*[.J$6]*[.J$7]" office:value-type="float" office:value="115200000" calcext:value-type="float">
            <text:p/>
          </table:table-cell>
          <table:table-cell table:formula="of:=[.$A57]*[.K$6]*[.K$7]" office:value-type="float" office:value="240000000" calcext:value-type="float">
            <text:p/>
          </table:table-cell>
          <table:table-cell table:formula="of:=[.$A57]*[.L$6]*[.L$7]" office:value-type="float" office:value="46080000000" calcext:value-type="float">
            <text:p/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[.$A58]*[.B$6]*[.B$7]" office:value-type="float" office:value="4900" calcext:value-type="float">
            <text:p/>
          </table:table-cell>
          <table:table-cell table:formula="of:=[.$A58]*[.C$6]*[.C$7]" office:value-type="float" office:value="31850" calcext:value-type="float">
            <text:p/>
          </table:table-cell>
          <table:table-cell table:formula="of:=[.$A58]*[.D$6]*[.D$7]" office:value-type="float" office:value="68600" calcext:value-type="float">
            <text:p/>
          </table:table-cell>
          <table:table-cell table:formula="of:=[.$A58]*[.E$6]*[.E$7]" office:value-type="float" office:value="183750" calcext:value-type="float">
            <text:p/>
          </table:table-cell>
          <table:table-cell table:formula="of:=[.$A58]*[.F$6]*[.F$7]" office:value-type="float" office:value="392000" calcext:value-type="float">
            <text:p/>
          </table:table-cell>
          <table:table-cell table:formula="of:=[.$A58]*[.G$6]*[.G$7]" office:value-type="float" office:value="833000" calcext:value-type="float">
            <text:p/>
          </table:table-cell>
          <table:table-cell table:formula="of:=[.$A58]*[.H$6]*[.H$7]" office:value-type="float" office:value="4655000" calcext:value-type="float">
            <text:p/>
          </table:table-cell>
          <table:table-cell table:formula="of:=[.$A58]*[.I$6]*[.I$7]" office:value-type="float" office:value="9800000" calcext:value-type="float">
            <text:p/>
          </table:table-cell>
          <table:table-cell table:formula="of:=[.$A58]*[.J$6]*[.J$7]" office:value-type="float" office:value="117600000" calcext:value-type="float">
            <text:p/>
          </table:table-cell>
          <table:table-cell table:formula="of:=[.$A58]*[.K$6]*[.K$7]" office:value-type="float" office:value="245000000" calcext:value-type="float">
            <text:p/>
          </table:table-cell>
          <table:table-cell table:formula="of:=[.$A58]*[.L$6]*[.L$7]" office:value-type="float" office:value="47040000000" calcext:value-type="float">
            <text:p/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$A59]*[.B$6]*[.B$7]" office:value-type="float" office:value="5000" calcext:value-type="float">
            <text:p/>
          </table:table-cell>
          <table:table-cell table:formula="of:=[.$A59]*[.C$6]*[.C$7]" office:value-type="float" office:value="32500" calcext:value-type="float">
            <text:p/>
          </table:table-cell>
          <table:table-cell table:formula="of:=[.$A59]*[.D$6]*[.D$7]" office:value-type="float" office:value="70000" calcext:value-type="float">
            <text:p/>
          </table:table-cell>
          <table:table-cell table:formula="of:=[.$A59]*[.E$6]*[.E$7]" office:value-type="float" office:value="187500" calcext:value-type="float">
            <text:p/>
          </table:table-cell>
          <table:table-cell table:formula="of:=[.$A59]*[.F$6]*[.F$7]" office:value-type="float" office:value="400000" calcext:value-type="float">
            <text:p/>
          </table:table-cell>
          <table:table-cell table:formula="of:=[.$A59]*[.G$6]*[.G$7]" office:value-type="float" office:value="850000" calcext:value-type="float">
            <text:p/>
          </table:table-cell>
          <table:table-cell table:formula="of:=[.$A59]*[.H$6]*[.H$7]" office:value-type="float" office:value="4750000" calcext:value-type="float">
            <text:p/>
          </table:table-cell>
          <table:table-cell table:formula="of:=[.$A59]*[.I$6]*[.I$7]" office:value-type="float" office:value="10000000" calcext:value-type="float">
            <text:p/>
          </table:table-cell>
          <table:table-cell table:formula="of:=[.$A59]*[.J$6]*[.J$7]" office:value-type="float" office:value="120000000" calcext:value-type="float">
            <text:p/>
          </table:table-cell>
          <table:table-cell table:formula="of:=[.$A59]*[.K$6]*[.K$7]" office:value-type="float" office:value="250000000" calcext:value-type="float">
            <text:p/>
          </table:table-cell>
          <table:table-cell table:formula="of:=[.$A59]*[.L$6]*[.L$7]" office:value-type="float" office:value="48000000000" calcext:value-type="float">
            <text:p/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[.$A60]*[.B$6]*[.B$7]" office:value-type="float" office:value="5100" calcext:value-type="float">
            <text:p/>
          </table:table-cell>
          <table:table-cell table:formula="of:=[.$A60]*[.C$6]*[.C$7]" office:value-type="float" office:value="33150" calcext:value-type="float">
            <text:p/>
          </table:table-cell>
          <table:table-cell table:formula="of:=[.$A60]*[.D$6]*[.D$7]" office:value-type="float" office:value="71400" calcext:value-type="float">
            <text:p/>
          </table:table-cell>
          <table:table-cell table:formula="of:=[.$A60]*[.E$6]*[.E$7]" office:value-type="float" office:value="191250" calcext:value-type="float">
            <text:p/>
          </table:table-cell>
          <table:table-cell table:formula="of:=[.$A60]*[.F$6]*[.F$7]" office:value-type="float" office:value="408000" calcext:value-type="float">
            <text:p/>
          </table:table-cell>
          <table:table-cell table:formula="of:=[.$A60]*[.G$6]*[.G$7]" office:value-type="float" office:value="867000" calcext:value-type="float">
            <text:p/>
          </table:table-cell>
          <table:table-cell table:formula="of:=[.$A60]*[.H$6]*[.H$7]" office:value-type="float" office:value="4845000" calcext:value-type="float">
            <text:p/>
          </table:table-cell>
          <table:table-cell table:formula="of:=[.$A60]*[.I$6]*[.I$7]" office:value-type="float" office:value="10200000" calcext:value-type="float">
            <text:p/>
          </table:table-cell>
          <table:table-cell table:formula="of:=[.$A60]*[.J$6]*[.J$7]" office:value-type="float" office:value="122400000" calcext:value-type="float">
            <text:p/>
          </table:table-cell>
          <table:table-cell table:formula="of:=[.$A60]*[.K$6]*[.K$7]" office:value-type="float" office:value="255000000" calcext:value-type="float">
            <text:p/>
          </table:table-cell>
          <table:table-cell table:formula="of:=[.$A60]*[.L$6]*[.L$7]" office:value-type="float" office:value="48960000000" calcext:value-type="float">
            <text:p/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$A61]*[.B$6]*[.B$7]" office:value-type="float" office:value="5200" calcext:value-type="float">
            <text:p/>
          </table:table-cell>
          <table:table-cell table:formula="of:=[.$A61]*[.C$6]*[.C$7]" office:value-type="float" office:value="33800" calcext:value-type="float">
            <text:p/>
          </table:table-cell>
          <table:table-cell table:formula="of:=[.$A61]*[.D$6]*[.D$7]" office:value-type="float" office:value="72800" calcext:value-type="float">
            <text:p/>
          </table:table-cell>
          <table:table-cell table:formula="of:=[.$A61]*[.E$6]*[.E$7]" office:value-type="float" office:value="195000" calcext:value-type="float">
            <text:p/>
          </table:table-cell>
          <table:table-cell table:formula="of:=[.$A61]*[.F$6]*[.F$7]" office:value-type="float" office:value="416000" calcext:value-type="float">
            <text:p/>
          </table:table-cell>
          <table:table-cell table:formula="of:=[.$A61]*[.G$6]*[.G$7]" office:value-type="float" office:value="884000" calcext:value-type="float">
            <text:p/>
          </table:table-cell>
          <table:table-cell table:formula="of:=[.$A61]*[.H$6]*[.H$7]" office:value-type="float" office:value="4940000" calcext:value-type="float">
            <text:p/>
          </table:table-cell>
          <table:table-cell table:formula="of:=[.$A61]*[.I$6]*[.I$7]" office:value-type="float" office:value="10400000" calcext:value-type="float">
            <text:p/>
          </table:table-cell>
          <table:table-cell table:formula="of:=[.$A61]*[.J$6]*[.J$7]" office:value-type="float" office:value="124800000" calcext:value-type="float">
            <text:p/>
          </table:table-cell>
          <table:table-cell table:formula="of:=[.$A61]*[.K$6]*[.K$7]" office:value-type="float" office:value="260000000" calcext:value-type="float">
            <text:p/>
          </table:table-cell>
          <table:table-cell table:formula="of:=[.$A61]*[.L$6]*[.L$7]" office:value-type="float" office:value="49920000000" calcext:value-type="float">
            <text:p/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[.$A62]*[.B$6]*[.B$7]" office:value-type="float" office:value="5300" calcext:value-type="float">
            <text:p/>
          </table:table-cell>
          <table:table-cell table:formula="of:=[.$A62]*[.C$6]*[.C$7]" office:value-type="float" office:value="34450" calcext:value-type="float">
            <text:p/>
          </table:table-cell>
          <table:table-cell table:formula="of:=[.$A62]*[.D$6]*[.D$7]" office:value-type="float" office:value="74200" calcext:value-type="float">
            <text:p/>
          </table:table-cell>
          <table:table-cell table:formula="of:=[.$A62]*[.E$6]*[.E$7]" office:value-type="float" office:value="198750" calcext:value-type="float">
            <text:p/>
          </table:table-cell>
          <table:table-cell table:formula="of:=[.$A62]*[.F$6]*[.F$7]" office:value-type="float" office:value="424000" calcext:value-type="float">
            <text:p/>
          </table:table-cell>
          <table:table-cell table:formula="of:=[.$A62]*[.G$6]*[.G$7]" office:value-type="float" office:value="901000" calcext:value-type="float">
            <text:p/>
          </table:table-cell>
          <table:table-cell table:formula="of:=[.$A62]*[.H$6]*[.H$7]" office:value-type="float" office:value="5035000" calcext:value-type="float">
            <text:p/>
          </table:table-cell>
          <table:table-cell table:formula="of:=[.$A62]*[.I$6]*[.I$7]" office:value-type="float" office:value="10600000" calcext:value-type="float">
            <text:p/>
          </table:table-cell>
          <table:table-cell table:formula="of:=[.$A62]*[.J$6]*[.J$7]" office:value-type="float" office:value="127200000" calcext:value-type="float">
            <text:p/>
          </table:table-cell>
          <table:table-cell table:formula="of:=[.$A62]*[.K$6]*[.K$7]" office:value-type="float" office:value="265000000" calcext:value-type="float">
            <text:p/>
          </table:table-cell>
          <table:table-cell table:formula="of:=[.$A62]*[.L$6]*[.L$7]" office:value-type="float" office:value="50880000000" calcext:value-type="float">
            <text:p/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[.$A63]*[.B$6]*[.B$7]" office:value-type="float" office:value="5400" calcext:value-type="float">
            <text:p/>
          </table:table-cell>
          <table:table-cell table:formula="of:=[.$A63]*[.C$6]*[.C$7]" office:value-type="float" office:value="35100" calcext:value-type="float">
            <text:p/>
          </table:table-cell>
          <table:table-cell table:formula="of:=[.$A63]*[.D$6]*[.D$7]" office:value-type="float" office:value="75600" calcext:value-type="float">
            <text:p/>
          </table:table-cell>
          <table:table-cell table:formula="of:=[.$A63]*[.E$6]*[.E$7]" office:value-type="float" office:value="202500" calcext:value-type="float">
            <text:p/>
          </table:table-cell>
          <table:table-cell table:formula="of:=[.$A63]*[.F$6]*[.F$7]" office:value-type="float" office:value="432000" calcext:value-type="float">
            <text:p/>
          </table:table-cell>
          <table:table-cell table:formula="of:=[.$A63]*[.G$6]*[.G$7]" office:value-type="float" office:value="918000" calcext:value-type="float">
            <text:p/>
          </table:table-cell>
          <table:table-cell table:formula="of:=[.$A63]*[.H$6]*[.H$7]" office:value-type="float" office:value="5130000" calcext:value-type="float">
            <text:p/>
          </table:table-cell>
          <table:table-cell table:formula="of:=[.$A63]*[.I$6]*[.I$7]" office:value-type="float" office:value="10800000" calcext:value-type="float">
            <text:p/>
          </table:table-cell>
          <table:table-cell table:formula="of:=[.$A63]*[.J$6]*[.J$7]" office:value-type="float" office:value="129600000" calcext:value-type="float">
            <text:p/>
          </table:table-cell>
          <table:table-cell table:formula="of:=[.$A63]*[.K$6]*[.K$7]" office:value-type="float" office:value="270000000" calcext:value-type="float">
            <text:p/>
          </table:table-cell>
          <table:table-cell table:formula="of:=[.$A63]*[.L$6]*[.L$7]" office:value-type="float" office:value="51840000000" calcext:value-type="float">
            <text:p/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$A64]*[.B$6]*[.B$7]" office:value-type="float" office:value="5500" calcext:value-type="float">
            <text:p/>
          </table:table-cell>
          <table:table-cell table:formula="of:=[.$A64]*[.C$6]*[.C$7]" office:value-type="float" office:value="35750" calcext:value-type="float">
            <text:p/>
          </table:table-cell>
          <table:table-cell table:formula="of:=[.$A64]*[.D$6]*[.D$7]" office:value-type="float" office:value="77000" calcext:value-type="float">
            <text:p/>
          </table:table-cell>
          <table:table-cell table:formula="of:=[.$A64]*[.E$6]*[.E$7]" office:value-type="float" office:value="206250" calcext:value-type="float">
            <text:p/>
          </table:table-cell>
          <table:table-cell table:formula="of:=[.$A64]*[.F$6]*[.F$7]" office:value-type="float" office:value="440000" calcext:value-type="float">
            <text:p/>
          </table:table-cell>
          <table:table-cell table:formula="of:=[.$A64]*[.G$6]*[.G$7]" office:value-type="float" office:value="935000" calcext:value-type="float">
            <text:p/>
          </table:table-cell>
          <table:table-cell table:formula="of:=[.$A64]*[.H$6]*[.H$7]" office:value-type="float" office:value="5225000" calcext:value-type="float">
            <text:p/>
          </table:table-cell>
          <table:table-cell table:formula="of:=[.$A64]*[.I$6]*[.I$7]" office:value-type="float" office:value="11000000" calcext:value-type="float">
            <text:p/>
          </table:table-cell>
          <table:table-cell table:formula="of:=[.$A64]*[.J$6]*[.J$7]" office:value-type="float" office:value="132000000" calcext:value-type="float">
            <text:p/>
          </table:table-cell>
          <table:table-cell table:formula="of:=[.$A64]*[.K$6]*[.K$7]" office:value-type="float" office:value="275000000" calcext:value-type="float">
            <text:p/>
          </table:table-cell>
          <table:table-cell table:formula="of:=[.$A64]*[.L$6]*[.L$7]" office:value-type="float" office:value="52800000000" calcext:value-type="float">
            <text:p/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[.$A65]*[.B$6]*[.B$7]" office:value-type="float" office:value="5600" calcext:value-type="float">
            <text:p/>
          </table:table-cell>
          <table:table-cell table:formula="of:=[.$A65]*[.C$6]*[.C$7]" office:value-type="float" office:value="36400" calcext:value-type="float">
            <text:p/>
          </table:table-cell>
          <table:table-cell table:formula="of:=[.$A65]*[.D$6]*[.D$7]" office:value-type="float" office:value="78400" calcext:value-type="float">
            <text:p/>
          </table:table-cell>
          <table:table-cell table:formula="of:=[.$A65]*[.E$6]*[.E$7]" office:value-type="float" office:value="210000" calcext:value-type="float">
            <text:p/>
          </table:table-cell>
          <table:table-cell table:formula="of:=[.$A65]*[.F$6]*[.F$7]" office:value-type="float" office:value="448000" calcext:value-type="float">
            <text:p/>
          </table:table-cell>
          <table:table-cell table:formula="of:=[.$A65]*[.G$6]*[.G$7]" office:value-type="float" office:value="952000" calcext:value-type="float">
            <text:p/>
          </table:table-cell>
          <table:table-cell table:formula="of:=[.$A65]*[.H$6]*[.H$7]" office:value-type="float" office:value="5320000" calcext:value-type="float">
            <text:p/>
          </table:table-cell>
          <table:table-cell table:formula="of:=[.$A65]*[.I$6]*[.I$7]" office:value-type="float" office:value="11200000" calcext:value-type="float">
            <text:p/>
          </table:table-cell>
          <table:table-cell table:formula="of:=[.$A65]*[.J$6]*[.J$7]" office:value-type="float" office:value="134400000" calcext:value-type="float">
            <text:p/>
          </table:table-cell>
          <table:table-cell table:formula="of:=[.$A65]*[.K$6]*[.K$7]" office:value-type="float" office:value="280000000" calcext:value-type="float">
            <text:p/>
          </table:table-cell>
          <table:table-cell table:formula="of:=[.$A65]*[.L$6]*[.L$7]" office:value-type="float" office:value="53760000000" calcext:value-type="float">
            <text:p/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[.$A66]*[.B$6]*[.B$7]" office:value-type="float" office:value="5700" calcext:value-type="float">
            <text:p/>
          </table:table-cell>
          <table:table-cell table:formula="of:=[.$A66]*[.C$6]*[.C$7]" office:value-type="float" office:value="37050" calcext:value-type="float">
            <text:p/>
          </table:table-cell>
          <table:table-cell table:formula="of:=[.$A66]*[.D$6]*[.D$7]" office:value-type="float" office:value="79800" calcext:value-type="float">
            <text:p/>
          </table:table-cell>
          <table:table-cell table:formula="of:=[.$A66]*[.E$6]*[.E$7]" office:value-type="float" office:value="213750" calcext:value-type="float">
            <text:p/>
          </table:table-cell>
          <table:table-cell table:formula="of:=[.$A66]*[.F$6]*[.F$7]" office:value-type="float" office:value="456000" calcext:value-type="float">
            <text:p/>
          </table:table-cell>
          <table:table-cell table:formula="of:=[.$A66]*[.G$6]*[.G$7]" office:value-type="float" office:value="969000" calcext:value-type="float">
            <text:p/>
          </table:table-cell>
          <table:table-cell table:formula="of:=[.$A66]*[.H$6]*[.H$7]" office:value-type="float" office:value="5415000" calcext:value-type="float">
            <text:p/>
          </table:table-cell>
          <table:table-cell table:formula="of:=[.$A66]*[.I$6]*[.I$7]" office:value-type="float" office:value="11400000" calcext:value-type="float">
            <text:p/>
          </table:table-cell>
          <table:table-cell table:formula="of:=[.$A66]*[.J$6]*[.J$7]" office:value-type="float" office:value="136800000" calcext:value-type="float">
            <text:p/>
          </table:table-cell>
          <table:table-cell table:formula="of:=[.$A66]*[.K$6]*[.K$7]" office:value-type="float" office:value="285000000" calcext:value-type="float">
            <text:p/>
          </table:table-cell>
          <table:table-cell table:formula="of:=[.$A66]*[.L$6]*[.L$7]" office:value-type="float" office:value="54720000000" calcext:value-type="float">
            <text:p/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$A67]*[.B$6]*[.B$7]" office:value-type="float" office:value="5800" calcext:value-type="float">
            <text:p/>
          </table:table-cell>
          <table:table-cell table:formula="of:=[.$A67]*[.C$6]*[.C$7]" office:value-type="float" office:value="37700" calcext:value-type="float">
            <text:p/>
          </table:table-cell>
          <table:table-cell table:formula="of:=[.$A67]*[.D$6]*[.D$7]" office:value-type="float" office:value="81200" calcext:value-type="float">
            <text:p/>
          </table:table-cell>
          <table:table-cell table:formula="of:=[.$A67]*[.E$6]*[.E$7]" office:value-type="float" office:value="217500" calcext:value-type="float">
            <text:p/>
          </table:table-cell>
          <table:table-cell table:formula="of:=[.$A67]*[.F$6]*[.F$7]" office:value-type="float" office:value="464000" calcext:value-type="float">
            <text:p/>
          </table:table-cell>
          <table:table-cell table:formula="of:=[.$A67]*[.G$6]*[.G$7]" office:value-type="float" office:value="986000" calcext:value-type="float">
            <text:p/>
          </table:table-cell>
          <table:table-cell table:formula="of:=[.$A67]*[.H$6]*[.H$7]" office:value-type="float" office:value="5510000" calcext:value-type="float">
            <text:p/>
          </table:table-cell>
          <table:table-cell table:formula="of:=[.$A67]*[.I$6]*[.I$7]" office:value-type="float" office:value="11600000" calcext:value-type="float">
            <text:p/>
          </table:table-cell>
          <table:table-cell table:formula="of:=[.$A67]*[.J$6]*[.J$7]" office:value-type="float" office:value="139200000" calcext:value-type="float">
            <text:p/>
          </table:table-cell>
          <table:table-cell table:formula="of:=[.$A67]*[.K$6]*[.K$7]" office:value-type="float" office:value="290000000" calcext:value-type="float">
            <text:p/>
          </table:table-cell>
          <table:table-cell table:formula="of:=[.$A67]*[.L$6]*[.L$7]" office:value-type="float" office:value="55680000000" calcext:value-type="float">
            <text:p/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[.$A68]*[.B$6]*[.B$7]" office:value-type="float" office:value="5900" calcext:value-type="float">
            <text:p/>
          </table:table-cell>
          <table:table-cell table:formula="of:=[.$A68]*[.C$6]*[.C$7]" office:value-type="float" office:value="38350" calcext:value-type="float">
            <text:p/>
          </table:table-cell>
          <table:table-cell table:formula="of:=[.$A68]*[.D$6]*[.D$7]" office:value-type="float" office:value="82600" calcext:value-type="float">
            <text:p/>
          </table:table-cell>
          <table:table-cell table:formula="of:=[.$A68]*[.E$6]*[.E$7]" office:value-type="float" office:value="221250" calcext:value-type="float">
            <text:p/>
          </table:table-cell>
          <table:table-cell table:formula="of:=[.$A68]*[.F$6]*[.F$7]" office:value-type="float" office:value="472000" calcext:value-type="float">
            <text:p/>
          </table:table-cell>
          <table:table-cell table:formula="of:=[.$A68]*[.G$6]*[.G$7]" office:value-type="float" office:value="1003000" calcext:value-type="float">
            <text:p/>
          </table:table-cell>
          <table:table-cell table:formula="of:=[.$A68]*[.H$6]*[.H$7]" office:value-type="float" office:value="5605000" calcext:value-type="float">
            <text:p/>
          </table:table-cell>
          <table:table-cell table:formula="of:=[.$A68]*[.I$6]*[.I$7]" office:value-type="float" office:value="11800000" calcext:value-type="float">
            <text:p/>
          </table:table-cell>
          <table:table-cell table:formula="of:=[.$A68]*[.J$6]*[.J$7]" office:value-type="float" office:value="141600000" calcext:value-type="float">
            <text:p/>
          </table:table-cell>
          <table:table-cell table:formula="of:=[.$A68]*[.K$6]*[.K$7]" office:value-type="float" office:value="295000000" calcext:value-type="float">
            <text:p/>
          </table:table-cell>
          <table:table-cell table:formula="of:=[.$A68]*[.L$6]*[.L$7]" office:value-type="float" office:value="56640000000" calcext:value-type="float">
            <text:p/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$A69]*[.B$6]*[.B$7]" office:value-type="float" office:value="6000" calcext:value-type="float">
            <text:p/>
          </table:table-cell>
          <table:table-cell table:formula="of:=[.$A69]*[.C$6]*[.C$7]" office:value-type="float" office:value="39000" calcext:value-type="float">
            <text:p/>
          </table:table-cell>
          <table:table-cell table:formula="of:=[.$A69]*[.D$6]*[.D$7]" office:value-type="float" office:value="84000" calcext:value-type="float">
            <text:p/>
          </table:table-cell>
          <table:table-cell table:formula="of:=[.$A69]*[.E$6]*[.E$7]" office:value-type="float" office:value="225000" calcext:value-type="float">
            <text:p/>
          </table:table-cell>
          <table:table-cell table:formula="of:=[.$A69]*[.F$6]*[.F$7]" office:value-type="float" office:value="480000" calcext:value-type="float">
            <text:p/>
          </table:table-cell>
          <table:table-cell table:formula="of:=[.$A69]*[.G$6]*[.G$7]" office:value-type="float" office:value="1020000" calcext:value-type="float">
            <text:p/>
          </table:table-cell>
          <table:table-cell table:formula="of:=[.$A69]*[.H$6]*[.H$7]" office:value-type="float" office:value="5700000" calcext:value-type="float">
            <text:p/>
          </table:table-cell>
          <table:table-cell table:formula="of:=[.$A69]*[.I$6]*[.I$7]" office:value-type="float" office:value="12000000" calcext:value-type="float">
            <text:p/>
          </table:table-cell>
          <table:table-cell table:formula="of:=[.$A69]*[.J$6]*[.J$7]" office:value-type="float" office:value="144000000" calcext:value-type="float">
            <text:p/>
          </table:table-cell>
          <table:table-cell table:formula="of:=[.$A69]*[.K$6]*[.K$7]" office:value-type="float" office:value="300000000" calcext:value-type="float">
            <text:p/>
          </table:table-cell>
          <table:table-cell table:formula="of:=[.$A69]*[.L$6]*[.L$7]" office:value-type="float" office:value="57600000000" calcext:value-type="float">
            <text:p/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[.$A70]*[.B$6]*[.B$7]" office:value-type="float" office:value="6100" calcext:value-type="float">
            <text:p/>
          </table:table-cell>
          <table:table-cell table:formula="of:=[.$A70]*[.C$6]*[.C$7]" office:value-type="float" office:value="39650" calcext:value-type="float">
            <text:p/>
          </table:table-cell>
          <table:table-cell table:formula="of:=[.$A70]*[.D$6]*[.D$7]" office:value-type="float" office:value="85400" calcext:value-type="float">
            <text:p/>
          </table:table-cell>
          <table:table-cell table:formula="of:=[.$A70]*[.E$6]*[.E$7]" office:value-type="float" office:value="228750" calcext:value-type="float">
            <text:p/>
          </table:table-cell>
          <table:table-cell table:formula="of:=[.$A70]*[.F$6]*[.F$7]" office:value-type="float" office:value="488000" calcext:value-type="float">
            <text:p/>
          </table:table-cell>
          <table:table-cell table:formula="of:=[.$A70]*[.G$6]*[.G$7]" office:value-type="float" office:value="1037000" calcext:value-type="float">
            <text:p/>
          </table:table-cell>
          <table:table-cell table:formula="of:=[.$A70]*[.H$6]*[.H$7]" office:value-type="float" office:value="5795000" calcext:value-type="float">
            <text:p/>
          </table:table-cell>
          <table:table-cell table:formula="of:=[.$A70]*[.I$6]*[.I$7]" office:value-type="float" office:value="12200000" calcext:value-type="float">
            <text:p/>
          </table:table-cell>
          <table:table-cell table:formula="of:=[.$A70]*[.J$6]*[.J$7]" office:value-type="float" office:value="146400000" calcext:value-type="float">
            <text:p/>
          </table:table-cell>
          <table:table-cell table:formula="of:=[.$A70]*[.K$6]*[.K$7]" office:value-type="float" office:value="305000000" calcext:value-type="float">
            <text:p/>
          </table:table-cell>
          <table:table-cell table:formula="of:=[.$A70]*[.L$6]*[.L$7]" office:value-type="float" office:value="58560000000" calcext:value-type="float">
            <text:p/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[.$A71]*[.B$6]*[.B$7]" office:value-type="float" office:value="6200" calcext:value-type="float">
            <text:p/>
          </table:table-cell>
          <table:table-cell table:formula="of:=[.$A71]*[.C$6]*[.C$7]" office:value-type="float" office:value="40300" calcext:value-type="float">
            <text:p/>
          </table:table-cell>
          <table:table-cell table:formula="of:=[.$A71]*[.D$6]*[.D$7]" office:value-type="float" office:value="86800" calcext:value-type="float">
            <text:p/>
          </table:table-cell>
          <table:table-cell table:formula="of:=[.$A71]*[.E$6]*[.E$7]" office:value-type="float" office:value="232500" calcext:value-type="float">
            <text:p/>
          </table:table-cell>
          <table:table-cell table:formula="of:=[.$A71]*[.F$6]*[.F$7]" office:value-type="float" office:value="496000" calcext:value-type="float">
            <text:p/>
          </table:table-cell>
          <table:table-cell table:formula="of:=[.$A71]*[.G$6]*[.G$7]" office:value-type="float" office:value="1054000" calcext:value-type="float">
            <text:p/>
          </table:table-cell>
          <table:table-cell table:formula="of:=[.$A71]*[.H$6]*[.H$7]" office:value-type="float" office:value="5890000" calcext:value-type="float">
            <text:p/>
          </table:table-cell>
          <table:table-cell table:formula="of:=[.$A71]*[.I$6]*[.I$7]" office:value-type="float" office:value="12400000" calcext:value-type="float">
            <text:p/>
          </table:table-cell>
          <table:table-cell table:formula="of:=[.$A71]*[.J$6]*[.J$7]" office:value-type="float" office:value="148800000" calcext:value-type="float">
            <text:p/>
          </table:table-cell>
          <table:table-cell table:formula="of:=[.$A71]*[.K$6]*[.K$7]" office:value-type="float" office:value="310000000" calcext:value-type="float">
            <text:p/>
          </table:table-cell>
          <table:table-cell table:formula="of:=[.$A71]*[.L$6]*[.L$7]" office:value-type="float" office:value="59520000000" calcext:value-type="float">
            <text:p/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[.$A72]*[.B$6]*[.B$7]" office:value-type="float" office:value="6300" calcext:value-type="float">
            <text:p/>
          </table:table-cell>
          <table:table-cell table:formula="of:=[.$A72]*[.C$6]*[.C$7]" office:value-type="float" office:value="40950" calcext:value-type="float">
            <text:p/>
          </table:table-cell>
          <table:table-cell table:formula="of:=[.$A72]*[.D$6]*[.D$7]" office:value-type="float" office:value="88200" calcext:value-type="float">
            <text:p/>
          </table:table-cell>
          <table:table-cell table:formula="of:=[.$A72]*[.E$6]*[.E$7]" office:value-type="float" office:value="236250" calcext:value-type="float">
            <text:p/>
          </table:table-cell>
          <table:table-cell table:formula="of:=[.$A72]*[.F$6]*[.F$7]" office:value-type="float" office:value="504000" calcext:value-type="float">
            <text:p/>
          </table:table-cell>
          <table:table-cell table:formula="of:=[.$A72]*[.G$6]*[.G$7]" office:value-type="float" office:value="1071000" calcext:value-type="float">
            <text:p/>
          </table:table-cell>
          <table:table-cell table:formula="of:=[.$A72]*[.H$6]*[.H$7]" office:value-type="float" office:value="5985000" calcext:value-type="float">
            <text:p/>
          </table:table-cell>
          <table:table-cell table:formula="of:=[.$A72]*[.I$6]*[.I$7]" office:value-type="float" office:value="12600000" calcext:value-type="float">
            <text:p/>
          </table:table-cell>
          <table:table-cell table:formula="of:=[.$A72]*[.J$6]*[.J$7]" office:value-type="float" office:value="151200000" calcext:value-type="float">
            <text:p/>
          </table:table-cell>
          <table:table-cell table:formula="of:=[.$A72]*[.K$6]*[.K$7]" office:value-type="float" office:value="315000000" calcext:value-type="float">
            <text:p/>
          </table:table-cell>
          <table:table-cell table:formula="of:=[.$A72]*[.L$6]*[.L$7]" office:value-type="float" office:value="60480000000" calcext:value-type="float">
            <text:p/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[.$A73]*[.B$6]*[.B$7]" office:value-type="float" office:value="6400" calcext:value-type="float">
            <text:p/>
          </table:table-cell>
          <table:table-cell table:formula="of:=[.$A73]*[.C$6]*[.C$7]" office:value-type="float" office:value="41600" calcext:value-type="float">
            <text:p/>
          </table:table-cell>
          <table:table-cell table:formula="of:=[.$A73]*[.D$6]*[.D$7]" office:value-type="float" office:value="89600" calcext:value-type="float">
            <text:p/>
          </table:table-cell>
          <table:table-cell table:formula="of:=[.$A73]*[.E$6]*[.E$7]" office:value-type="float" office:value="240000" calcext:value-type="float">
            <text:p/>
          </table:table-cell>
          <table:table-cell table:formula="of:=[.$A73]*[.F$6]*[.F$7]" office:value-type="float" office:value="512000" calcext:value-type="float">
            <text:p/>
          </table:table-cell>
          <table:table-cell table:formula="of:=[.$A73]*[.G$6]*[.G$7]" office:value-type="float" office:value="1088000" calcext:value-type="float">
            <text:p/>
          </table:table-cell>
          <table:table-cell table:formula="of:=[.$A73]*[.H$6]*[.H$7]" office:value-type="float" office:value="6080000" calcext:value-type="float">
            <text:p/>
          </table:table-cell>
          <table:table-cell table:formula="of:=[.$A73]*[.I$6]*[.I$7]" office:value-type="float" office:value="12800000" calcext:value-type="float">
            <text:p/>
          </table:table-cell>
          <table:table-cell table:formula="of:=[.$A73]*[.J$6]*[.J$7]" office:value-type="float" office:value="153600000" calcext:value-type="float">
            <text:p/>
          </table:table-cell>
          <table:table-cell table:formula="of:=[.$A73]*[.K$6]*[.K$7]" office:value-type="float" office:value="320000000" calcext:value-type="float">
            <text:p/>
          </table:table-cell>
          <table:table-cell table:formula="of:=[.$A73]*[.L$6]*[.L$7]" office:value-type="float" office:value="61440000000" calcext:value-type="float">
            <text:p/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$A74]*[.B$6]*[.B$7]" office:value-type="float" office:value="6500" calcext:value-type="float">
            <text:p/>
          </table:table-cell>
          <table:table-cell table:formula="of:=[.$A74]*[.C$6]*[.C$7]" office:value-type="float" office:value="42250" calcext:value-type="float">
            <text:p/>
          </table:table-cell>
          <table:table-cell table:formula="of:=[.$A74]*[.D$6]*[.D$7]" office:value-type="float" office:value="91000" calcext:value-type="float">
            <text:p/>
          </table:table-cell>
          <table:table-cell table:formula="of:=[.$A74]*[.E$6]*[.E$7]" office:value-type="float" office:value="243750" calcext:value-type="float">
            <text:p/>
          </table:table-cell>
          <table:table-cell table:formula="of:=[.$A74]*[.F$6]*[.F$7]" office:value-type="float" office:value="520000" calcext:value-type="float">
            <text:p/>
          </table:table-cell>
          <table:table-cell table:formula="of:=[.$A74]*[.G$6]*[.G$7]" office:value-type="float" office:value="1105000" calcext:value-type="float">
            <text:p/>
          </table:table-cell>
          <table:table-cell table:formula="of:=[.$A74]*[.H$6]*[.H$7]" office:value-type="float" office:value="6175000" calcext:value-type="float">
            <text:p/>
          </table:table-cell>
          <table:table-cell table:formula="of:=[.$A74]*[.I$6]*[.I$7]" office:value-type="float" office:value="13000000" calcext:value-type="float">
            <text:p/>
          </table:table-cell>
          <table:table-cell table:formula="of:=[.$A74]*[.J$6]*[.J$7]" office:value-type="float" office:value="156000000" calcext:value-type="float">
            <text:p/>
          </table:table-cell>
          <table:table-cell table:formula="of:=[.$A74]*[.K$6]*[.K$7]" office:value-type="float" office:value="325000000" calcext:value-type="float">
            <text:p/>
          </table:table-cell>
          <table:table-cell table:formula="of:=[.$A74]*[.L$6]*[.L$7]" office:value-type="float" office:value="62400000000" calcext:value-type="float">
            <text:p/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[.$A75]*[.B$6]*[.B$7]" office:value-type="float" office:value="6600" calcext:value-type="float">
            <text:p/>
          </table:table-cell>
          <table:table-cell table:formula="of:=[.$A75]*[.C$6]*[.C$7]" office:value-type="float" office:value="42900" calcext:value-type="float">
            <text:p/>
          </table:table-cell>
          <table:table-cell table:formula="of:=[.$A75]*[.D$6]*[.D$7]" office:value-type="float" office:value="92400" calcext:value-type="float">
            <text:p/>
          </table:table-cell>
          <table:table-cell table:formula="of:=[.$A75]*[.E$6]*[.E$7]" office:value-type="float" office:value="247500" calcext:value-type="float">
            <text:p/>
          </table:table-cell>
          <table:table-cell table:formula="of:=[.$A75]*[.F$6]*[.F$7]" office:value-type="float" office:value="528000" calcext:value-type="float">
            <text:p/>
          </table:table-cell>
          <table:table-cell table:formula="of:=[.$A75]*[.G$6]*[.G$7]" office:value-type="float" office:value="1122000" calcext:value-type="float">
            <text:p/>
          </table:table-cell>
          <table:table-cell table:formula="of:=[.$A75]*[.H$6]*[.H$7]" office:value-type="float" office:value="6270000" calcext:value-type="float">
            <text:p/>
          </table:table-cell>
          <table:table-cell table:formula="of:=[.$A75]*[.I$6]*[.I$7]" office:value-type="float" office:value="13200000" calcext:value-type="float">
            <text:p/>
          </table:table-cell>
          <table:table-cell table:formula="of:=[.$A75]*[.J$6]*[.J$7]" office:value-type="float" office:value="158400000" calcext:value-type="float">
            <text:p/>
          </table:table-cell>
          <table:table-cell table:formula="of:=[.$A75]*[.K$6]*[.K$7]" office:value-type="float" office:value="330000000" calcext:value-type="float">
            <text:p/>
          </table:table-cell>
          <table:table-cell table:formula="of:=[.$A75]*[.L$6]*[.L$7]" office:value-type="float" office:value="63360000000" calcext:value-type="float">
            <text:p/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[.$A76]*[.B$6]*[.B$7]" office:value-type="float" office:value="6700" calcext:value-type="float">
            <text:p/>
          </table:table-cell>
          <table:table-cell table:formula="of:=[.$A76]*[.C$6]*[.C$7]" office:value-type="float" office:value="43550" calcext:value-type="float">
            <text:p/>
          </table:table-cell>
          <table:table-cell table:formula="of:=[.$A76]*[.D$6]*[.D$7]" office:value-type="float" office:value="93800" calcext:value-type="float">
            <text:p/>
          </table:table-cell>
          <table:table-cell table:formula="of:=[.$A76]*[.E$6]*[.E$7]" office:value-type="float" office:value="251250" calcext:value-type="float">
            <text:p/>
          </table:table-cell>
          <table:table-cell table:formula="of:=[.$A76]*[.F$6]*[.F$7]" office:value-type="float" office:value="536000" calcext:value-type="float">
            <text:p/>
          </table:table-cell>
          <table:table-cell table:formula="of:=[.$A76]*[.G$6]*[.G$7]" office:value-type="float" office:value="1139000" calcext:value-type="float">
            <text:p/>
          </table:table-cell>
          <table:table-cell table:formula="of:=[.$A76]*[.H$6]*[.H$7]" office:value-type="float" office:value="6365000" calcext:value-type="float">
            <text:p/>
          </table:table-cell>
          <table:table-cell table:formula="of:=[.$A76]*[.I$6]*[.I$7]" office:value-type="float" office:value="13400000" calcext:value-type="float">
            <text:p/>
          </table:table-cell>
          <table:table-cell table:formula="of:=[.$A76]*[.J$6]*[.J$7]" office:value-type="float" office:value="160800000" calcext:value-type="float">
            <text:p/>
          </table:table-cell>
          <table:table-cell table:formula="of:=[.$A76]*[.K$6]*[.K$7]" office:value-type="float" office:value="335000000" calcext:value-type="float">
            <text:p/>
          </table:table-cell>
          <table:table-cell table:formula="of:=[.$A76]*[.L$6]*[.L$7]" office:value-type="float" office:value="64320000000" calcext:value-type="float">
            <text:p/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[.$A77]*[.B$6]*[.B$7]" office:value-type="float" office:value="6800" calcext:value-type="float">
            <text:p/>
          </table:table-cell>
          <table:table-cell table:formula="of:=[.$A77]*[.C$6]*[.C$7]" office:value-type="float" office:value="44200" calcext:value-type="float">
            <text:p/>
          </table:table-cell>
          <table:table-cell table:formula="of:=[.$A77]*[.D$6]*[.D$7]" office:value-type="float" office:value="95200" calcext:value-type="float">
            <text:p/>
          </table:table-cell>
          <table:table-cell table:formula="of:=[.$A77]*[.E$6]*[.E$7]" office:value-type="float" office:value="255000" calcext:value-type="float">
            <text:p/>
          </table:table-cell>
          <table:table-cell table:formula="of:=[.$A77]*[.F$6]*[.F$7]" office:value-type="float" office:value="544000" calcext:value-type="float">
            <text:p/>
          </table:table-cell>
          <table:table-cell table:formula="of:=[.$A77]*[.G$6]*[.G$7]" office:value-type="float" office:value="1156000" calcext:value-type="float">
            <text:p/>
          </table:table-cell>
          <table:table-cell table:formula="of:=[.$A77]*[.H$6]*[.H$7]" office:value-type="float" office:value="6460000" calcext:value-type="float">
            <text:p/>
          </table:table-cell>
          <table:table-cell table:formula="of:=[.$A77]*[.I$6]*[.I$7]" office:value-type="float" office:value="13600000" calcext:value-type="float">
            <text:p/>
          </table:table-cell>
          <table:table-cell table:formula="of:=[.$A77]*[.J$6]*[.J$7]" office:value-type="float" office:value="163200000" calcext:value-type="float">
            <text:p/>
          </table:table-cell>
          <table:table-cell table:formula="of:=[.$A77]*[.K$6]*[.K$7]" office:value-type="float" office:value="340000000" calcext:value-type="float">
            <text:p/>
          </table:table-cell>
          <table:table-cell table:formula="of:=[.$A77]*[.L$6]*[.L$7]" office:value-type="float" office:value="65280000000" calcext:value-type="float">
            <text:p/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[.$A78]*[.B$6]*[.B$7]" office:value-type="float" office:value="6900" calcext:value-type="float">
            <text:p/>
          </table:table-cell>
          <table:table-cell table:formula="of:=[.$A78]*[.C$6]*[.C$7]" office:value-type="float" office:value="44850" calcext:value-type="float">
            <text:p/>
          </table:table-cell>
          <table:table-cell table:formula="of:=[.$A78]*[.D$6]*[.D$7]" office:value-type="float" office:value="96600" calcext:value-type="float">
            <text:p/>
          </table:table-cell>
          <table:table-cell table:formula="of:=[.$A78]*[.E$6]*[.E$7]" office:value-type="float" office:value="258750" calcext:value-type="float">
            <text:p/>
          </table:table-cell>
          <table:table-cell table:formula="of:=[.$A78]*[.F$6]*[.F$7]" office:value-type="float" office:value="552000" calcext:value-type="float">
            <text:p/>
          </table:table-cell>
          <table:table-cell table:formula="of:=[.$A78]*[.G$6]*[.G$7]" office:value-type="float" office:value="1173000" calcext:value-type="float">
            <text:p/>
          </table:table-cell>
          <table:table-cell table:formula="of:=[.$A78]*[.H$6]*[.H$7]" office:value-type="float" office:value="6555000" calcext:value-type="float">
            <text:p/>
          </table:table-cell>
          <table:table-cell table:formula="of:=[.$A78]*[.I$6]*[.I$7]" office:value-type="float" office:value="13800000" calcext:value-type="float">
            <text:p/>
          </table:table-cell>
          <table:table-cell table:formula="of:=[.$A78]*[.J$6]*[.J$7]" office:value-type="float" office:value="165600000" calcext:value-type="float">
            <text:p/>
          </table:table-cell>
          <table:table-cell table:formula="of:=[.$A78]*[.K$6]*[.K$7]" office:value-type="float" office:value="345000000" calcext:value-type="float">
            <text:p/>
          </table:table-cell>
          <table:table-cell table:formula="of:=[.$A78]*[.L$6]*[.L$7]" office:value-type="float" office:value="66240000000" calcext:value-type="float">
            <text:p/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$A79]*[.B$6]*[.B$7]" office:value-type="float" office:value="7000" calcext:value-type="float">
            <text:p/>
          </table:table-cell>
          <table:table-cell table:formula="of:=[.$A79]*[.C$6]*[.C$7]" office:value-type="float" office:value="45500" calcext:value-type="float">
            <text:p/>
          </table:table-cell>
          <table:table-cell table:formula="of:=[.$A79]*[.D$6]*[.D$7]" office:value-type="float" office:value="98000" calcext:value-type="float">
            <text:p/>
          </table:table-cell>
          <table:table-cell table:formula="of:=[.$A79]*[.E$6]*[.E$7]" office:value-type="float" office:value="262500" calcext:value-type="float">
            <text:p/>
          </table:table-cell>
          <table:table-cell table:formula="of:=[.$A79]*[.F$6]*[.F$7]" office:value-type="float" office:value="560000" calcext:value-type="float">
            <text:p/>
          </table:table-cell>
          <table:table-cell table:formula="of:=[.$A79]*[.G$6]*[.G$7]" office:value-type="float" office:value="1190000" calcext:value-type="float">
            <text:p/>
          </table:table-cell>
          <table:table-cell table:formula="of:=[.$A79]*[.H$6]*[.H$7]" office:value-type="float" office:value="6650000" calcext:value-type="float">
            <text:p/>
          </table:table-cell>
          <table:table-cell table:formula="of:=[.$A79]*[.I$6]*[.I$7]" office:value-type="float" office:value="14000000" calcext:value-type="float">
            <text:p/>
          </table:table-cell>
          <table:table-cell table:formula="of:=[.$A79]*[.J$6]*[.J$7]" office:value-type="float" office:value="168000000" calcext:value-type="float">
            <text:p/>
          </table:table-cell>
          <table:table-cell table:formula="of:=[.$A79]*[.K$6]*[.K$7]" office:value-type="float" office:value="350000000" calcext:value-type="float">
            <text:p/>
          </table:table-cell>
          <table:table-cell table:formula="of:=[.$A79]*[.L$6]*[.L$7]" office:value-type="float" office:value="67200000000" calcext:value-type="float">
            <text:p/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[.$A80]*[.B$6]*[.B$7]" office:value-type="float" office:value="7100" calcext:value-type="float">
            <text:p/>
          </table:table-cell>
          <table:table-cell table:formula="of:=[.$A80]*[.C$6]*[.C$7]" office:value-type="float" office:value="46150" calcext:value-type="float">
            <text:p/>
          </table:table-cell>
          <table:table-cell table:formula="of:=[.$A80]*[.D$6]*[.D$7]" office:value-type="float" office:value="99400" calcext:value-type="float">
            <text:p/>
          </table:table-cell>
          <table:table-cell table:formula="of:=[.$A80]*[.E$6]*[.E$7]" office:value-type="float" office:value="266250" calcext:value-type="float">
            <text:p/>
          </table:table-cell>
          <table:table-cell table:formula="of:=[.$A80]*[.F$6]*[.F$7]" office:value-type="float" office:value="568000" calcext:value-type="float">
            <text:p/>
          </table:table-cell>
          <table:table-cell table:formula="of:=[.$A80]*[.G$6]*[.G$7]" office:value-type="float" office:value="1207000" calcext:value-type="float">
            <text:p/>
          </table:table-cell>
          <table:table-cell table:formula="of:=[.$A80]*[.H$6]*[.H$7]" office:value-type="float" office:value="6745000" calcext:value-type="float">
            <text:p/>
          </table:table-cell>
          <table:table-cell table:formula="of:=[.$A80]*[.I$6]*[.I$7]" office:value-type="float" office:value="14200000" calcext:value-type="float">
            <text:p/>
          </table:table-cell>
          <table:table-cell table:formula="of:=[.$A80]*[.J$6]*[.J$7]" office:value-type="float" office:value="170400000" calcext:value-type="float">
            <text:p/>
          </table:table-cell>
          <table:table-cell table:formula="of:=[.$A80]*[.K$6]*[.K$7]" office:value-type="float" office:value="355000000" calcext:value-type="float">
            <text:p/>
          </table:table-cell>
          <table:table-cell table:formula="of:=[.$A80]*[.L$6]*[.L$7]" office:value-type="float" office:value="68160000000" calcext:value-type="float">
            <text:p/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[.$A81]*[.B$6]*[.B$7]" office:value-type="float" office:value="7200" calcext:value-type="float">
            <text:p/>
          </table:table-cell>
          <table:table-cell table:formula="of:=[.$A81]*[.C$6]*[.C$7]" office:value-type="float" office:value="46800" calcext:value-type="float">
            <text:p/>
          </table:table-cell>
          <table:table-cell table:formula="of:=[.$A81]*[.D$6]*[.D$7]" office:value-type="float" office:value="100800" calcext:value-type="float">
            <text:p/>
          </table:table-cell>
          <table:table-cell table:formula="of:=[.$A81]*[.E$6]*[.E$7]" office:value-type="float" office:value="270000" calcext:value-type="float">
            <text:p/>
          </table:table-cell>
          <table:table-cell table:formula="of:=[.$A81]*[.F$6]*[.F$7]" office:value-type="float" office:value="576000" calcext:value-type="float">
            <text:p/>
          </table:table-cell>
          <table:table-cell table:formula="of:=[.$A81]*[.G$6]*[.G$7]" office:value-type="float" office:value="1224000" calcext:value-type="float">
            <text:p/>
          </table:table-cell>
          <table:table-cell table:formula="of:=[.$A81]*[.H$6]*[.H$7]" office:value-type="float" office:value="6840000" calcext:value-type="float">
            <text:p/>
          </table:table-cell>
          <table:table-cell table:formula="of:=[.$A81]*[.I$6]*[.I$7]" office:value-type="float" office:value="14400000" calcext:value-type="float">
            <text:p/>
          </table:table-cell>
          <table:table-cell table:formula="of:=[.$A81]*[.J$6]*[.J$7]" office:value-type="float" office:value="172800000" calcext:value-type="float">
            <text:p/>
          </table:table-cell>
          <table:table-cell table:formula="of:=[.$A81]*[.K$6]*[.K$7]" office:value-type="float" office:value="360000000" calcext:value-type="float">
            <text:p/>
          </table:table-cell>
          <table:table-cell table:formula="of:=[.$A81]*[.L$6]*[.L$7]" office:value-type="float" office:value="69120000000" calcext:value-type="float">
            <text:p/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[.$A82]*[.B$6]*[.B$7]" office:value-type="float" office:value="7300" calcext:value-type="float">
            <text:p/>
          </table:table-cell>
          <table:table-cell table:formula="of:=[.$A82]*[.C$6]*[.C$7]" office:value-type="float" office:value="47450" calcext:value-type="float">
            <text:p/>
          </table:table-cell>
          <table:table-cell table:formula="of:=[.$A82]*[.D$6]*[.D$7]" office:value-type="float" office:value="102200" calcext:value-type="float">
            <text:p/>
          </table:table-cell>
          <table:table-cell table:formula="of:=[.$A82]*[.E$6]*[.E$7]" office:value-type="float" office:value="273750" calcext:value-type="float">
            <text:p/>
          </table:table-cell>
          <table:table-cell table:formula="of:=[.$A82]*[.F$6]*[.F$7]" office:value-type="float" office:value="584000" calcext:value-type="float">
            <text:p/>
          </table:table-cell>
          <table:table-cell table:formula="of:=[.$A82]*[.G$6]*[.G$7]" office:value-type="float" office:value="1241000" calcext:value-type="float">
            <text:p/>
          </table:table-cell>
          <table:table-cell table:formula="of:=[.$A82]*[.H$6]*[.H$7]" office:value-type="float" office:value="6935000" calcext:value-type="float">
            <text:p/>
          </table:table-cell>
          <table:table-cell table:formula="of:=[.$A82]*[.I$6]*[.I$7]" office:value-type="float" office:value="14600000" calcext:value-type="float">
            <text:p/>
          </table:table-cell>
          <table:table-cell table:formula="of:=[.$A82]*[.J$6]*[.J$7]" office:value-type="float" office:value="175200000" calcext:value-type="float">
            <text:p/>
          </table:table-cell>
          <table:table-cell table:formula="of:=[.$A82]*[.K$6]*[.K$7]" office:value-type="float" office:value="365000000" calcext:value-type="float">
            <text:p/>
          </table:table-cell>
          <table:table-cell table:formula="of:=[.$A82]*[.L$6]*[.L$7]" office:value-type="float" office:value="70080000000" calcext:value-type="float">
            <text:p/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table:formula="of:=[.$A83]*[.B$6]*[.B$7]" office:value-type="float" office:value="7400" calcext:value-type="float">
            <text:p/>
          </table:table-cell>
          <table:table-cell table:formula="of:=[.$A83]*[.C$6]*[.C$7]" office:value-type="float" office:value="48100" calcext:value-type="float">
            <text:p/>
          </table:table-cell>
          <table:table-cell table:formula="of:=[.$A83]*[.D$6]*[.D$7]" office:value-type="float" office:value="103600" calcext:value-type="float">
            <text:p/>
          </table:table-cell>
          <table:table-cell table:formula="of:=[.$A83]*[.E$6]*[.E$7]" office:value-type="float" office:value="277500" calcext:value-type="float">
            <text:p/>
          </table:table-cell>
          <table:table-cell table:formula="of:=[.$A83]*[.F$6]*[.F$7]" office:value-type="float" office:value="592000" calcext:value-type="float">
            <text:p/>
          </table:table-cell>
          <table:table-cell table:formula="of:=[.$A83]*[.G$6]*[.G$7]" office:value-type="float" office:value="1258000" calcext:value-type="float">
            <text:p/>
          </table:table-cell>
          <table:table-cell table:formula="of:=[.$A83]*[.H$6]*[.H$7]" office:value-type="float" office:value="7030000" calcext:value-type="float">
            <text:p/>
          </table:table-cell>
          <table:table-cell table:formula="of:=[.$A83]*[.I$6]*[.I$7]" office:value-type="float" office:value="14800000" calcext:value-type="float">
            <text:p/>
          </table:table-cell>
          <table:table-cell table:formula="of:=[.$A83]*[.J$6]*[.J$7]" office:value-type="float" office:value="177600000" calcext:value-type="float">
            <text:p/>
          </table:table-cell>
          <table:table-cell table:formula="of:=[.$A83]*[.K$6]*[.K$7]" office:value-type="float" office:value="370000000" calcext:value-type="float">
            <text:p/>
          </table:table-cell>
          <table:table-cell table:formula="of:=[.$A83]*[.L$6]*[.L$7]" office:value-type="float" office:value="71040000000" calcext:value-type="float">
            <text:p/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$A84]*[.B$6]*[.B$7]" office:value-type="float" office:value="7500" calcext:value-type="float">
            <text:p/>
          </table:table-cell>
          <table:table-cell table:formula="of:=[.$A84]*[.C$6]*[.C$7]" office:value-type="float" office:value="48750" calcext:value-type="float">
            <text:p/>
          </table:table-cell>
          <table:table-cell table:formula="of:=[.$A84]*[.D$6]*[.D$7]" office:value-type="float" office:value="105000" calcext:value-type="float">
            <text:p/>
          </table:table-cell>
          <table:table-cell table:formula="of:=[.$A84]*[.E$6]*[.E$7]" office:value-type="float" office:value="281250" calcext:value-type="float">
            <text:p/>
          </table:table-cell>
          <table:table-cell table:formula="of:=[.$A84]*[.F$6]*[.F$7]" office:value-type="float" office:value="600000" calcext:value-type="float">
            <text:p/>
          </table:table-cell>
          <table:table-cell table:formula="of:=[.$A84]*[.G$6]*[.G$7]" office:value-type="float" office:value="1275000" calcext:value-type="float">
            <text:p/>
          </table:table-cell>
          <table:table-cell table:formula="of:=[.$A84]*[.H$6]*[.H$7]" office:value-type="float" office:value="7125000" calcext:value-type="float">
            <text:p/>
          </table:table-cell>
          <table:table-cell table:formula="of:=[.$A84]*[.I$6]*[.I$7]" office:value-type="float" office:value="15000000" calcext:value-type="float">
            <text:p/>
          </table:table-cell>
          <table:table-cell table:formula="of:=[.$A84]*[.J$6]*[.J$7]" office:value-type="float" office:value="180000000" calcext:value-type="float">
            <text:p/>
          </table:table-cell>
          <table:table-cell table:formula="of:=[.$A84]*[.K$6]*[.K$7]" office:value-type="float" office:value="375000000" calcext:value-type="float">
            <text:p/>
          </table:table-cell>
          <table:table-cell table:formula="of:=[.$A84]*[.L$6]*[.L$7]" office:value-type="float" office:value="72000000000" calcext:value-type="float">
            <text:p/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[.$A85]*[.B$6]*[.B$7]" office:value-type="float" office:value="7600" calcext:value-type="float">
            <text:p/>
          </table:table-cell>
          <table:table-cell table:formula="of:=[.$A85]*[.C$6]*[.C$7]" office:value-type="float" office:value="49400" calcext:value-type="float">
            <text:p/>
          </table:table-cell>
          <table:table-cell table:formula="of:=[.$A85]*[.D$6]*[.D$7]" office:value-type="float" office:value="106400" calcext:value-type="float">
            <text:p/>
          </table:table-cell>
          <table:table-cell table:formula="of:=[.$A85]*[.E$6]*[.E$7]" office:value-type="float" office:value="285000" calcext:value-type="float">
            <text:p/>
          </table:table-cell>
          <table:table-cell table:formula="of:=[.$A85]*[.F$6]*[.F$7]" office:value-type="float" office:value="608000" calcext:value-type="float">
            <text:p/>
          </table:table-cell>
          <table:table-cell table:formula="of:=[.$A85]*[.G$6]*[.G$7]" office:value-type="float" office:value="1292000" calcext:value-type="float">
            <text:p/>
          </table:table-cell>
          <table:table-cell table:formula="of:=[.$A85]*[.H$6]*[.H$7]" office:value-type="float" office:value="7220000" calcext:value-type="float">
            <text:p/>
          </table:table-cell>
          <table:table-cell table:formula="of:=[.$A85]*[.I$6]*[.I$7]" office:value-type="float" office:value="15200000" calcext:value-type="float">
            <text:p/>
          </table:table-cell>
          <table:table-cell table:formula="of:=[.$A85]*[.J$6]*[.J$7]" office:value-type="float" office:value="182400000" calcext:value-type="float">
            <text:p/>
          </table:table-cell>
          <table:table-cell table:formula="of:=[.$A85]*[.K$6]*[.K$7]" office:value-type="float" office:value="380000000" calcext:value-type="float">
            <text:p/>
          </table:table-cell>
          <table:table-cell table:formula="of:=[.$A85]*[.L$6]*[.L$7]" office:value-type="float" office:value="72960000000" calcext:value-type="float">
            <text:p/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table:formula="of:=[.$A86]*[.B$6]*[.B$7]" office:value-type="float" office:value="7700" calcext:value-type="float">
            <text:p/>
          </table:table-cell>
          <table:table-cell table:formula="of:=[.$A86]*[.C$6]*[.C$7]" office:value-type="float" office:value="50050" calcext:value-type="float">
            <text:p/>
          </table:table-cell>
          <table:table-cell table:formula="of:=[.$A86]*[.D$6]*[.D$7]" office:value-type="float" office:value="107800" calcext:value-type="float">
            <text:p/>
          </table:table-cell>
          <table:table-cell table:formula="of:=[.$A86]*[.E$6]*[.E$7]" office:value-type="float" office:value="288750" calcext:value-type="float">
            <text:p/>
          </table:table-cell>
          <table:table-cell table:formula="of:=[.$A86]*[.F$6]*[.F$7]" office:value-type="float" office:value="616000" calcext:value-type="float">
            <text:p/>
          </table:table-cell>
          <table:table-cell table:formula="of:=[.$A86]*[.G$6]*[.G$7]" office:value-type="float" office:value="1309000" calcext:value-type="float">
            <text:p/>
          </table:table-cell>
          <table:table-cell table:formula="of:=[.$A86]*[.H$6]*[.H$7]" office:value-type="float" office:value="7315000" calcext:value-type="float">
            <text:p/>
          </table:table-cell>
          <table:table-cell table:formula="of:=[.$A86]*[.I$6]*[.I$7]" office:value-type="float" office:value="15400000" calcext:value-type="float">
            <text:p/>
          </table:table-cell>
          <table:table-cell table:formula="of:=[.$A86]*[.J$6]*[.J$7]" office:value-type="float" office:value="184800000" calcext:value-type="float">
            <text:p/>
          </table:table-cell>
          <table:table-cell table:formula="of:=[.$A86]*[.K$6]*[.K$7]" office:value-type="float" office:value="385000000" calcext:value-type="float">
            <text:p/>
          </table:table-cell>
          <table:table-cell table:formula="of:=[.$A86]*[.L$6]*[.L$7]" office:value-type="float" office:value="73920000000" calcext:value-type="float">
            <text:p/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table:formula="of:=[.$A87]*[.B$6]*[.B$7]" office:value-type="float" office:value="7800" calcext:value-type="float">
            <text:p/>
          </table:table-cell>
          <table:table-cell table:formula="of:=[.$A87]*[.C$6]*[.C$7]" office:value-type="float" office:value="50700" calcext:value-type="float">
            <text:p/>
          </table:table-cell>
          <table:table-cell table:formula="of:=[.$A87]*[.D$6]*[.D$7]" office:value-type="float" office:value="109200" calcext:value-type="float">
            <text:p/>
          </table:table-cell>
          <table:table-cell table:formula="of:=[.$A87]*[.E$6]*[.E$7]" office:value-type="float" office:value="292500" calcext:value-type="float">
            <text:p/>
          </table:table-cell>
          <table:table-cell table:formula="of:=[.$A87]*[.F$6]*[.F$7]" office:value-type="float" office:value="624000" calcext:value-type="float">
            <text:p/>
          </table:table-cell>
          <table:table-cell table:formula="of:=[.$A87]*[.G$6]*[.G$7]" office:value-type="float" office:value="1326000" calcext:value-type="float">
            <text:p/>
          </table:table-cell>
          <table:table-cell table:formula="of:=[.$A87]*[.H$6]*[.H$7]" office:value-type="float" office:value="7410000" calcext:value-type="float">
            <text:p/>
          </table:table-cell>
          <table:table-cell table:formula="of:=[.$A87]*[.I$6]*[.I$7]" office:value-type="float" office:value="15600000" calcext:value-type="float">
            <text:p/>
          </table:table-cell>
          <table:table-cell table:formula="of:=[.$A87]*[.J$6]*[.J$7]" office:value-type="float" office:value="187200000" calcext:value-type="float">
            <text:p/>
          </table:table-cell>
          <table:table-cell table:formula="of:=[.$A87]*[.K$6]*[.K$7]" office:value-type="float" office:value="390000000" calcext:value-type="float">
            <text:p/>
          </table:table-cell>
          <table:table-cell table:formula="of:=[.$A87]*[.L$6]*[.L$7]" office:value-type="float" office:value="74880000000" calcext:value-type="float">
            <text:p/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table:formula="of:=[.$A88]*[.B$6]*[.B$7]" office:value-type="float" office:value="7900" calcext:value-type="float">
            <text:p/>
          </table:table-cell>
          <table:table-cell table:formula="of:=[.$A88]*[.C$6]*[.C$7]" office:value-type="float" office:value="51350" calcext:value-type="float">
            <text:p/>
          </table:table-cell>
          <table:table-cell table:formula="of:=[.$A88]*[.D$6]*[.D$7]" office:value-type="float" office:value="110600" calcext:value-type="float">
            <text:p/>
          </table:table-cell>
          <table:table-cell table:formula="of:=[.$A88]*[.E$6]*[.E$7]" office:value-type="float" office:value="296250" calcext:value-type="float">
            <text:p/>
          </table:table-cell>
          <table:table-cell table:formula="of:=[.$A88]*[.F$6]*[.F$7]" office:value-type="float" office:value="632000" calcext:value-type="float">
            <text:p/>
          </table:table-cell>
          <table:table-cell table:formula="of:=[.$A88]*[.G$6]*[.G$7]" office:value-type="float" office:value="1343000" calcext:value-type="float">
            <text:p/>
          </table:table-cell>
          <table:table-cell table:formula="of:=[.$A88]*[.H$6]*[.H$7]" office:value-type="float" office:value="7505000" calcext:value-type="float">
            <text:p/>
          </table:table-cell>
          <table:table-cell table:formula="of:=[.$A88]*[.I$6]*[.I$7]" office:value-type="float" office:value="15800000" calcext:value-type="float">
            <text:p/>
          </table:table-cell>
          <table:table-cell table:formula="of:=[.$A88]*[.J$6]*[.J$7]" office:value-type="float" office:value="189600000" calcext:value-type="float">
            <text:p/>
          </table:table-cell>
          <table:table-cell table:formula="of:=[.$A88]*[.K$6]*[.K$7]" office:value-type="float" office:value="395000000" calcext:value-type="float">
            <text:p/>
          </table:table-cell>
          <table:table-cell table:formula="of:=[.$A88]*[.L$6]*[.L$7]" office:value-type="float" office:value="75840000000" calcext:value-type="float">
            <text:p/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A89]*[.B$6]*[.B$7]" office:value-type="float" office:value="8000" calcext:value-type="float">
            <text:p/>
          </table:table-cell>
          <table:table-cell table:formula="of:=[.$A89]*[.C$6]*[.C$7]" office:value-type="float" office:value="52000" calcext:value-type="float">
            <text:p/>
          </table:table-cell>
          <table:table-cell table:formula="of:=[.$A89]*[.D$6]*[.D$7]" office:value-type="float" office:value="112000" calcext:value-type="float">
            <text:p/>
          </table:table-cell>
          <table:table-cell table:formula="of:=[.$A89]*[.E$6]*[.E$7]" office:value-type="float" office:value="300000" calcext:value-type="float">
            <text:p/>
          </table:table-cell>
          <table:table-cell table:formula="of:=[.$A89]*[.F$6]*[.F$7]" office:value-type="float" office:value="640000" calcext:value-type="float">
            <text:p/>
          </table:table-cell>
          <table:table-cell table:formula="of:=[.$A89]*[.G$6]*[.G$7]" office:value-type="float" office:value="1360000" calcext:value-type="float">
            <text:p/>
          </table:table-cell>
          <table:table-cell table:formula="of:=[.$A89]*[.H$6]*[.H$7]" office:value-type="float" office:value="7600000" calcext:value-type="float">
            <text:p/>
          </table:table-cell>
          <table:table-cell table:formula="of:=[.$A89]*[.I$6]*[.I$7]" office:value-type="float" office:value="16000000" calcext:value-type="float">
            <text:p/>
          </table:table-cell>
          <table:table-cell table:formula="of:=[.$A89]*[.J$6]*[.J$7]" office:value-type="float" office:value="192000000" calcext:value-type="float">
            <text:p/>
          </table:table-cell>
          <table:table-cell table:formula="of:=[.$A89]*[.K$6]*[.K$7]" office:value-type="float" office:value="400000000" calcext:value-type="float">
            <text:p/>
          </table:table-cell>
          <table:table-cell table:formula="of:=[.$A89]*[.L$6]*[.L$7]" office:value-type="float" office:value="76800000000" calcext:value-type="float">
            <text:p/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table:formula="of:=[.$A90]*[.B$6]*[.B$7]" office:value-type="float" office:value="8100" calcext:value-type="float">
            <text:p/>
          </table:table-cell>
          <table:table-cell table:formula="of:=[.$A90]*[.C$6]*[.C$7]" office:value-type="float" office:value="52650" calcext:value-type="float">
            <text:p/>
          </table:table-cell>
          <table:table-cell table:formula="of:=[.$A90]*[.D$6]*[.D$7]" office:value-type="float" office:value="113400" calcext:value-type="float">
            <text:p/>
          </table:table-cell>
          <table:table-cell table:formula="of:=[.$A90]*[.E$6]*[.E$7]" office:value-type="float" office:value="303750" calcext:value-type="float">
            <text:p/>
          </table:table-cell>
          <table:table-cell table:formula="of:=[.$A90]*[.F$6]*[.F$7]" office:value-type="float" office:value="648000" calcext:value-type="float">
            <text:p/>
          </table:table-cell>
          <table:table-cell table:formula="of:=[.$A90]*[.G$6]*[.G$7]" office:value-type="float" office:value="1377000" calcext:value-type="float">
            <text:p/>
          </table:table-cell>
          <table:table-cell table:formula="of:=[.$A90]*[.H$6]*[.H$7]" office:value-type="float" office:value="7695000" calcext:value-type="float">
            <text:p/>
          </table:table-cell>
          <table:table-cell table:formula="of:=[.$A90]*[.I$6]*[.I$7]" office:value-type="float" office:value="16200000" calcext:value-type="float">
            <text:p/>
          </table:table-cell>
          <table:table-cell table:formula="of:=[.$A90]*[.J$6]*[.J$7]" office:value-type="float" office:value="194400000" calcext:value-type="float">
            <text:p/>
          </table:table-cell>
          <table:table-cell table:formula="of:=[.$A90]*[.K$6]*[.K$7]" office:value-type="float" office:value="405000000" calcext:value-type="float">
            <text:p/>
          </table:table-cell>
          <table:table-cell table:formula="of:=[.$A90]*[.L$6]*[.L$7]" office:value-type="float" office:value="77760000000" calcext:value-type="float">
            <text:p/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table:formula="of:=[.$A91]*[.B$6]*[.B$7]" office:value-type="float" office:value="8200" calcext:value-type="float">
            <text:p/>
          </table:table-cell>
          <table:table-cell table:formula="of:=[.$A91]*[.C$6]*[.C$7]" office:value-type="float" office:value="53300" calcext:value-type="float">
            <text:p/>
          </table:table-cell>
          <table:table-cell table:formula="of:=[.$A91]*[.D$6]*[.D$7]" office:value-type="float" office:value="114800" calcext:value-type="float">
            <text:p/>
          </table:table-cell>
          <table:table-cell table:formula="of:=[.$A91]*[.E$6]*[.E$7]" office:value-type="float" office:value="307500" calcext:value-type="float">
            <text:p/>
          </table:table-cell>
          <table:table-cell table:formula="of:=[.$A91]*[.F$6]*[.F$7]" office:value-type="float" office:value="656000" calcext:value-type="float">
            <text:p/>
          </table:table-cell>
          <table:table-cell table:formula="of:=[.$A91]*[.G$6]*[.G$7]" office:value-type="float" office:value="1394000" calcext:value-type="float">
            <text:p/>
          </table:table-cell>
          <table:table-cell table:formula="of:=[.$A91]*[.H$6]*[.H$7]" office:value-type="float" office:value="7790000" calcext:value-type="float">
            <text:p/>
          </table:table-cell>
          <table:table-cell table:formula="of:=[.$A91]*[.I$6]*[.I$7]" office:value-type="float" office:value="16400000" calcext:value-type="float">
            <text:p/>
          </table:table-cell>
          <table:table-cell table:formula="of:=[.$A91]*[.J$6]*[.J$7]" office:value-type="float" office:value="196800000" calcext:value-type="float">
            <text:p/>
          </table:table-cell>
          <table:table-cell table:formula="of:=[.$A91]*[.K$6]*[.K$7]" office:value-type="float" office:value="410000000" calcext:value-type="float">
            <text:p/>
          </table:table-cell>
          <table:table-cell table:formula="of:=[.$A91]*[.L$6]*[.L$7]" office:value-type="float" office:value="78720000000" calcext:value-type="float">
            <text:p/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table:formula="of:=[.$A92]*[.B$6]*[.B$7]" office:value-type="float" office:value="8300" calcext:value-type="float">
            <text:p/>
          </table:table-cell>
          <table:table-cell table:formula="of:=[.$A92]*[.C$6]*[.C$7]" office:value-type="float" office:value="53950" calcext:value-type="float">
            <text:p/>
          </table:table-cell>
          <table:table-cell table:formula="of:=[.$A92]*[.D$6]*[.D$7]" office:value-type="float" office:value="116200" calcext:value-type="float">
            <text:p/>
          </table:table-cell>
          <table:table-cell table:formula="of:=[.$A92]*[.E$6]*[.E$7]" office:value-type="float" office:value="311250" calcext:value-type="float">
            <text:p/>
          </table:table-cell>
          <table:table-cell table:formula="of:=[.$A92]*[.F$6]*[.F$7]" office:value-type="float" office:value="664000" calcext:value-type="float">
            <text:p/>
          </table:table-cell>
          <table:table-cell table:formula="of:=[.$A92]*[.G$6]*[.G$7]" office:value-type="float" office:value="1411000" calcext:value-type="float">
            <text:p/>
          </table:table-cell>
          <table:table-cell table:formula="of:=[.$A92]*[.H$6]*[.H$7]" office:value-type="float" office:value="7885000" calcext:value-type="float">
            <text:p/>
          </table:table-cell>
          <table:table-cell table:formula="of:=[.$A92]*[.I$6]*[.I$7]" office:value-type="float" office:value="16600000" calcext:value-type="float">
            <text:p/>
          </table:table-cell>
          <table:table-cell table:formula="of:=[.$A92]*[.J$6]*[.J$7]" office:value-type="float" office:value="199200000" calcext:value-type="float">
            <text:p/>
          </table:table-cell>
          <table:table-cell table:formula="of:=[.$A92]*[.K$6]*[.K$7]" office:value-type="float" office:value="415000000" calcext:value-type="float">
            <text:p/>
          </table:table-cell>
          <table:table-cell table:formula="of:=[.$A92]*[.L$6]*[.L$7]" office:value-type="float" office:value="79680000000" calcext:value-type="float">
            <text:p/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[.$A93]*[.B$6]*[.B$7]" office:value-type="float" office:value="8400" calcext:value-type="float">
            <text:p/>
          </table:table-cell>
          <table:table-cell table:formula="of:=[.$A93]*[.C$6]*[.C$7]" office:value-type="float" office:value="54600" calcext:value-type="float">
            <text:p/>
          </table:table-cell>
          <table:table-cell table:formula="of:=[.$A93]*[.D$6]*[.D$7]" office:value-type="float" office:value="117600" calcext:value-type="float">
            <text:p/>
          </table:table-cell>
          <table:table-cell table:formula="of:=[.$A93]*[.E$6]*[.E$7]" office:value-type="float" office:value="315000" calcext:value-type="float">
            <text:p/>
          </table:table-cell>
          <table:table-cell table:formula="of:=[.$A93]*[.F$6]*[.F$7]" office:value-type="float" office:value="672000" calcext:value-type="float">
            <text:p/>
          </table:table-cell>
          <table:table-cell table:formula="of:=[.$A93]*[.G$6]*[.G$7]" office:value-type="float" office:value="1428000" calcext:value-type="float">
            <text:p/>
          </table:table-cell>
          <table:table-cell table:formula="of:=[.$A93]*[.H$6]*[.H$7]" office:value-type="float" office:value="7980000" calcext:value-type="float">
            <text:p/>
          </table:table-cell>
          <table:table-cell table:formula="of:=[.$A93]*[.I$6]*[.I$7]" office:value-type="float" office:value="16800000" calcext:value-type="float">
            <text:p/>
          </table:table-cell>
          <table:table-cell table:formula="of:=[.$A93]*[.J$6]*[.J$7]" office:value-type="float" office:value="201600000" calcext:value-type="float">
            <text:p/>
          </table:table-cell>
          <table:table-cell table:formula="of:=[.$A93]*[.K$6]*[.K$7]" office:value-type="float" office:value="420000000" calcext:value-type="float">
            <text:p/>
          </table:table-cell>
          <table:table-cell table:formula="of:=[.$A93]*[.L$6]*[.L$7]" office:value-type="float" office:value="80640000000" calcext:value-type="float">
            <text:p/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$A94]*[.B$6]*[.B$7]" office:value-type="float" office:value="8500" calcext:value-type="float">
            <text:p/>
          </table:table-cell>
          <table:table-cell table:formula="of:=[.$A94]*[.C$6]*[.C$7]" office:value-type="float" office:value="55250" calcext:value-type="float">
            <text:p/>
          </table:table-cell>
          <table:table-cell table:formula="of:=[.$A94]*[.D$6]*[.D$7]" office:value-type="float" office:value="119000" calcext:value-type="float">
            <text:p/>
          </table:table-cell>
          <table:table-cell table:formula="of:=[.$A94]*[.E$6]*[.E$7]" office:value-type="float" office:value="318750" calcext:value-type="float">
            <text:p/>
          </table:table-cell>
          <table:table-cell table:formula="of:=[.$A94]*[.F$6]*[.F$7]" office:value-type="float" office:value="680000" calcext:value-type="float">
            <text:p/>
          </table:table-cell>
          <table:table-cell table:formula="of:=[.$A94]*[.G$6]*[.G$7]" office:value-type="float" office:value="1445000" calcext:value-type="float">
            <text:p/>
          </table:table-cell>
          <table:table-cell table:formula="of:=[.$A94]*[.H$6]*[.H$7]" office:value-type="float" office:value="8075000" calcext:value-type="float">
            <text:p/>
          </table:table-cell>
          <table:table-cell table:formula="of:=[.$A94]*[.I$6]*[.I$7]" office:value-type="float" office:value="17000000" calcext:value-type="float">
            <text:p/>
          </table:table-cell>
          <table:table-cell table:formula="of:=[.$A94]*[.J$6]*[.J$7]" office:value-type="float" office:value="204000000" calcext:value-type="float">
            <text:p/>
          </table:table-cell>
          <table:table-cell table:formula="of:=[.$A94]*[.K$6]*[.K$7]" office:value-type="float" office:value="425000000" calcext:value-type="float">
            <text:p/>
          </table:table-cell>
          <table:table-cell table:formula="of:=[.$A94]*[.L$6]*[.L$7]" office:value-type="float" office:value="81600000000" calcext:value-type="float">
            <text:p/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formula="of:=[.$A95]*[.B$6]*[.B$7]" office:value-type="float" office:value="8600" calcext:value-type="float">
            <text:p/>
          </table:table-cell>
          <table:table-cell table:formula="of:=[.$A95]*[.C$6]*[.C$7]" office:value-type="float" office:value="55900" calcext:value-type="float">
            <text:p/>
          </table:table-cell>
          <table:table-cell table:formula="of:=[.$A95]*[.D$6]*[.D$7]" office:value-type="float" office:value="120400" calcext:value-type="float">
            <text:p/>
          </table:table-cell>
          <table:table-cell table:formula="of:=[.$A95]*[.E$6]*[.E$7]" office:value-type="float" office:value="322500" calcext:value-type="float">
            <text:p/>
          </table:table-cell>
          <table:table-cell table:formula="of:=[.$A95]*[.F$6]*[.F$7]" office:value-type="float" office:value="688000" calcext:value-type="float">
            <text:p/>
          </table:table-cell>
          <table:table-cell table:formula="of:=[.$A95]*[.G$6]*[.G$7]" office:value-type="float" office:value="1462000" calcext:value-type="float">
            <text:p/>
          </table:table-cell>
          <table:table-cell table:formula="of:=[.$A95]*[.H$6]*[.H$7]" office:value-type="float" office:value="8170000" calcext:value-type="float">
            <text:p/>
          </table:table-cell>
          <table:table-cell table:formula="of:=[.$A95]*[.I$6]*[.I$7]" office:value-type="float" office:value="17200000" calcext:value-type="float">
            <text:p/>
          </table:table-cell>
          <table:table-cell table:formula="of:=[.$A95]*[.J$6]*[.J$7]" office:value-type="float" office:value="206400000" calcext:value-type="float">
            <text:p/>
          </table:table-cell>
          <table:table-cell table:formula="of:=[.$A95]*[.K$6]*[.K$7]" office:value-type="float" office:value="430000000" calcext:value-type="float">
            <text:p/>
          </table:table-cell>
          <table:table-cell table:formula="of:=[.$A95]*[.L$6]*[.L$7]" office:value-type="float" office:value="82560000000" calcext:value-type="float">
            <text:p/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table:formula="of:=[.$A96]*[.B$6]*[.B$7]" office:value-type="float" office:value="8700" calcext:value-type="float">
            <text:p/>
          </table:table-cell>
          <table:table-cell table:formula="of:=[.$A96]*[.C$6]*[.C$7]" office:value-type="float" office:value="56550" calcext:value-type="float">
            <text:p/>
          </table:table-cell>
          <table:table-cell table:formula="of:=[.$A96]*[.D$6]*[.D$7]" office:value-type="float" office:value="121800" calcext:value-type="float">
            <text:p/>
          </table:table-cell>
          <table:table-cell table:formula="of:=[.$A96]*[.E$6]*[.E$7]" office:value-type="float" office:value="326250" calcext:value-type="float">
            <text:p/>
          </table:table-cell>
          <table:table-cell table:formula="of:=[.$A96]*[.F$6]*[.F$7]" office:value-type="float" office:value="696000" calcext:value-type="float">
            <text:p/>
          </table:table-cell>
          <table:table-cell table:formula="of:=[.$A96]*[.G$6]*[.G$7]" office:value-type="float" office:value="1479000" calcext:value-type="float">
            <text:p/>
          </table:table-cell>
          <table:table-cell table:formula="of:=[.$A96]*[.H$6]*[.H$7]" office:value-type="float" office:value="8265000" calcext:value-type="float">
            <text:p/>
          </table:table-cell>
          <table:table-cell table:formula="of:=[.$A96]*[.I$6]*[.I$7]" office:value-type="float" office:value="17400000" calcext:value-type="float">
            <text:p/>
          </table:table-cell>
          <table:table-cell table:formula="of:=[.$A96]*[.J$6]*[.J$7]" office:value-type="float" office:value="208800000" calcext:value-type="float">
            <text:p/>
          </table:table-cell>
          <table:table-cell table:formula="of:=[.$A96]*[.K$6]*[.K$7]" office:value-type="float" office:value="435000000" calcext:value-type="float">
            <text:p/>
          </table:table-cell>
          <table:table-cell table:formula="of:=[.$A96]*[.L$6]*[.L$7]" office:value-type="float" office:value="83520000000" calcext:value-type="float">
            <text:p/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table:formula="of:=[.$A97]*[.B$6]*[.B$7]" office:value-type="float" office:value="8800" calcext:value-type="float">
            <text:p/>
          </table:table-cell>
          <table:table-cell table:formula="of:=[.$A97]*[.C$6]*[.C$7]" office:value-type="float" office:value="57200" calcext:value-type="float">
            <text:p/>
          </table:table-cell>
          <table:table-cell table:formula="of:=[.$A97]*[.D$6]*[.D$7]" office:value-type="float" office:value="123200" calcext:value-type="float">
            <text:p/>
          </table:table-cell>
          <table:table-cell table:formula="of:=[.$A97]*[.E$6]*[.E$7]" office:value-type="float" office:value="330000" calcext:value-type="float">
            <text:p/>
          </table:table-cell>
          <table:table-cell table:formula="of:=[.$A97]*[.F$6]*[.F$7]" office:value-type="float" office:value="704000" calcext:value-type="float">
            <text:p/>
          </table:table-cell>
          <table:table-cell table:formula="of:=[.$A97]*[.G$6]*[.G$7]" office:value-type="float" office:value="1496000" calcext:value-type="float">
            <text:p/>
          </table:table-cell>
          <table:table-cell table:formula="of:=[.$A97]*[.H$6]*[.H$7]" office:value-type="float" office:value="8360000" calcext:value-type="float">
            <text:p/>
          </table:table-cell>
          <table:table-cell table:formula="of:=[.$A97]*[.I$6]*[.I$7]" office:value-type="float" office:value="17600000" calcext:value-type="float">
            <text:p/>
          </table:table-cell>
          <table:table-cell table:formula="of:=[.$A97]*[.J$6]*[.J$7]" office:value-type="float" office:value="211200000" calcext:value-type="float">
            <text:p/>
          </table:table-cell>
          <table:table-cell table:formula="of:=[.$A97]*[.K$6]*[.K$7]" office:value-type="float" office:value="440000000" calcext:value-type="float">
            <text:p/>
          </table:table-cell>
          <table:table-cell table:formula="of:=[.$A97]*[.L$6]*[.L$7]" office:value-type="float" office:value="84480000000" calcext:value-type="float">
            <text:p/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table:formula="of:=[.$A98]*[.B$6]*[.B$7]" office:value-type="float" office:value="8900" calcext:value-type="float">
            <text:p/>
          </table:table-cell>
          <table:table-cell table:formula="of:=[.$A98]*[.C$6]*[.C$7]" office:value-type="float" office:value="57850" calcext:value-type="float">
            <text:p/>
          </table:table-cell>
          <table:table-cell table:formula="of:=[.$A98]*[.D$6]*[.D$7]" office:value-type="float" office:value="124600" calcext:value-type="float">
            <text:p/>
          </table:table-cell>
          <table:table-cell table:formula="of:=[.$A98]*[.E$6]*[.E$7]" office:value-type="float" office:value="333750" calcext:value-type="float">
            <text:p/>
          </table:table-cell>
          <table:table-cell table:formula="of:=[.$A98]*[.F$6]*[.F$7]" office:value-type="float" office:value="712000" calcext:value-type="float">
            <text:p/>
          </table:table-cell>
          <table:table-cell table:formula="of:=[.$A98]*[.G$6]*[.G$7]" office:value-type="float" office:value="1513000" calcext:value-type="float">
            <text:p/>
          </table:table-cell>
          <table:table-cell table:formula="of:=[.$A98]*[.H$6]*[.H$7]" office:value-type="float" office:value="8455000" calcext:value-type="float">
            <text:p/>
          </table:table-cell>
          <table:table-cell table:formula="of:=[.$A98]*[.I$6]*[.I$7]" office:value-type="float" office:value="17800000" calcext:value-type="float">
            <text:p/>
          </table:table-cell>
          <table:table-cell table:formula="of:=[.$A98]*[.J$6]*[.J$7]" office:value-type="float" office:value="213600000" calcext:value-type="float">
            <text:p/>
          </table:table-cell>
          <table:table-cell table:formula="of:=[.$A98]*[.K$6]*[.K$7]" office:value-type="float" office:value="445000000" calcext:value-type="float">
            <text:p/>
          </table:table-cell>
          <table:table-cell table:formula="of:=[.$A98]*[.L$6]*[.L$7]" office:value-type="float" office:value="85440000000" calcext:value-type="float">
            <text:p/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$A99]*[.B$6]*[.B$7]" office:value-type="float" office:value="9000" calcext:value-type="float">
            <text:p/>
          </table:table-cell>
          <table:table-cell table:formula="of:=[.$A99]*[.C$6]*[.C$7]" office:value-type="float" office:value="58500" calcext:value-type="float">
            <text:p/>
          </table:table-cell>
          <table:table-cell table:formula="of:=[.$A99]*[.D$6]*[.D$7]" office:value-type="float" office:value="126000" calcext:value-type="float">
            <text:p/>
          </table:table-cell>
          <table:table-cell table:formula="of:=[.$A99]*[.E$6]*[.E$7]" office:value-type="float" office:value="337500" calcext:value-type="float">
            <text:p/>
          </table:table-cell>
          <table:table-cell table:formula="of:=[.$A99]*[.F$6]*[.F$7]" office:value-type="float" office:value="720000" calcext:value-type="float">
            <text:p/>
          </table:table-cell>
          <table:table-cell table:formula="of:=[.$A99]*[.G$6]*[.G$7]" office:value-type="float" office:value="1530000" calcext:value-type="float">
            <text:p/>
          </table:table-cell>
          <table:table-cell table:formula="of:=[.$A99]*[.H$6]*[.H$7]" office:value-type="float" office:value="8550000" calcext:value-type="float">
            <text:p/>
          </table:table-cell>
          <table:table-cell table:formula="of:=[.$A99]*[.I$6]*[.I$7]" office:value-type="float" office:value="18000000" calcext:value-type="float">
            <text:p/>
          </table:table-cell>
          <table:table-cell table:formula="of:=[.$A99]*[.J$6]*[.J$7]" office:value-type="float" office:value="216000000" calcext:value-type="float">
            <text:p/>
          </table:table-cell>
          <table:table-cell table:formula="of:=[.$A99]*[.K$6]*[.K$7]" office:value-type="float" office:value="450000000" calcext:value-type="float">
            <text:p/>
          </table:table-cell>
          <table:table-cell table:formula="of:=[.$A99]*[.L$6]*[.L$7]" office:value-type="float" office:value="86400000000" calcext:value-type="float">
            <text:p/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formula="of:=[.$A100]*[.B$6]*[.B$7]" office:value-type="float" office:value="9100" calcext:value-type="float">
            <text:p/>
          </table:table-cell>
          <table:table-cell table:formula="of:=[.$A100]*[.C$6]*[.C$7]" office:value-type="float" office:value="59150" calcext:value-type="float">
            <text:p/>
          </table:table-cell>
          <table:table-cell table:formula="of:=[.$A100]*[.D$6]*[.D$7]" office:value-type="float" office:value="127400" calcext:value-type="float">
            <text:p/>
          </table:table-cell>
          <table:table-cell table:formula="of:=[.$A100]*[.E$6]*[.E$7]" office:value-type="float" office:value="341250" calcext:value-type="float">
            <text:p/>
          </table:table-cell>
          <table:table-cell table:formula="of:=[.$A100]*[.F$6]*[.F$7]" office:value-type="float" office:value="728000" calcext:value-type="float">
            <text:p/>
          </table:table-cell>
          <table:table-cell table:formula="of:=[.$A100]*[.G$6]*[.G$7]" office:value-type="float" office:value="1547000" calcext:value-type="float">
            <text:p/>
          </table:table-cell>
          <table:table-cell table:formula="of:=[.$A100]*[.H$6]*[.H$7]" office:value-type="float" office:value="8645000" calcext:value-type="float">
            <text:p/>
          </table:table-cell>
          <table:table-cell table:formula="of:=[.$A100]*[.I$6]*[.I$7]" office:value-type="float" office:value="18200000" calcext:value-type="float">
            <text:p/>
          </table:table-cell>
          <table:table-cell table:formula="of:=[.$A100]*[.J$6]*[.J$7]" office:value-type="float" office:value="218400000" calcext:value-type="float">
            <text:p/>
          </table:table-cell>
          <table:table-cell table:formula="of:=[.$A100]*[.K$6]*[.K$7]" office:value-type="float" office:value="455000000" calcext:value-type="float">
            <text:p/>
          </table:table-cell>
          <table:table-cell table:formula="of:=[.$A100]*[.L$6]*[.L$7]" office:value-type="float" office:value="87360000000" calcext:value-type="float">
            <text:p/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[.$A101]*[.B$6]*[.B$7]" office:value-type="float" office:value="9200" calcext:value-type="float">
            <text:p/>
          </table:table-cell>
          <table:table-cell table:formula="of:=[.$A101]*[.C$6]*[.C$7]" office:value-type="float" office:value="59800" calcext:value-type="float">
            <text:p/>
          </table:table-cell>
          <table:table-cell table:formula="of:=[.$A101]*[.D$6]*[.D$7]" office:value-type="float" office:value="128800" calcext:value-type="float">
            <text:p/>
          </table:table-cell>
          <table:table-cell table:formula="of:=[.$A101]*[.E$6]*[.E$7]" office:value-type="float" office:value="345000" calcext:value-type="float">
            <text:p/>
          </table:table-cell>
          <table:table-cell table:formula="of:=[.$A101]*[.F$6]*[.F$7]" office:value-type="float" office:value="736000" calcext:value-type="float">
            <text:p/>
          </table:table-cell>
          <table:table-cell table:formula="of:=[.$A101]*[.G$6]*[.G$7]" office:value-type="float" office:value="1564000" calcext:value-type="float">
            <text:p/>
          </table:table-cell>
          <table:table-cell table:formula="of:=[.$A101]*[.H$6]*[.H$7]" office:value-type="float" office:value="8740000" calcext:value-type="float">
            <text:p/>
          </table:table-cell>
          <table:table-cell table:formula="of:=[.$A101]*[.I$6]*[.I$7]" office:value-type="float" office:value="18400000" calcext:value-type="float">
            <text:p/>
          </table:table-cell>
          <table:table-cell table:formula="of:=[.$A101]*[.J$6]*[.J$7]" office:value-type="float" office:value="220800000" calcext:value-type="float">
            <text:p/>
          </table:table-cell>
          <table:table-cell table:formula="of:=[.$A101]*[.K$6]*[.K$7]" office:value-type="float" office:value="460000000" calcext:value-type="float">
            <text:p/>
          </table:table-cell>
          <table:table-cell table:formula="of:=[.$A101]*[.L$6]*[.L$7]" office:value-type="float" office:value="88320000000" calcext:value-type="float">
            <text:p/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[.$A102]*[.B$6]*[.B$7]" office:value-type="float" office:value="9300" calcext:value-type="float">
            <text:p/>
          </table:table-cell>
          <table:table-cell table:formula="of:=[.$A102]*[.C$6]*[.C$7]" office:value-type="float" office:value="60450" calcext:value-type="float">
            <text:p/>
          </table:table-cell>
          <table:table-cell table:formula="of:=[.$A102]*[.D$6]*[.D$7]" office:value-type="float" office:value="130200" calcext:value-type="float">
            <text:p/>
          </table:table-cell>
          <table:table-cell table:formula="of:=[.$A102]*[.E$6]*[.E$7]" office:value-type="float" office:value="348750" calcext:value-type="float">
            <text:p/>
          </table:table-cell>
          <table:table-cell table:formula="of:=[.$A102]*[.F$6]*[.F$7]" office:value-type="float" office:value="744000" calcext:value-type="float">
            <text:p/>
          </table:table-cell>
          <table:table-cell table:formula="of:=[.$A102]*[.G$6]*[.G$7]" office:value-type="float" office:value="1581000" calcext:value-type="float">
            <text:p/>
          </table:table-cell>
          <table:table-cell table:formula="of:=[.$A102]*[.H$6]*[.H$7]" office:value-type="float" office:value="8835000" calcext:value-type="float">
            <text:p/>
          </table:table-cell>
          <table:table-cell table:formula="of:=[.$A102]*[.I$6]*[.I$7]" office:value-type="float" office:value="18600000" calcext:value-type="float">
            <text:p/>
          </table:table-cell>
          <table:table-cell table:formula="of:=[.$A102]*[.J$6]*[.J$7]" office:value-type="float" office:value="223200000" calcext:value-type="float">
            <text:p/>
          </table:table-cell>
          <table:table-cell table:formula="of:=[.$A102]*[.K$6]*[.K$7]" office:value-type="float" office:value="465000000" calcext:value-type="float">
            <text:p/>
          </table:table-cell>
          <table:table-cell table:formula="of:=[.$A102]*[.L$6]*[.L$7]" office:value-type="float" office:value="89280000000" calcext:value-type="float">
            <text:p/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table:formula="of:=[.$A103]*[.B$6]*[.B$7]" office:value-type="float" office:value="9400" calcext:value-type="float">
            <text:p/>
          </table:table-cell>
          <table:table-cell table:formula="of:=[.$A103]*[.C$6]*[.C$7]" office:value-type="float" office:value="61100" calcext:value-type="float">
            <text:p/>
          </table:table-cell>
          <table:table-cell table:formula="of:=[.$A103]*[.D$6]*[.D$7]" office:value-type="float" office:value="131600" calcext:value-type="float">
            <text:p/>
          </table:table-cell>
          <table:table-cell table:formula="of:=[.$A103]*[.E$6]*[.E$7]" office:value-type="float" office:value="352500" calcext:value-type="float">
            <text:p/>
          </table:table-cell>
          <table:table-cell table:formula="of:=[.$A103]*[.F$6]*[.F$7]" office:value-type="float" office:value="752000" calcext:value-type="float">
            <text:p/>
          </table:table-cell>
          <table:table-cell table:formula="of:=[.$A103]*[.G$6]*[.G$7]" office:value-type="float" office:value="1598000" calcext:value-type="float">
            <text:p/>
          </table:table-cell>
          <table:table-cell table:formula="of:=[.$A103]*[.H$6]*[.H$7]" office:value-type="float" office:value="8930000" calcext:value-type="float">
            <text:p/>
          </table:table-cell>
          <table:table-cell table:formula="of:=[.$A103]*[.I$6]*[.I$7]" office:value-type="float" office:value="18800000" calcext:value-type="float">
            <text:p/>
          </table:table-cell>
          <table:table-cell table:formula="of:=[.$A103]*[.J$6]*[.J$7]" office:value-type="float" office:value="225600000" calcext:value-type="float">
            <text:p/>
          </table:table-cell>
          <table:table-cell table:formula="of:=[.$A103]*[.K$6]*[.K$7]" office:value-type="float" office:value="470000000" calcext:value-type="float">
            <text:p/>
          </table:table-cell>
          <table:table-cell table:formula="of:=[.$A103]*[.L$6]*[.L$7]" office:value-type="float" office:value="90240000000" calcext:value-type="float">
            <text:p/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[.$A104]*[.B$6]*[.B$7]" office:value-type="float" office:value="9500" calcext:value-type="float">
            <text:p/>
          </table:table-cell>
          <table:table-cell table:formula="of:=[.$A104]*[.C$6]*[.C$7]" office:value-type="float" office:value="61750" calcext:value-type="float">
            <text:p/>
          </table:table-cell>
          <table:table-cell table:formula="of:=[.$A104]*[.D$6]*[.D$7]" office:value-type="float" office:value="133000" calcext:value-type="float">
            <text:p/>
          </table:table-cell>
          <table:table-cell table:formula="of:=[.$A104]*[.E$6]*[.E$7]" office:value-type="float" office:value="356250" calcext:value-type="float">
            <text:p/>
          </table:table-cell>
          <table:table-cell table:formula="of:=[.$A104]*[.F$6]*[.F$7]" office:value-type="float" office:value="760000" calcext:value-type="float">
            <text:p/>
          </table:table-cell>
          <table:table-cell table:formula="of:=[.$A104]*[.G$6]*[.G$7]" office:value-type="float" office:value="1615000" calcext:value-type="float">
            <text:p/>
          </table:table-cell>
          <table:table-cell table:formula="of:=[.$A104]*[.H$6]*[.H$7]" office:value-type="float" office:value="9025000" calcext:value-type="float">
            <text:p/>
          </table:table-cell>
          <table:table-cell table:formula="of:=[.$A104]*[.I$6]*[.I$7]" office:value-type="float" office:value="19000000" calcext:value-type="float">
            <text:p/>
          </table:table-cell>
          <table:table-cell table:formula="of:=[.$A104]*[.J$6]*[.J$7]" office:value-type="float" office:value="228000000" calcext:value-type="float">
            <text:p/>
          </table:table-cell>
          <table:table-cell table:formula="of:=[.$A104]*[.K$6]*[.K$7]" office:value-type="float" office:value="475000000" calcext:value-type="float">
            <text:p/>
          </table:table-cell>
          <table:table-cell table:formula="of:=[.$A104]*[.L$6]*[.L$7]" office:value-type="float" office:value="91200000000" calcext:value-type="float">
            <text:p/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table:formula="of:=[.$A105]*[.B$6]*[.B$7]" office:value-type="float" office:value="9600" calcext:value-type="float">
            <text:p/>
          </table:table-cell>
          <table:table-cell table:formula="of:=[.$A105]*[.C$6]*[.C$7]" office:value-type="float" office:value="62400" calcext:value-type="float">
            <text:p/>
          </table:table-cell>
          <table:table-cell table:formula="of:=[.$A105]*[.D$6]*[.D$7]" office:value-type="float" office:value="134400" calcext:value-type="float">
            <text:p/>
          </table:table-cell>
          <table:table-cell table:formula="of:=[.$A105]*[.E$6]*[.E$7]" office:value-type="float" office:value="360000" calcext:value-type="float">
            <text:p/>
          </table:table-cell>
          <table:table-cell table:formula="of:=[.$A105]*[.F$6]*[.F$7]" office:value-type="float" office:value="768000" calcext:value-type="float">
            <text:p/>
          </table:table-cell>
          <table:table-cell table:formula="of:=[.$A105]*[.G$6]*[.G$7]" office:value-type="float" office:value="1632000" calcext:value-type="float">
            <text:p/>
          </table:table-cell>
          <table:table-cell table:formula="of:=[.$A105]*[.H$6]*[.H$7]" office:value-type="float" office:value="9120000" calcext:value-type="float">
            <text:p/>
          </table:table-cell>
          <table:table-cell table:formula="of:=[.$A105]*[.I$6]*[.I$7]" office:value-type="float" office:value="19200000" calcext:value-type="float">
            <text:p/>
          </table:table-cell>
          <table:table-cell table:formula="of:=[.$A105]*[.J$6]*[.J$7]" office:value-type="float" office:value="230400000" calcext:value-type="float">
            <text:p/>
          </table:table-cell>
          <table:table-cell table:formula="of:=[.$A105]*[.K$6]*[.K$7]" office:value-type="float" office:value="480000000" calcext:value-type="float">
            <text:p/>
          </table:table-cell>
          <table:table-cell table:formula="of:=[.$A105]*[.L$6]*[.L$7]" office:value-type="float" office:value="92160000000" calcext:value-type="float">
            <text:p/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[.$A106]*[.B$6]*[.B$7]" office:value-type="float" office:value="9700" calcext:value-type="float">
            <text:p/>
          </table:table-cell>
          <table:table-cell table:formula="of:=[.$A106]*[.C$6]*[.C$7]" office:value-type="float" office:value="63050" calcext:value-type="float">
            <text:p/>
          </table:table-cell>
          <table:table-cell table:formula="of:=[.$A106]*[.D$6]*[.D$7]" office:value-type="float" office:value="135800" calcext:value-type="float">
            <text:p/>
          </table:table-cell>
          <table:table-cell table:formula="of:=[.$A106]*[.E$6]*[.E$7]" office:value-type="float" office:value="363750" calcext:value-type="float">
            <text:p/>
          </table:table-cell>
          <table:table-cell table:formula="of:=[.$A106]*[.F$6]*[.F$7]" office:value-type="float" office:value="776000" calcext:value-type="float">
            <text:p/>
          </table:table-cell>
          <table:table-cell table:formula="of:=[.$A106]*[.G$6]*[.G$7]" office:value-type="float" office:value="1649000" calcext:value-type="float">
            <text:p/>
          </table:table-cell>
          <table:table-cell table:formula="of:=[.$A106]*[.H$6]*[.H$7]" office:value-type="float" office:value="9215000" calcext:value-type="float">
            <text:p/>
          </table:table-cell>
          <table:table-cell table:formula="of:=[.$A106]*[.I$6]*[.I$7]" office:value-type="float" office:value="19400000" calcext:value-type="float">
            <text:p/>
          </table:table-cell>
          <table:table-cell table:formula="of:=[.$A106]*[.J$6]*[.J$7]" office:value-type="float" office:value="232800000" calcext:value-type="float">
            <text:p/>
          </table:table-cell>
          <table:table-cell table:formula="of:=[.$A106]*[.K$6]*[.K$7]" office:value-type="float" office:value="485000000" calcext:value-type="float">
            <text:p/>
          </table:table-cell>
          <table:table-cell table:formula="of:=[.$A106]*[.L$6]*[.L$7]" office:value-type="float" office:value="93120000000" calcext:value-type="float">
            <text:p/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[.$A107]*[.B$6]*[.B$7]" office:value-type="float" office:value="9800" calcext:value-type="float">
            <text:p/>
          </table:table-cell>
          <table:table-cell table:formula="of:=[.$A107]*[.C$6]*[.C$7]" office:value-type="float" office:value="63700" calcext:value-type="float">
            <text:p/>
          </table:table-cell>
          <table:table-cell table:formula="of:=[.$A107]*[.D$6]*[.D$7]" office:value-type="float" office:value="137200" calcext:value-type="float">
            <text:p/>
          </table:table-cell>
          <table:table-cell table:formula="of:=[.$A107]*[.E$6]*[.E$7]" office:value-type="float" office:value="367500" calcext:value-type="float">
            <text:p/>
          </table:table-cell>
          <table:table-cell table:formula="of:=[.$A107]*[.F$6]*[.F$7]" office:value-type="float" office:value="784000" calcext:value-type="float">
            <text:p/>
          </table:table-cell>
          <table:table-cell table:formula="of:=[.$A107]*[.G$6]*[.G$7]" office:value-type="float" office:value="1666000" calcext:value-type="float">
            <text:p/>
          </table:table-cell>
          <table:table-cell table:formula="of:=[.$A107]*[.H$6]*[.H$7]" office:value-type="float" office:value="9310000" calcext:value-type="float">
            <text:p/>
          </table:table-cell>
          <table:table-cell table:formula="of:=[.$A107]*[.I$6]*[.I$7]" office:value-type="float" office:value="19600000" calcext:value-type="float">
            <text:p/>
          </table:table-cell>
          <table:table-cell table:formula="of:=[.$A107]*[.J$6]*[.J$7]" office:value-type="float" office:value="235200000" calcext:value-type="float">
            <text:p/>
          </table:table-cell>
          <table:table-cell table:formula="of:=[.$A107]*[.K$6]*[.K$7]" office:value-type="float" office:value="490000000" calcext:value-type="float">
            <text:p/>
          </table:table-cell>
          <table:table-cell table:formula="of:=[.$A107]*[.L$6]*[.L$7]" office:value-type="float" office:value="94080000000" calcext:value-type="float">
            <text:p/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table:formula="of:=[.$A108]*[.B$6]*[.B$7]" office:value-type="float" office:value="9900" calcext:value-type="float">
            <text:p/>
          </table:table-cell>
          <table:table-cell table:formula="of:=[.$A108]*[.C$6]*[.C$7]" office:value-type="float" office:value="64350" calcext:value-type="float">
            <text:p/>
          </table:table-cell>
          <table:table-cell table:formula="of:=[.$A108]*[.D$6]*[.D$7]" office:value-type="float" office:value="138600" calcext:value-type="float">
            <text:p/>
          </table:table-cell>
          <table:table-cell table:formula="of:=[.$A108]*[.E$6]*[.E$7]" office:value-type="float" office:value="371250" calcext:value-type="float">
            <text:p/>
          </table:table-cell>
          <table:table-cell table:formula="of:=[.$A108]*[.F$6]*[.F$7]" office:value-type="float" office:value="792000" calcext:value-type="float">
            <text:p/>
          </table:table-cell>
          <table:table-cell table:formula="of:=[.$A108]*[.G$6]*[.G$7]" office:value-type="float" office:value="1683000" calcext:value-type="float">
            <text:p/>
          </table:table-cell>
          <table:table-cell table:formula="of:=[.$A108]*[.H$6]*[.H$7]" office:value-type="float" office:value="9405000" calcext:value-type="float">
            <text:p/>
          </table:table-cell>
          <table:table-cell table:formula="of:=[.$A108]*[.I$6]*[.I$7]" office:value-type="float" office:value="19800000" calcext:value-type="float">
            <text:p/>
          </table:table-cell>
          <table:table-cell table:formula="of:=[.$A108]*[.J$6]*[.J$7]" office:value-type="float" office:value="237600000" calcext:value-type="float">
            <text:p/>
          </table:table-cell>
          <table:table-cell table:formula="of:=[.$A108]*[.K$6]*[.K$7]" office:value-type="float" office:value="495000000" calcext:value-type="float">
            <text:p/>
          </table:table-cell>
          <table:table-cell table:formula="of:=[.$A108]*[.L$6]*[.L$7]" office:value-type="float" office:value="9504000000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109]*[.B$6]*[.B$7]" office:value-type="float" office:value="10000" calcext:value-type="float">
            <text:p/>
          </table:table-cell>
          <table:table-cell table:formula="of:=[.$A109]*[.C$6]*[.C$7]" office:value-type="float" office:value="65000" calcext:value-type="float">
            <text:p/>
          </table:table-cell>
          <table:table-cell table:formula="of:=[.$A109]*[.D$6]*[.D$7]" office:value-type="float" office:value="140000" calcext:value-type="float">
            <text:p/>
          </table:table-cell>
          <table:table-cell table:formula="of:=[.$A109]*[.E$6]*[.E$7]" office:value-type="float" office:value="375000" calcext:value-type="float">
            <text:p/>
          </table:table-cell>
          <table:table-cell table:formula="of:=[.$A109]*[.F$6]*[.F$7]" office:value-type="float" office:value="800000" calcext:value-type="float">
            <text:p/>
          </table:table-cell>
          <table:table-cell table:formula="of:=[.$A109]*[.G$6]*[.G$7]" office:value-type="float" office:value="1700000" calcext:value-type="float">
            <text:p/>
          </table:table-cell>
          <table:table-cell table:formula="of:=[.$A109]*[.H$6]*[.H$7]" office:value-type="float" office:value="9500000" calcext:value-type="float">
            <text:p/>
          </table:table-cell>
          <table:table-cell table:formula="of:=[.$A109]*[.I$6]*[.I$7]" office:value-type="float" office:value="20000000" calcext:value-type="float">
            <text:p/>
          </table:table-cell>
          <table:table-cell table:formula="of:=[.$A109]*[.J$6]*[.J$7]" office:value-type="float" office:value="240000000" calcext:value-type="float">
            <text:p/>
          </table:table-cell>
          <table:table-cell table:formula="of:=[.$A109]*[.K$6]*[.K$7]" office:value-type="float" office:value="500000000" calcext:value-type="float">
            <text:p/>
          </table:table-cell>
          <table:table-cell table:formula="of:=[.$A109]*[.L$6]*[.L$7]" office:value-type="float" office:value="96000000000" calcext:value-type="float">
            <text:p/>
          </table:table-cell>
        </table:table-row>
        <calcext:conditional-formats>
          <calcext:conditional-format calcext:target-range-address="Sheet1.B10:Sheet1.L109">
            <calcext:condition calcext:apply-style-name="Untitled1" calcext:value="&lt;=[$Sheet1.B$8]" calcext:base-cell-address="Sheet1.B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Putnam</meta:initial-creator>
    <meta:creation-date>2014-04-30T16:07:58.307019139</meta:creation-date>
    <dc:date>2014-04-30T17:03:02.908447732</dc:date>
    <dc:creator>Patrick Putnam</dc:creator>
    <meta:editing-duration>PT8M17S</meta:editing-duration>
    <meta:editing-cycles>1</meta:editing-cycles>
    <meta:document-statistic meta:table-count="1" meta:cell-count="1242" meta:object-count="0"/>
    <meta:generator>LibreOffice/4.2.3.3$Linux_X86_64 LibreOffice_project/83c30e1d504ecdd2378f8091077a89db769f6ca7</meta:generator>
  </office:meta>
</office:document-meta>
</file>